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1.5008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2709in"/>
    </style:style>
    <style:style style:name="co11" style:family="table-column">
      <style:table-column-properties fo:break-before="auto" style:column-width="1.7508in"/>
    </style:style>
    <style:style style:name="co12" style:family="table-column">
      <style:table-column-properties fo:break-before="auto" style:column-width="1.450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c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lculation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6" table:default-cell-style-name="ce2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4"/>
        <table:table-column table:style-name="co5" table:default-cell-style-name="ce4"/>
        <table:table-column table:style-name="co3" table:default-cell-style-name="Default"/>
        <table:table-column table:style-name="co10" table:default-cell-style-name="ce2"/>
        <table:table-column table:style-name="co11" table:default-cell-style-name="ce2"/>
        <table:table-column table:style-name="co2" table:default-cell-style-name="ce2"/>
        <table:table-column table:style-name="co11" table:default-cell-style-name="ce2"/>
        <table:table-column table:style-name="co2" table:default-cell-style-name="ce2"/>
        <table:table-column table:style-name="co12" table:default-cell-style-name="ce2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Calculation Virtual Simulation</text:p>
          </table:table-cell>
          <table:table-cell table:style-name="Default" table:number-columns-repeated="18"/>
          <table:table-cell/>
          <table:table-cell table:style-name="Default" table:number-columns-repeated="6"/>
          <table:table-cell table:number-columns-repeated="4"/>
        </table:table-row>
        <table:table-row table:style-name="ro2" table:number-rows-repeated="2">
          <table:table-cell table:style-name="Default" table:number-columns-repeated="19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string" calcext:value-type="string">
            <text:p>fClock(Hz)</text:p>
          </table:table-cell>
          <table:table-cell office:value-type="string" calcext:value-type="string">
            <text:p>Tclock(s)</text:p>
          </table:table-cell>
          <table:table-cell table:style-name="Default"/>
          <table:table-cell office:value-type="string" calcext:value-type="string">
            <text:p>16bits</text:p>
          </table:table-cell>
          <table:table-cell office:value-type="string" calcext:value-type="string">
            <text:p>32bits</text:p>
          </table:table-cell>
          <table:table-cell table:style-name="Default"/>
          <table:table-cell office:value-type="string" calcext:value-type="string">
            <text:p>Timer3</text:p>
          </table:table-cell>
          <table:table-cell office:value-type="string" calcext:value-type="string">
            <text:p>Timer4</text:p>
          </table:table-cell>
          <table:table-cell table:style-name="Default" table:number-columns-repeated="3"/>
          <table:table-cell office:value-type="string" calcext:value-type="string">
            <text:p>Sensor Window</text:p>
          </table:table-cell>
          <table:table-cell table:style-name="Default" table:number-columns-repeated="7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office:value-type="float" office:value="72000000" calcext:value-type="float">
            <text:p>72000000</text:p>
          </table:table-cell>
          <table:table-cell table:formula="of:=1/[.A5]" office:value-type="float" office:value="0.0000000138888888888889" calcext:value-type="float">
            <text:p>1.38888888888889E-08</text:p>
          </table:table-cell>
          <table:table-cell table:style-name="Default"/>
          <table:table-cell table:formula="of:=2^16" office:value-type="float" office:value="65536" calcext:value-type="float">
            <text:p>65536</text:p>
          </table:table-cell>
          <table:table-cell table:formula="of:=2^32" office:value-type="float" office:value="4294967296" calcext:value-type="float">
            <text:p>4294967296</text:p>
          </table:table-cell>
          <table:table-cell table:style-name="Default"/>
          <table:table-cell table:number-columns-repeated="2" office:value-type="string" calcext:value-type="string">
            <text:p>Prescaler</text:p>
          </table:table-cell>
          <table:table-cell table:style-name="Default" table:number-columns-repeated="3"/>
          <table:table-cell office:value-type="float" office:value="28" calcext:value-type="float">
            <text:p>28</text:p>
          </table:table-cell>
          <table:table-cell table:style-name="Default" table:number-columns-repeated="7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6"/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1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19"/>
          <table:table-cell/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number-columns-repeated="19"/>
          <table:table-cell/>
          <table:table-cell table:style-name="Default"/>
          <table:table-cell table:style-name="Default" office:value-type="string" calcext:value-type="string">
            <text:p>Software Variables</text:p>
          </table:table-cell>
          <table:table-cell table:style-name="Default" table:number-columns-repeated="4"/>
          <table:table-cell table:number-columns-repeated="4"/>
        </table:table-row>
        <table:table-row table:style-name="ro2">
          <table:table-cell table:style-name="Default"/>
          <table:table-cell office:value-type="string" calcext:value-type="string">
            <text:p>Eng_Speed(rpm)</text:p>
          </table:table-cell>
          <table:table-cell office:value-type="string" calcext:value-type="string">
            <text:p>f(Hz)</text:p>
          </table:table-cell>
          <table:table-cell office:value-type="string" calcext:value-type="string">
            <text:p>T(s)</text:p>
          </table:table-cell>
          <table:table-cell office:value-type="string" calcext:value-type="string">
            <text:p>nClocks(un)</text:p>
          </table:table-cell>
          <table:table-cell table:number-columns-repeated="2" office:value-type="string" calcext:value-type="string">
            <text:p>Overflow(un)</text:p>
          </table:table-cell>
          <table:table-cell office:value-type="string" calcext:value-type="string">
            <text:p>Remain(fraction)</text:p>
          </table:table-cell>
          <table:table-cell office:value-type="string" calcext:value-type="string">
            <text:p>Remain(un)</text:p>
          </table:table-cell>
          <table:table-cell office:value-type="string" calcext:value-type="string">
            <text:p>Value &gt; 16bits</text:p>
          </table:table-cell>
          <table:table-cell office:value-type="string" calcext:value-type="string">
            <text:p>Value &gt; 32bits</text:p>
          </table:table-cell>
          <table:table-cell office:value-type="string" calcext:value-type="string">
            <text:p>Tpulse</text:p>
          </table:table-cell>
          <table:table-cell office:value-type="string" calcext:value-type="string">
            <text:p>npulse</text:p>
          </table:table-cell>
          <table:table-cell table:number-columns-repeated="2" office:value-type="string" calcext:value-type="string">
            <text:p>Overflow(un)</text:p>
          </table:table-cell>
          <table:table-cell table:number-columns-repeated="2" office:value-type="string" calcext:value-type="string">
            <text:p>Remain(un)</text:p>
          </table:table-cell>
          <table:table-cell office:value-type="string" calcext:value-type="string">
            <text:p>Tlow</text:p>
          </table:table-cell>
          <table:table-cell office:value-type="string" calcext:value-type="string">
            <text:p>nlow</text:p>
          </table:table-cell>
          <table:table-cell/>
          <table:table-cell table:style-name="Default"/>
          <table:table-cell table:style-name="ce10" office:value-type="string" calcext:value-type="string">
            <text:p>nTargetOverflowTMR3</text:p>
          </table:table-cell>
          <table:table-cell table:style-name="ce10" office:value-type="string" calcext:value-type="string">
            <text:p>nTargetRemainTMR3</text:p>
          </table:table-cell>
          <table:table-cell table:style-name="ce10" office:value-type="string" calcext:value-type="string">
            <text:p>nTargetOverflowTMR4</text:p>
          </table:table-cell>
          <table:table-cell table:style-name="ce10" office:value-type="string" calcext:value-type="string">
            <text:p>nTargetRemainTMR4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B10]/60" office:value-type="float" office:value="8.33333333333333" calcext:value-type="float">
            <text:p>8.33333333333333</text:p>
          </table:table-cell>
          <table:table-cell table:formula="of:=1/[.C10]" office:value-type="float" office:value="0.12" calcext:value-type="float">
            <text:p>0.12</text:p>
          </table:table-cell>
          <table:table-cell table:formula="of:=INT([.D10]/[.$B$5])" office:value-type="float" office:value="8640000" calcext:value-type="float">
            <text:p>8640000</text:p>
          </table:table-cell>
          <table:table-cell table:formula="of:=[.E10]/[.$D$5]" office:value-type="float" office:value="131.8359375" calcext:value-type="float">
            <text:p>131.8359375</text:p>
          </table:table-cell>
          <table:table-cell table:formula="of:=INT([.F10])" office:value-type="float" office:value="131" calcext:value-type="float">
            <text:p>131</text:p>
          </table:table-cell>
          <table:table-cell table:formula="of:=[.F10]-INT([.F10])" office:value-type="float" office:value="0.8359375" calcext:value-type="float">
            <text:p>0.8359375</text:p>
          </table:table-cell>
          <table:table-cell table:formula="of:=[.H10]*[.$D$5]" office:value-type="float" office:value="54784" calcext:value-type="float">
            <text:p>54784</text:p>
          </table:table-cell>
          <table:table-cell table:formula="of:=IF([.E10]&gt;[.$D$5]; &quot;TRUE&quot;;&quot;FALSE&quot;)" office:value-type="string" office:string-value="TRUE" calcext:value-type="string">
            <text:p>TRUE</text:p>
          </table:table-cell>
          <table:table-cell table:formula="of:=IF([.E10]&gt;[.$E$5]; &quot;TRUE&quot;;&quot;FALSE&quot;)" office:value-type="string" office:string-value="FALSE" calcext:value-type="string">
            <text:p>FALSE</text:p>
          </table:table-cell>
          <table:table-cell table:formula="of:=[.D10]*([.$L$5]/360)" office:value-type="float" office:value="0.00933333333333333" calcext:value-type="float">
            <text:p>0.009333333333333</text:p>
          </table:table-cell>
          <table:table-cell table:formula="of:=INT([.L10]/[.$B$5])" office:value-type="float" office:value="672000" calcext:value-type="float">
            <text:p>672000</text:p>
          </table:table-cell>
          <table:table-cell table:formula="of:=[.M10]/[.$D$5]" office:value-type="float" office:value="10.25390625" calcext:value-type="float">
            <text:p>10.25390625</text:p>
          </table:table-cell>
          <table:table-cell table:formula="of:=INT([.N10])" office:value-type="float" office:value="10" calcext:value-type="float">
            <text:p>10</text:p>
          </table:table-cell>
          <table:table-cell table:formula="of:=[.N10]-INT([.N10])" office:value-type="float" office:value="0.25390625" calcext:value-type="float">
            <text:p>0.25390625</text:p>
          </table:table-cell>
          <table:table-cell table:formula="of:=[.P10]*[.$D$5]" office:value-type="float" office:value="16640" calcext:value-type="float">
            <text:p>16640</text:p>
          </table:table-cell>
          <table:table-cell table:formula="of:=[.D10]*((360-[.$L$5])/360)" office:value-type="float" office:value="0.110666666666667" calcext:value-type="float">
            <text:p>0.110666666666667</text:p>
          </table:table-cell>
          <table:table-cell table:formula="of:=INT([.R10]/[.$B$5])" office:value-type="float" office:value="7968000" calcext:value-type="float">
            <text:p>7968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10]" office:value-type="float" office:value="131" calcext:value-type="float">
            <text:p>131</text:p>
          </table:table-cell>
          <table:table-cell table:formula="of:=[.I10]" office:value-type="float" office:value="54784" calcext:value-type="float">
            <text:p>54784</text:p>
          </table:table-cell>
          <table:table-cell table:formula="of:=[.O10]" office:value-type="float" office:value="10" calcext:value-type="float">
            <text:p>10</text:p>
          </table:table-cell>
          <table:table-cell table:formula="of:=[.Q10]" office:value-type="float" office:value="16640" calcext:value-type="float">
            <text:p>16640</text:p>
          </table:table-cell>
          <table:table-cell table:formula="of:=COM.MICROSOFT.CONCAT(&quot;=&quot;;&quot;{&quot;;[.V10];&quot;,&quot;;[.W10];&quot;,&quot;;[.X10];&quot;,&quot;;[.Y10];&quot;,&quot;)" office:value-type="string" office:string-value="={131,54784,10,16640," calcext:value-type="string">
            <text:p>={131,54784,10,16640,</text:p>
          </table:table-cell>
          <table:table-cell/>
          <table:table-cell table:formula="of:=([.V10]*65536)+[.W10]" office:value-type="float" office:value="8640000" calcext:value-type="float">
            <text:p>8640000</text:p>
          </table:table-cell>
          <table:table-cell table:formula="of:=([.X10]*65536)+[.Y10]" office:value-type="float" office:value="672000" calcext:value-type="float">
            <text:p>672000</text:p>
          </table:table-cell>
          <table:table-cell table:formula="of:=([.AC10]/[.AB10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11]/60" office:value-type="float" office:value="16.6666666666667" calcext:value-type="float">
            <text:p>16.6666666666667</text:p>
          </table:table-cell>
          <table:table-cell table:formula="of:=1/[.C11]" office:value-type="float" office:value="0.06" calcext:value-type="float">
            <text:p>0.06</text:p>
          </table:table-cell>
          <table:table-cell table:formula="of:=INT([.D11]/[.$B$5])" office:value-type="float" office:value="4320000" calcext:value-type="float">
            <text:p>4320000</text:p>
          </table:table-cell>
          <table:table-cell table:formula="of:=[.E11]/[.$D$5]" office:value-type="float" office:value="65.91796875" calcext:value-type="float">
            <text:p>65.91796875</text:p>
          </table:table-cell>
          <table:table-cell table:formula="of:=INT([.F11])" office:value-type="float" office:value="65" calcext:value-type="float">
            <text:p>65</text:p>
          </table:table-cell>
          <table:table-cell table:formula="of:=[.F11]-INT([.F11])" office:value-type="float" office:value="0.91796875" calcext:value-type="float">
            <text:p>0.91796875</text:p>
          </table:table-cell>
          <table:table-cell table:formula="of:=[.H11]*[.$D$5]" office:value-type="float" office:value="60160" calcext:value-type="float">
            <text:p>60160</text:p>
          </table:table-cell>
          <table:table-cell table:formula="of:=IF([.E11]&gt;[.$D$5]; &quot;TRUE&quot;;&quot;FALSE&quot;)" office:value-type="string" office:string-value="TRUE" calcext:value-type="string">
            <text:p>TRUE</text:p>
          </table:table-cell>
          <table:table-cell table:formula="of:=IF([.E11]&gt;[.$E$5]; &quot;TRUE&quot;;&quot;FALSE&quot;)" office:value-type="string" office:string-value="FALSE" calcext:value-type="string">
            <text:p>FALSE</text:p>
          </table:table-cell>
          <table:table-cell table:formula="of:=[.D11]*([.$L$5]/360)" office:value-type="float" office:value="0.00466666666666667" calcext:value-type="float">
            <text:p>0.004666666666667</text:p>
          </table:table-cell>
          <table:table-cell table:formula="of:=INT([.L11]/[.$B$5])" office:value-type="float" office:value="336000" calcext:value-type="float">
            <text:p>336000</text:p>
          </table:table-cell>
          <table:table-cell table:formula="of:=[.M11]/[.$D$5]" office:value-type="float" office:value="5.126953125" calcext:value-type="float">
            <text:p>5.126953125</text:p>
          </table:table-cell>
          <table:table-cell table:formula="of:=INT([.N11])" office:value-type="float" office:value="5" calcext:value-type="float">
            <text:p>5</text:p>
          </table:table-cell>
          <table:table-cell table:formula="of:=[.N11]-INT([.N11])" office:value-type="float" office:value="0.126953125" calcext:value-type="float">
            <text:p>0.126953125</text:p>
          </table:table-cell>
          <table:table-cell table:formula="of:=[.P11]*[.$D$5]" office:value-type="float" office:value="8320" calcext:value-type="float">
            <text:p>8320</text:p>
          </table:table-cell>
          <table:table-cell table:formula="of:=[.D11]*((360-[.$L$5])/360)" office:value-type="float" office:value="0.0553333333333333" calcext:value-type="float">
            <text:p>0.055333333333333</text:p>
          </table:table-cell>
          <table:table-cell table:formula="of:=INT([.R11]/[.$B$5])" office:value-type="float" office:value="3984000" calcext:value-type="float">
            <text:p>3984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11]" office:value-type="float" office:value="65" calcext:value-type="float">
            <text:p>65</text:p>
          </table:table-cell>
          <table:table-cell table:formula="of:=[.I11]" office:value-type="float" office:value="60160" calcext:value-type="float">
            <text:p>60160</text:p>
          </table:table-cell>
          <table:table-cell table:formula="of:=[.O11]" office:value-type="float" office:value="5" calcext:value-type="float">
            <text:p>5</text:p>
          </table:table-cell>
          <table:table-cell table:formula="of:=[.Q11]" office:value-type="float" office:value="8320" calcext:value-type="float">
            <text:p>8320</text:p>
          </table:table-cell>
          <table:table-cell table:formula="of:=COM.MICROSOFT.CONCAT([.V11];&quot;,&quot;;[.W11];&quot;,&quot;;[.X11];&quot;,&quot;;[.Y11];&quot;,&quot;)" office:value-type="string" office:string-value="65,60160,5,8320," calcext:value-type="string">
            <text:p>65,60160,5,8320,</text:p>
          </table:table-cell>
          <table:table-cell/>
          <table:table-cell table:formula="of:=([.V11]*65536)+[.W11]" office:value-type="float" office:value="4320000" calcext:value-type="float">
            <text:p>4320000</text:p>
          </table:table-cell>
          <table:table-cell table:formula="of:=([.X11]*65536)+[.Y11]" office:value-type="float" office:value="336000" calcext:value-type="float">
            <text:p>336000</text:p>
          </table:table-cell>
          <table:table-cell table:formula="of:=([.AC11]/[.AB11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table:formula="of:=[.B12]/60" office:value-type="float" office:value="25" calcext:value-type="float">
            <text:p>25</text:p>
          </table:table-cell>
          <table:table-cell table:formula="of:=1/[.C12]" office:value-type="float" office:value="0.04" calcext:value-type="float">
            <text:p>0.04</text:p>
          </table:table-cell>
          <table:table-cell table:formula="of:=INT([.D12]/[.$B$5])" office:value-type="float" office:value="2880000" calcext:value-type="float">
            <text:p>2880000</text:p>
          </table:table-cell>
          <table:table-cell table:formula="of:=[.E12]/[.$D$5]" office:value-type="float" office:value="43.9453125" calcext:value-type="float">
            <text:p>43.9453125</text:p>
          </table:table-cell>
          <table:table-cell table:formula="of:=INT([.F12])" office:value-type="float" office:value="43" calcext:value-type="float">
            <text:p>43</text:p>
          </table:table-cell>
          <table:table-cell table:formula="of:=[.F12]-INT([.F12])" office:value-type="float" office:value="0.9453125" calcext:value-type="float">
            <text:p>0.9453125</text:p>
          </table:table-cell>
          <table:table-cell table:formula="of:=[.H12]*[.$D$5]" office:value-type="float" office:value="61952" calcext:value-type="float">
            <text:p>61952</text:p>
          </table:table-cell>
          <table:table-cell table:formula="of:=IF([.E12]&gt;[.$D$5]; &quot;TRUE&quot;;&quot;FALSE&quot;)" office:value-type="string" office:string-value="TRUE" calcext:value-type="string">
            <text:p>TRUE</text:p>
          </table:table-cell>
          <table:table-cell table:formula="of:=IF([.E12]&gt;[.$E$5]; &quot;TRUE&quot;;&quot;FALSE&quot;)" office:value-type="string" office:string-value="FALSE" calcext:value-type="string">
            <text:p>FALSE</text:p>
          </table:table-cell>
          <table:table-cell table:formula="of:=[.D12]*([.$L$5]/360)" office:value-type="float" office:value="0.00311111111111111" calcext:value-type="float">
            <text:p>0.003111111111111</text:p>
          </table:table-cell>
          <table:table-cell table:formula="of:=INT([.L12]/[.$B$5])" office:value-type="float" office:value="224000" calcext:value-type="float">
            <text:p>224000</text:p>
          </table:table-cell>
          <table:table-cell table:formula="of:=[.M12]/[.$D$5]" office:value-type="float" office:value="3.41796875" calcext:value-type="float">
            <text:p>3.41796875</text:p>
          </table:table-cell>
          <table:table-cell table:formula="of:=INT([.N12])" office:value-type="float" office:value="3" calcext:value-type="float">
            <text:p>3</text:p>
          </table:table-cell>
          <table:table-cell table:formula="of:=[.N12]-INT([.N12])" office:value-type="float" office:value="0.41796875" calcext:value-type="float">
            <text:p>0.41796875</text:p>
          </table:table-cell>
          <table:table-cell table:formula="of:=[.P12]*[.$D$5]" office:value-type="float" office:value="27392" calcext:value-type="float">
            <text:p>27392</text:p>
          </table:table-cell>
          <table:table-cell table:formula="of:=[.D12]*((360-[.$L$5])/360)" office:value-type="float" office:value="0.0368888888888889" calcext:value-type="float">
            <text:p>0.036888888888889</text:p>
          </table:table-cell>
          <table:table-cell table:formula="of:=INT([.R12]/[.$B$5])" office:value-type="float" office:value="2656000" calcext:value-type="float">
            <text:p>26560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12]" office:value-type="float" office:value="43" calcext:value-type="float">
            <text:p>43</text:p>
          </table:table-cell>
          <table:table-cell table:formula="of:=[.I12]" office:value-type="float" office:value="61952" calcext:value-type="float">
            <text:p>61952</text:p>
          </table:table-cell>
          <table:table-cell table:formula="of:=[.O12]" office:value-type="float" office:value="3" calcext:value-type="float">
            <text:p>3</text:p>
          </table:table-cell>
          <table:table-cell table:formula="of:=[.Q12]" office:value-type="float" office:value="27392" calcext:value-type="float">
            <text:p>27392</text:p>
          </table:table-cell>
          <table:table-cell table:formula="of:=COM.MICROSOFT.CONCAT([.V12];&quot;,&quot;;[.W12];&quot;,&quot;;[.X12];&quot;,&quot;;[.Y12];&quot;,&quot;)" office:value-type="string" office:string-value="43,61952,3,27392," calcext:value-type="string">
            <text:p>43,61952,3,27392,</text:p>
          </table:table-cell>
          <table:table-cell/>
          <table:table-cell table:formula="of:=([.V12]*65536)+[.W12]" office:value-type="float" office:value="2880000" calcext:value-type="float">
            <text:p>2880000</text:p>
          </table:table-cell>
          <table:table-cell table:formula="of:=([.X12]*65536)+[.Y12]" office:value-type="float" office:value="224000" calcext:value-type="float">
            <text:p>224000</text:p>
          </table:table-cell>
          <table:table-cell table:formula="of:=([.AC12]/[.AB12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formula="of:=[.B13]/60" office:value-type="float" office:value="33.3333333333333" calcext:value-type="float">
            <text:p>33.3333333333333</text:p>
          </table:table-cell>
          <table:table-cell table:formula="of:=1/[.C13]" office:value-type="float" office:value="0.03" calcext:value-type="float">
            <text:p>0.03</text:p>
          </table:table-cell>
          <table:table-cell table:formula="of:=INT([.D13]/[.$B$5])" office:value-type="float" office:value="2160000" calcext:value-type="float">
            <text:p>2160000</text:p>
          </table:table-cell>
          <table:table-cell table:formula="of:=[.E13]/[.$D$5]" office:value-type="float" office:value="32.958984375" calcext:value-type="float">
            <text:p>32.958984375</text:p>
          </table:table-cell>
          <table:table-cell table:formula="of:=INT([.F13])" office:value-type="float" office:value="32" calcext:value-type="float">
            <text:p>32</text:p>
          </table:table-cell>
          <table:table-cell table:formula="of:=[.F13]-INT([.F13])" office:value-type="float" office:value="0.958984375" calcext:value-type="float">
            <text:p>0.958984375</text:p>
          </table:table-cell>
          <table:table-cell table:formula="of:=[.H13]*[.$D$5]" office:value-type="float" office:value="62848" calcext:value-type="float">
            <text:p>62848</text:p>
          </table:table-cell>
          <table:table-cell table:formula="of:=IF([.E13]&gt;[.$D$5]; &quot;TRUE&quot;;&quot;FALSE&quot;)" office:value-type="string" office:string-value="TRUE" calcext:value-type="string">
            <text:p>TRUE</text:p>
          </table:table-cell>
          <table:table-cell table:formula="of:=IF([.E13]&gt;[.$E$5]; &quot;TRUE&quot;;&quot;FALSE&quot;)" office:value-type="string" office:string-value="FALSE" calcext:value-type="string">
            <text:p>FALSE</text:p>
          </table:table-cell>
          <table:table-cell table:formula="of:=[.D13]*([.$L$5]/360)" office:value-type="float" office:value="0.00233333333333333" calcext:value-type="float">
            <text:p>0.002333333333333</text:p>
          </table:table-cell>
          <table:table-cell table:formula="of:=INT([.L13]/[.$B$5])" office:value-type="float" office:value="168000" calcext:value-type="float">
            <text:p>168000</text:p>
          </table:table-cell>
          <table:table-cell table:formula="of:=[.M13]/[.$D$5]" office:value-type="float" office:value="2.5634765625" calcext:value-type="float">
            <text:p>2.5634765625</text:p>
          </table:table-cell>
          <table:table-cell table:formula="of:=INT([.N13])" office:value-type="float" office:value="2" calcext:value-type="float">
            <text:p>2</text:p>
          </table:table-cell>
          <table:table-cell table:formula="of:=[.N13]-INT([.N13])" office:value-type="float" office:value="0.5634765625" calcext:value-type="float">
            <text:p>0.5634765625</text:p>
          </table:table-cell>
          <table:table-cell table:formula="of:=[.P13]*[.$D$5]" office:value-type="float" office:value="36928" calcext:value-type="float">
            <text:p>36928</text:p>
          </table:table-cell>
          <table:table-cell table:formula="of:=[.D13]*((360-[.$L$5])/360)" office:value-type="float" office:value="0.0276666666666667" calcext:value-type="float">
            <text:p>0.027666666666667</text:p>
          </table:table-cell>
          <table:table-cell table:formula="of:=INT([.R13]/[.$B$5])" office:value-type="float" office:value="1992000" calcext:value-type="float">
            <text:p>1992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13]" office:value-type="float" office:value="32" calcext:value-type="float">
            <text:p>32</text:p>
          </table:table-cell>
          <table:table-cell table:formula="of:=[.I13]" office:value-type="float" office:value="62848" calcext:value-type="float">
            <text:p>62848</text:p>
          </table:table-cell>
          <table:table-cell table:formula="of:=[.O13]" office:value-type="float" office:value="2" calcext:value-type="float">
            <text:p>2</text:p>
          </table:table-cell>
          <table:table-cell table:formula="of:=[.Q13]" office:value-type="float" office:value="36928" calcext:value-type="float">
            <text:p>36928</text:p>
          </table:table-cell>
          <table:table-cell table:formula="of:=COM.MICROSOFT.CONCAT([.V13];&quot;,&quot;;[.W13];&quot;,&quot;;[.X13];&quot;,&quot;;[.Y13];&quot;,&quot;)" office:value-type="string" office:string-value="32,62848,2,36928," calcext:value-type="string">
            <text:p>32,62848,2,36928,</text:p>
          </table:table-cell>
          <table:table-cell/>
          <table:table-cell table:formula="of:=([.V13]*65536)+[.W13]" office:value-type="float" office:value="2160000" calcext:value-type="float">
            <text:p>2160000</text:p>
          </table:table-cell>
          <table:table-cell table:formula="of:=([.X13]*65536)+[.Y13]" office:value-type="float" office:value="168000" calcext:value-type="float">
            <text:p>168000</text:p>
          </table:table-cell>
          <table:table-cell table:formula="of:=([.AC13]/[.AB13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table:formula="of:=[.B14]/60" office:value-type="float" office:value="41.6666666666667" calcext:value-type="float">
            <text:p>41.6666666666667</text:p>
          </table:table-cell>
          <table:table-cell table:formula="of:=1/[.C14]" office:value-type="float" office:value="0.024" calcext:value-type="float">
            <text:p>0.024</text:p>
          </table:table-cell>
          <table:table-cell table:formula="of:=INT([.D14]/[.$B$5])" office:value-type="float" office:value="1728000" calcext:value-type="float">
            <text:p>1728000</text:p>
          </table:table-cell>
          <table:table-cell table:formula="of:=[.E14]/[.$D$5]" office:value-type="float" office:value="26.3671875" calcext:value-type="float">
            <text:p>26.3671875</text:p>
          </table:table-cell>
          <table:table-cell table:formula="of:=INT([.F14])" office:value-type="float" office:value="26" calcext:value-type="float">
            <text:p>26</text:p>
          </table:table-cell>
          <table:table-cell table:formula="of:=[.F14]-INT([.F14])" office:value-type="float" office:value="0.3671875" calcext:value-type="float">
            <text:p>0.3671875</text:p>
          </table:table-cell>
          <table:table-cell table:formula="of:=[.H14]*[.$D$5]" office:value-type="float" office:value="24064" calcext:value-type="float">
            <text:p>24064</text:p>
          </table:table-cell>
          <table:table-cell table:formula="of:=IF([.E14]&gt;[.$D$5]; &quot;TRUE&quot;;&quot;FALSE&quot;)" office:value-type="string" office:string-value="TRUE" calcext:value-type="string">
            <text:p>TRUE</text:p>
          </table:table-cell>
          <table:table-cell table:formula="of:=IF([.E14]&gt;[.$E$5]; &quot;TRUE&quot;;&quot;FALSE&quot;)" office:value-type="string" office:string-value="FALSE" calcext:value-type="string">
            <text:p>FALSE</text:p>
          </table:table-cell>
          <table:table-cell table:formula="of:=[.D14]*([.$L$5]/360)" office:value-type="float" office:value="0.00186666666666667" calcext:value-type="float">
            <text:p>0.001866666666667</text:p>
          </table:table-cell>
          <table:table-cell table:formula="of:=INT([.L14]/[.$B$5])" office:value-type="float" office:value="134400" calcext:value-type="float">
            <text:p>134400</text:p>
          </table:table-cell>
          <table:table-cell table:formula="of:=[.M14]/[.$D$5]" office:value-type="float" office:value="2.05078125" calcext:value-type="float">
            <text:p>2.05078125</text:p>
          </table:table-cell>
          <table:table-cell table:formula="of:=INT([.N14])" office:value-type="float" office:value="2" calcext:value-type="float">
            <text:p>2</text:p>
          </table:table-cell>
          <table:table-cell table:formula="of:=[.N14]-INT([.N14])" office:value-type="float" office:value="0.05078125" calcext:value-type="float">
            <text:p>0.05078125</text:p>
          </table:table-cell>
          <table:table-cell table:formula="of:=[.P14]*[.$D$5]" office:value-type="float" office:value="3328" calcext:value-type="float">
            <text:p>3328</text:p>
          </table:table-cell>
          <table:table-cell table:formula="of:=[.D14]*((360-[.$L$5])/360)" office:value-type="float" office:value="0.0221333333333333" calcext:value-type="float">
            <text:p>0.022133333333333</text:p>
          </table:table-cell>
          <table:table-cell table:formula="of:=INT([.R14]/[.$B$5])" office:value-type="float" office:value="1593600" calcext:value-type="float">
            <text:p>159360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14]" office:value-type="float" office:value="26" calcext:value-type="float">
            <text:p>26</text:p>
          </table:table-cell>
          <table:table-cell table:formula="of:=[.I14]" office:value-type="float" office:value="24064" calcext:value-type="float">
            <text:p>24064</text:p>
          </table:table-cell>
          <table:table-cell table:formula="of:=[.O14]" office:value-type="float" office:value="2" calcext:value-type="float">
            <text:p>2</text:p>
          </table:table-cell>
          <table:table-cell table:formula="of:=[.Q14]" office:value-type="float" office:value="3328" calcext:value-type="float">
            <text:p>3328</text:p>
          </table:table-cell>
          <table:table-cell table:formula="of:=COM.MICROSOFT.CONCAT([.V14];&quot;,&quot;;[.W14];&quot;,&quot;;[.X14];&quot;,&quot;;[.Y14];&quot;,&quot;)" office:value-type="string" office:string-value="26,24064,2,3328," calcext:value-type="string">
            <text:p>26,24064,2,3328,</text:p>
          </table:table-cell>
          <table:table-cell/>
          <table:table-cell table:formula="of:=([.V14]*65536)+[.W14]" office:value-type="float" office:value="1728000" calcext:value-type="float">
            <text:p>1728000</text:p>
          </table:table-cell>
          <table:table-cell table:formula="of:=([.X14]*65536)+[.Y14]" office:value-type="float" office:value="134400" calcext:value-type="float">
            <text:p>134400</text:p>
          </table:table-cell>
          <table:table-cell table:formula="of:=([.AC14]/[.AB14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formula="of:=[.B15]/60" office:value-type="float" office:value="50" calcext:value-type="float">
            <text:p>50</text:p>
          </table:table-cell>
          <table:table-cell table:formula="of:=1/[.C15]" office:value-type="float" office:value="0.02" calcext:value-type="float">
            <text:p>0.02</text:p>
          </table:table-cell>
          <table:table-cell table:formula="of:=INT([.D15]/[.$B$5])" office:value-type="float" office:value="1440000" calcext:value-type="float">
            <text:p>1440000</text:p>
          </table:table-cell>
          <table:table-cell table:formula="of:=[.E15]/[.$D$5]" office:value-type="float" office:value="21.97265625" calcext:value-type="float">
            <text:p>21.97265625</text:p>
          </table:table-cell>
          <table:table-cell table:formula="of:=INT([.F15])" office:value-type="float" office:value="21" calcext:value-type="float">
            <text:p>21</text:p>
          </table:table-cell>
          <table:table-cell table:formula="of:=[.F15]-INT([.F15])" office:value-type="float" office:value="0.97265625" calcext:value-type="float">
            <text:p>0.97265625</text:p>
          </table:table-cell>
          <table:table-cell table:formula="of:=[.H15]*[.$D$5]" office:value-type="float" office:value="63744" calcext:value-type="float">
            <text:p>63744</text:p>
          </table:table-cell>
          <table:table-cell table:formula="of:=IF([.E15]&gt;[.$D$5]; &quot;TRUE&quot;;&quot;FALSE&quot;)" office:value-type="string" office:string-value="TRUE" calcext:value-type="string">
            <text:p>TRUE</text:p>
          </table:table-cell>
          <table:table-cell table:formula="of:=IF([.E15]&gt;[.$E$5]; &quot;TRUE&quot;;&quot;FALSE&quot;)" office:value-type="string" office:string-value="FALSE" calcext:value-type="string">
            <text:p>FALSE</text:p>
          </table:table-cell>
          <table:table-cell table:formula="of:=[.D15]*([.$L$5]/360)" office:value-type="float" office:value="0.00155555555555556" calcext:value-type="float">
            <text:p>0.001555555555556</text:p>
          </table:table-cell>
          <table:table-cell table:formula="of:=INT([.L15]/[.$B$5])" office:value-type="float" office:value="112000" calcext:value-type="float">
            <text:p>112000</text:p>
          </table:table-cell>
          <table:table-cell table:formula="of:=[.M15]/[.$D$5]" office:value-type="float" office:value="1.708984375" calcext:value-type="float">
            <text:p>1.708984375</text:p>
          </table:table-cell>
          <table:table-cell table:formula="of:=INT([.N15])" office:value-type="float" office:value="1" calcext:value-type="float">
            <text:p>1</text:p>
          </table:table-cell>
          <table:table-cell table:formula="of:=[.N15]-INT([.N15])" office:value-type="float" office:value="0.708984375" calcext:value-type="float">
            <text:p>0.708984375</text:p>
          </table:table-cell>
          <table:table-cell table:formula="of:=[.P15]*[.$D$5]" office:value-type="float" office:value="46464" calcext:value-type="float">
            <text:p>46464</text:p>
          </table:table-cell>
          <table:table-cell table:formula="of:=[.D15]*((360-[.$L$5])/360)" office:value-type="float" office:value="0.0184444444444444" calcext:value-type="float">
            <text:p>0.018444444444445</text:p>
          </table:table-cell>
          <table:table-cell table:formula="of:=INT([.R15]/[.$B$5])" office:value-type="float" office:value="1328000" calcext:value-type="float">
            <text:p>1328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15]" office:value-type="float" office:value="21" calcext:value-type="float">
            <text:p>21</text:p>
          </table:table-cell>
          <table:table-cell table:formula="of:=[.I15]" office:value-type="float" office:value="63744" calcext:value-type="float">
            <text:p>63744</text:p>
          </table:table-cell>
          <table:table-cell table:formula="of:=[.O15]" office:value-type="float" office:value="1" calcext:value-type="float">
            <text:p>1</text:p>
          </table:table-cell>
          <table:table-cell table:formula="of:=[.Q15]" office:value-type="float" office:value="46464" calcext:value-type="float">
            <text:p>46464</text:p>
          </table:table-cell>
          <table:table-cell table:formula="of:=COM.MICROSOFT.CONCAT([.V15];&quot;,&quot;;[.W15];&quot;,&quot;;[.X15];&quot;,&quot;;[.Y15];&quot;,&quot;)" office:value-type="string" office:string-value="21,63744,1,46464," calcext:value-type="string">
            <text:p>21,63744,1,46464,</text:p>
          </table:table-cell>
          <table:table-cell/>
          <table:table-cell table:formula="of:=([.V15]*65536)+[.W15]" office:value-type="float" office:value="1440000" calcext:value-type="float">
            <text:p>1440000</text:p>
          </table:table-cell>
          <table:table-cell table:formula="of:=([.X15]*65536)+[.Y15]" office:value-type="float" office:value="112000" calcext:value-type="float">
            <text:p>112000</text:p>
          </table:table-cell>
          <table:table-cell table:formula="of:=([.AC15]/[.AB15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table:formula="of:=[.B16]/60" office:value-type="float" office:value="58.3333333333333" calcext:value-type="float">
            <text:p>58.3333333333333</text:p>
          </table:table-cell>
          <table:table-cell table:formula="of:=1/[.C16]" office:value-type="float" office:value="0.0171428571428571" calcext:value-type="float">
            <text:p>0.017142857142857</text:p>
          </table:table-cell>
          <table:table-cell table:formula="of:=INT([.D16]/[.$B$5])" office:value-type="float" office:value="1234285" calcext:value-type="float">
            <text:p>1234285</text:p>
          </table:table-cell>
          <table:table-cell table:formula="of:=[.E16]/[.$D$5]" office:value-type="float" office:value="18.8336944580078" calcext:value-type="float">
            <text:p>18.8336944580078</text:p>
          </table:table-cell>
          <table:table-cell table:formula="of:=INT([.F16])" office:value-type="float" office:value="18" calcext:value-type="float">
            <text:p>18</text:p>
          </table:table-cell>
          <table:table-cell table:formula="of:=[.F16]-INT([.F16])" office:value-type="float" office:value="0.833694458007813" calcext:value-type="float">
            <text:p>0.833694458007813</text:p>
          </table:table-cell>
          <table:table-cell table:formula="of:=[.H16]*[.$D$5]" office:value-type="float" office:value="54637" calcext:value-type="float">
            <text:p>54637</text:p>
          </table:table-cell>
          <table:table-cell table:formula="of:=IF([.E16]&gt;[.$D$5]; &quot;TRUE&quot;;&quot;FALSE&quot;)" office:value-type="string" office:string-value="TRUE" calcext:value-type="string">
            <text:p>TRUE</text:p>
          </table:table-cell>
          <table:table-cell table:formula="of:=IF([.E16]&gt;[.$E$5]; &quot;TRUE&quot;;&quot;FALSE&quot;)" office:value-type="string" office:string-value="FALSE" calcext:value-type="string">
            <text:p>FALSE</text:p>
          </table:table-cell>
          <table:table-cell table:formula="of:=[.D16]*([.$L$5]/360)" office:value-type="float" office:value="0.00133333333333333" calcext:value-type="float">
            <text:p>0.001333333333333</text:p>
          </table:table-cell>
          <table:table-cell table:formula="of:=INT([.L16]/[.$B$5])" office:value-type="float" office:value="96000" calcext:value-type="float">
            <text:p>96000</text:p>
          </table:table-cell>
          <table:table-cell table:formula="of:=[.M16]/[.$D$5]" office:value-type="float" office:value="1.46484375" calcext:value-type="float">
            <text:p>1.46484375</text:p>
          </table:table-cell>
          <table:table-cell table:formula="of:=INT([.N16])" office:value-type="float" office:value="1" calcext:value-type="float">
            <text:p>1</text:p>
          </table:table-cell>
          <table:table-cell table:formula="of:=[.N16]-INT([.N16])" office:value-type="float" office:value="0.46484375" calcext:value-type="float">
            <text:p>0.46484375</text:p>
          </table:table-cell>
          <table:table-cell table:formula="of:=[.P16]*[.$D$5]" office:value-type="float" office:value="30464" calcext:value-type="float">
            <text:p>30464</text:p>
          </table:table-cell>
          <table:table-cell table:formula="of:=[.D16]*((360-[.$L$5])/360)" office:value-type="float" office:value="0.0158095238095238" calcext:value-type="float">
            <text:p>0.015809523809524</text:p>
          </table:table-cell>
          <table:table-cell table:formula="of:=INT([.R16]/[.$B$5])" office:value-type="float" office:value="1138285" calcext:value-type="float">
            <text:p>1138285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16]" office:value-type="float" office:value="18" calcext:value-type="float">
            <text:p>18</text:p>
          </table:table-cell>
          <table:table-cell table:formula="of:=[.I16]" office:value-type="float" office:value="54637" calcext:value-type="float">
            <text:p>54637</text:p>
          </table:table-cell>
          <table:table-cell table:formula="of:=[.O16]" office:value-type="float" office:value="1" calcext:value-type="float">
            <text:p>1</text:p>
          </table:table-cell>
          <table:table-cell table:formula="of:=[.Q16]" office:value-type="float" office:value="30464" calcext:value-type="float">
            <text:p>30464</text:p>
          </table:table-cell>
          <table:table-cell table:formula="of:=COM.MICROSOFT.CONCAT([.V16];&quot;,&quot;;[.W16];&quot;,&quot;;[.X16];&quot;,&quot;;[.Y16];&quot;,&quot;)" office:value-type="string" office:string-value="18,54637,1,30464," calcext:value-type="string">
            <text:p>18,54637,1,30464,</text:p>
          </table:table-cell>
          <table:table-cell/>
          <table:table-cell table:formula="of:=([.V16]*65536)+[.W16]" office:value-type="float" office:value="1234285" calcext:value-type="float">
            <text:p>1234285</text:p>
          </table:table-cell>
          <table:table-cell table:formula="of:=([.X16]*65536)+[.Y16]" office:value-type="float" office:value="96000" calcext:value-type="float">
            <text:p>96000</text:p>
          </table:table-cell>
          <table:table-cell table:formula="of:=([.AC16]/[.AB16])*360" office:value-type="float" office:value="28.0000162037131" calcext:value-type="float">
            <text:p>28.00001620371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table:formula="of:=[.B17]/60" office:value-type="float" office:value="66.6666666666667" calcext:value-type="float">
            <text:p>66.6666666666667</text:p>
          </table:table-cell>
          <table:table-cell table:formula="of:=1/[.C17]" office:value-type="float" office:value="0.015" calcext:value-type="float">
            <text:p>0.015</text:p>
          </table:table-cell>
          <table:table-cell table:formula="of:=INT([.D17]/[.$B$5])" office:value-type="float" office:value="1080000" calcext:value-type="float">
            <text:p>1080000</text:p>
          </table:table-cell>
          <table:table-cell table:formula="of:=[.E17]/[.$D$5]" office:value-type="float" office:value="16.4794921875" calcext:value-type="float">
            <text:p>16.4794921875</text:p>
          </table:table-cell>
          <table:table-cell table:formula="of:=INT([.F17])" office:value-type="float" office:value="16" calcext:value-type="float">
            <text:p>16</text:p>
          </table:table-cell>
          <table:table-cell table:formula="of:=[.F17]-INT([.F17])" office:value-type="float" office:value="0.4794921875" calcext:value-type="float">
            <text:p>0.4794921875</text:p>
          </table:table-cell>
          <table:table-cell table:formula="of:=[.H17]*[.$D$5]" office:value-type="float" office:value="31424" calcext:value-type="float">
            <text:p>31424</text:p>
          </table:table-cell>
          <table:table-cell table:formula="of:=IF([.E17]&gt;[.$D$5]; &quot;TRUE&quot;;&quot;FALSE&quot;)" office:value-type="string" office:string-value="TRUE" calcext:value-type="string">
            <text:p>TRUE</text:p>
          </table:table-cell>
          <table:table-cell table:formula="of:=IF([.E17]&gt;[.$E$5]; &quot;TRUE&quot;;&quot;FALSE&quot;)" office:value-type="string" office:string-value="FALSE" calcext:value-type="string">
            <text:p>FALSE</text:p>
          </table:table-cell>
          <table:table-cell table:formula="of:=[.D17]*([.$L$5]/360)" office:value-type="float" office:value="0.00116666666666667" calcext:value-type="float">
            <text:p>0.001166666666667</text:p>
          </table:table-cell>
          <table:table-cell table:formula="of:=INT([.L17]/[.$B$5])" office:value-type="float" office:value="84000" calcext:value-type="float">
            <text:p>84000</text:p>
          </table:table-cell>
          <table:table-cell table:formula="of:=[.M17]/[.$D$5]" office:value-type="float" office:value="1.28173828125" calcext:value-type="float">
            <text:p>1.28173828125</text:p>
          </table:table-cell>
          <table:table-cell table:formula="of:=INT([.N17])" office:value-type="float" office:value="1" calcext:value-type="float">
            <text:p>1</text:p>
          </table:table-cell>
          <table:table-cell table:formula="of:=[.N17]-INT([.N17])" office:value-type="float" office:value="0.28173828125" calcext:value-type="float">
            <text:p>0.28173828125</text:p>
          </table:table-cell>
          <table:table-cell table:formula="of:=[.P17]*[.$D$5]" office:value-type="float" office:value="18464" calcext:value-type="float">
            <text:p>18464</text:p>
          </table:table-cell>
          <table:table-cell table:formula="of:=[.D17]*((360-[.$L$5])/360)" office:value-type="float" office:value="0.0138333333333333" calcext:value-type="float">
            <text:p>0.013833333333333</text:p>
          </table:table-cell>
          <table:table-cell table:formula="of:=INT([.R17]/[.$B$5])" office:value-type="float" office:value="996000" calcext:value-type="float">
            <text:p>99600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17]" office:value-type="float" office:value="16" calcext:value-type="float">
            <text:p>16</text:p>
          </table:table-cell>
          <table:table-cell table:formula="of:=[.I17]" office:value-type="float" office:value="31424" calcext:value-type="float">
            <text:p>31424</text:p>
          </table:table-cell>
          <table:table-cell table:formula="of:=[.O17]" office:value-type="float" office:value="1" calcext:value-type="float">
            <text:p>1</text:p>
          </table:table-cell>
          <table:table-cell table:formula="of:=[.Q17]" office:value-type="float" office:value="18464" calcext:value-type="float">
            <text:p>18464</text:p>
          </table:table-cell>
          <table:table-cell table:formula="of:=COM.MICROSOFT.CONCAT([.V17];&quot;,&quot;;[.W17];&quot;,&quot;;[.X17];&quot;,&quot;;[.Y17];&quot;,&quot;)" office:value-type="string" office:string-value="16,31424,1,18464," calcext:value-type="string">
            <text:p>16,31424,1,18464,</text:p>
          </table:table-cell>
          <table:table-cell/>
          <table:table-cell table:formula="of:=([.V17]*65536)+[.W17]" office:value-type="float" office:value="1080000" calcext:value-type="float">
            <text:p>1080000</text:p>
          </table:table-cell>
          <table:table-cell table:formula="of:=([.X17]*65536)+[.Y17]" office:value-type="float" office:value="84000" calcext:value-type="float">
            <text:p>84000</text:p>
          </table:table-cell>
          <table:table-cell table:formula="of:=([.AC17]/[.AB17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table:formula="of:=[.B18]/60" office:value-type="float" office:value="75" calcext:value-type="float">
            <text:p>75</text:p>
          </table:table-cell>
          <table:table-cell table:formula="of:=1/[.C18]" office:value-type="float" office:value="0.0133333333333333" calcext:value-type="float">
            <text:p>0.013333333333333</text:p>
          </table:table-cell>
          <table:table-cell table:formula="of:=INT([.D18]/[.$B$5])" office:value-type="float" office:value="960000" calcext:value-type="float">
            <text:p>960000</text:p>
          </table:table-cell>
          <table:table-cell table:formula="of:=[.E18]/[.$D$5]" office:value-type="float" office:value="14.6484375" calcext:value-type="float">
            <text:p>14.6484375</text:p>
          </table:table-cell>
          <table:table-cell table:formula="of:=INT([.F18])" office:value-type="float" office:value="14" calcext:value-type="float">
            <text:p>14</text:p>
          </table:table-cell>
          <table:table-cell table:formula="of:=[.F18]-INT([.F18])" office:value-type="float" office:value="0.6484375" calcext:value-type="float">
            <text:p>0.6484375</text:p>
          </table:table-cell>
          <table:table-cell table:formula="of:=[.H18]*[.$D$5]" office:value-type="float" office:value="42496" calcext:value-type="float">
            <text:p>42496</text:p>
          </table:table-cell>
          <table:table-cell table:formula="of:=IF([.E18]&gt;[.$D$5]; &quot;TRUE&quot;;&quot;FALSE&quot;)" office:value-type="string" office:string-value="TRUE" calcext:value-type="string">
            <text:p>TRUE</text:p>
          </table:table-cell>
          <table:table-cell table:formula="of:=IF([.E18]&gt;[.$E$5]; &quot;TRUE&quot;;&quot;FALSE&quot;)" office:value-type="string" office:string-value="FALSE" calcext:value-type="string">
            <text:p>FALSE</text:p>
          </table:table-cell>
          <table:table-cell table:formula="of:=[.D18]*([.$L$5]/360)" office:value-type="float" office:value="0.00103703703703704" calcext:value-type="float">
            <text:p>0.001037037037037</text:p>
          </table:table-cell>
          <table:table-cell table:formula="of:=INT([.L18]/[.$B$5])" office:value-type="float" office:value="74666" calcext:value-type="float">
            <text:p>74666</text:p>
          </table:table-cell>
          <table:table-cell table:formula="of:=[.M18]/[.$D$5]" office:value-type="float" office:value="1.13931274414063" calcext:value-type="float">
            <text:p>1.13931274414063</text:p>
          </table:table-cell>
          <table:table-cell table:formula="of:=INT([.N18])" office:value-type="float" office:value="1" calcext:value-type="float">
            <text:p>1</text:p>
          </table:table-cell>
          <table:table-cell table:formula="of:=[.N18]-INT([.N18])" office:value-type="float" office:value="0.139312744140625" calcext:value-type="float">
            <text:p>0.139312744140625</text:p>
          </table:table-cell>
          <table:table-cell table:formula="of:=[.P18]*[.$D$5]" office:value-type="float" office:value="9130" calcext:value-type="float">
            <text:p>9130</text:p>
          </table:table-cell>
          <table:table-cell table:formula="of:=[.D18]*((360-[.$L$5])/360)" office:value-type="float" office:value="0.0122962962962963" calcext:value-type="float">
            <text:p>0.012296296296296</text:p>
          </table:table-cell>
          <table:table-cell table:formula="of:=INT([.R18]/[.$B$5])" office:value-type="float" office:value="885333" calcext:value-type="float">
            <text:p>8853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8]" office:value-type="float" office:value="14" calcext:value-type="float">
            <text:p>14</text:p>
          </table:table-cell>
          <table:table-cell table:formula="of:=[.I18]" office:value-type="float" office:value="42496" calcext:value-type="float">
            <text:p>42496</text:p>
          </table:table-cell>
          <table:table-cell table:formula="of:=[.O18]" office:value-type="float" office:value="1" calcext:value-type="float">
            <text:p>1</text:p>
          </table:table-cell>
          <table:table-cell table:formula="of:=[.Q18]" office:value-type="float" office:value="9130" calcext:value-type="float">
            <text:p>9130</text:p>
          </table:table-cell>
          <table:table-cell table:formula="of:=COM.MICROSOFT.CONCAT([.V18];&quot;,&quot;;[.W18];&quot;,&quot;;[.X18];&quot;,&quot;;[.Y18];&quot;,&quot;)" office:value-type="string" office:string-value="14,42496,1,9130," calcext:value-type="string">
            <text:p>14,42496,1,9130,</text:p>
          </table:table-cell>
          <table:table-cell/>
          <table:table-cell table:formula="of:=([.V18]*65536)+[.W18]" office:value-type="float" office:value="960000" calcext:value-type="float">
            <text:p>960000</text:p>
          </table:table-cell>
          <table:table-cell table:formula="of:=([.X18]*65536)+[.Y18]" office:value-type="float" office:value="74666" calcext:value-type="float">
            <text:p>74666</text:p>
          </table:table-cell>
          <table:table-cell table:formula="of:=([.AC18]/[.AB18])*360" office:value-type="float" office:value="27.99975" calcext:value-type="float">
            <text:p>27.9997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table:formula="of:=[.B19]/60" office:value-type="float" office:value="83.3333333333333" calcext:value-type="float">
            <text:p>83.3333333333333</text:p>
          </table:table-cell>
          <table:table-cell table:formula="of:=1/[.C19]" office:value-type="float" office:value="0.012" calcext:value-type="float">
            <text:p>0.012</text:p>
          </table:table-cell>
          <table:table-cell table:formula="of:=INT([.D19]/[.$B$5])" office:value-type="float" office:value="864000" calcext:value-type="float">
            <text:p>864000</text:p>
          </table:table-cell>
          <table:table-cell table:formula="of:=[.E19]/[.$D$5]" office:value-type="float" office:value="13.18359375" calcext:value-type="float">
            <text:p>13.18359375</text:p>
          </table:table-cell>
          <table:table-cell table:formula="of:=INT([.F19])" office:value-type="float" office:value="13" calcext:value-type="float">
            <text:p>13</text:p>
          </table:table-cell>
          <table:table-cell table:formula="of:=[.F19]-INT([.F19])" office:value-type="float" office:value="0.18359375" calcext:value-type="float">
            <text:p>0.18359375</text:p>
          </table:table-cell>
          <table:table-cell table:formula="of:=[.H19]*[.$D$5]" office:value-type="float" office:value="12032" calcext:value-type="float">
            <text:p>12032</text:p>
          </table:table-cell>
          <table:table-cell table:formula="of:=IF([.E19]&gt;[.$D$5]; &quot;TRUE&quot;;&quot;FALSE&quot;)" office:value-type="string" office:string-value="TRUE" calcext:value-type="string">
            <text:p>TRUE</text:p>
          </table:table-cell>
          <table:table-cell table:formula="of:=IF([.E19]&gt;[.$E$5]; &quot;TRUE&quot;;&quot;FALSE&quot;)" office:value-type="string" office:string-value="FALSE" calcext:value-type="string">
            <text:p>FALSE</text:p>
          </table:table-cell>
          <table:table-cell table:formula="of:=[.D19]*([.$L$5]/360)" office:value-type="float" office:value="0.000933333333333333" calcext:value-type="float">
            <text:p>0.000933333333333</text:p>
          </table:table-cell>
          <table:table-cell table:formula="of:=INT([.L19]/[.$B$5])" office:value-type="float" office:value="67200" calcext:value-type="float">
            <text:p>67200</text:p>
          </table:table-cell>
          <table:table-cell table:formula="of:=[.M19]/[.$D$5]" office:value-type="float" office:value="1.025390625" calcext:value-type="float">
            <text:p>1.025390625</text:p>
          </table:table-cell>
          <table:table-cell table:formula="of:=INT([.N19])" office:value-type="float" office:value="1" calcext:value-type="float">
            <text:p>1</text:p>
          </table:table-cell>
          <table:table-cell table:formula="of:=[.N19]-INT([.N19])" office:value-type="float" office:value="0.025390625" calcext:value-type="float">
            <text:p>0.025390625</text:p>
          </table:table-cell>
          <table:table-cell table:formula="of:=[.P19]*[.$D$5]" office:value-type="float" office:value="1664" calcext:value-type="float">
            <text:p>1664</text:p>
          </table:table-cell>
          <table:table-cell table:formula="of:=[.D19]*((360-[.$L$5])/360)" office:value-type="float" office:value="0.0110666666666667" calcext:value-type="float">
            <text:p>0.011066666666667</text:p>
          </table:table-cell>
          <table:table-cell table:formula="of:=INT([.R19]/[.$B$5])" office:value-type="float" office:value="796800" calcext:value-type="float">
            <text:p>79680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19]" office:value-type="float" office:value="13" calcext:value-type="float">
            <text:p>13</text:p>
          </table:table-cell>
          <table:table-cell table:formula="of:=[.I19]" office:value-type="float" office:value="12032" calcext:value-type="float">
            <text:p>12032</text:p>
          </table:table-cell>
          <table:table-cell table:formula="of:=[.O19]" office:value-type="float" office:value="1" calcext:value-type="float">
            <text:p>1</text:p>
          </table:table-cell>
          <table:table-cell table:formula="of:=[.Q19]" office:value-type="float" office:value="1664" calcext:value-type="float">
            <text:p>1664</text:p>
          </table:table-cell>
          <table:table-cell table:formula="of:=COM.MICROSOFT.CONCAT([.V19];&quot;,&quot;;[.W19];&quot;,&quot;;[.X19];&quot;,&quot;;[.Y19];&quot;,&quot;)" office:value-type="string" office:string-value="13,12032,1,1664," calcext:value-type="string">
            <text:p>13,12032,1,1664,</text:p>
          </table:table-cell>
          <table:table-cell/>
          <table:table-cell table:formula="of:=([.V19]*65536)+[.W19]" office:value-type="float" office:value="864000" calcext:value-type="float">
            <text:p>864000</text:p>
          </table:table-cell>
          <table:table-cell table:formula="of:=([.X19]*65536)+[.Y19]" office:value-type="float" office:value="67200" calcext:value-type="float">
            <text:p>67200</text:p>
          </table:table-cell>
          <table:table-cell table:formula="of:=([.AC19]/[.AB19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table:formula="of:=[.B20]/60" office:value-type="float" office:value="91.6666666666667" calcext:value-type="float">
            <text:p>91.6666666666667</text:p>
          </table:table-cell>
          <table:table-cell table:formula="of:=1/[.C20]" office:value-type="float" office:value="0.0109090909090909" calcext:value-type="float">
            <text:p>0.010909090909091</text:p>
          </table:table-cell>
          <table:table-cell table:formula="of:=INT([.D20]/[.$B$5])" office:value-type="float" office:value="785454" calcext:value-type="float">
            <text:p>785454</text:p>
          </table:table-cell>
          <table:table-cell table:formula="of:=[.E20]/[.$D$5]" office:value-type="float" office:value="11.9850769042969" calcext:value-type="float">
            <text:p>11.9850769042969</text:p>
          </table:table-cell>
          <table:table-cell table:formula="of:=INT([.F20])" office:value-type="float" office:value="11" calcext:value-type="float">
            <text:p>11</text:p>
          </table:table-cell>
          <table:table-cell table:formula="of:=[.F20]-INT([.F20])" office:value-type="float" office:value="0.985076904296875" calcext:value-type="float">
            <text:p>0.985076904296875</text:p>
          </table:table-cell>
          <table:table-cell table:formula="of:=[.H20]*[.$D$5]" office:value-type="float" office:value="64558" calcext:value-type="float">
            <text:p>64558</text:p>
          </table:table-cell>
          <table:table-cell table:formula="of:=IF([.E20]&gt;[.$D$5]; &quot;TRUE&quot;;&quot;FALSE&quot;)" office:value-type="string" office:string-value="TRUE" calcext:value-type="string">
            <text:p>TRUE</text:p>
          </table:table-cell>
          <table:table-cell table:formula="of:=IF([.E20]&gt;[.$E$5]; &quot;TRUE&quot;;&quot;FALSE&quot;)" office:value-type="string" office:string-value="FALSE" calcext:value-type="string">
            <text:p>FALSE</text:p>
          </table:table-cell>
          <table:table-cell table:formula="of:=[.D20]*([.$L$5]/360)" office:value-type="float" office:value="0.000848484848484848" calcext:value-type="float">
            <text:p>0.000848484848485</text:p>
          </table:table-cell>
          <table:table-cell table:formula="of:=INT([.L20]/[.$B$5])" office:value-type="float" office:value="61090" calcext:value-type="float">
            <text:p>61090</text:p>
          </table:table-cell>
          <table:table-cell table:formula="of:=[.M20]/[.$D$5]" office:value-type="float" office:value="0.932159423828125" calcext:value-type="float">
            <text:p>0.932159423828125</text:p>
          </table:table-cell>
          <table:table-cell table:formula="of:=INT([.N20])" office:value-type="float" office:value="0" calcext:value-type="float">
            <text:p>0</text:p>
          </table:table-cell>
          <table:table-cell table:formula="of:=[.N20]-INT([.N20])" office:value-type="float" office:value="0.932159423828125" calcext:value-type="float">
            <text:p>0.932159423828125</text:p>
          </table:table-cell>
          <table:table-cell table:formula="of:=[.P20]*[.$D$5]" office:value-type="float" office:value="61090" calcext:value-type="float">
            <text:p>61090</text:p>
          </table:table-cell>
          <table:table-cell table:formula="of:=[.D20]*((360-[.$L$5])/360)" office:value-type="float" office:value="0.0100606060606061" calcext:value-type="float">
            <text:p>0.010060606060606</text:p>
          </table:table-cell>
          <table:table-cell table:formula="of:=INT([.R20]/[.$B$5])" office:value-type="float" office:value="724363" calcext:value-type="float">
            <text:p>72436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20]" office:value-type="float" office:value="11" calcext:value-type="float">
            <text:p>11</text:p>
          </table:table-cell>
          <table:table-cell table:formula="of:=[.I20]" office:value-type="float" office:value="64558" calcext:value-type="float">
            <text:p>64558</text:p>
          </table:table-cell>
          <table:table-cell table:formula="of:=[.O20]" office:value-type="float" office:value="0" calcext:value-type="float">
            <text:p>0</text:p>
          </table:table-cell>
          <table:table-cell table:formula="of:=[.Q20]" office:value-type="float" office:value="61090" calcext:value-type="float">
            <text:p>61090</text:p>
          </table:table-cell>
          <table:table-cell table:formula="of:=COM.MICROSOFT.CONCAT([.V20];&quot;,&quot;;[.W20];&quot;,&quot;;[.X20];&quot;,&quot;;[.Y20];&quot;,&quot;)" office:value-type="string" office:string-value="11,64558,0,61090," calcext:value-type="string">
            <text:p>11,64558,0,61090,</text:p>
          </table:table-cell>
          <table:table-cell/>
          <table:table-cell table:formula="of:=([.V20]*65536)+[.W20]" office:value-type="float" office:value="785454" calcext:value-type="float">
            <text:p>785454</text:p>
          </table:table-cell>
          <table:table-cell table:formula="of:=([.X20]*65536)+[.Y20]" office:value-type="float" office:value="61090" calcext:value-type="float">
            <text:p>61090</text:p>
          </table:table-cell>
          <table:table-cell table:formula="of:=([.AC20]/[.AB20])*360" office:value-type="float" office:value="27.9996027775019" calcext:value-type="float">
            <text:p>27.9996027775019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table:formula="of:=[.B21]/60" office:value-type="float" office:value="100" calcext:value-type="float">
            <text:p>100</text:p>
          </table:table-cell>
          <table:table-cell table:formula="of:=1/[.C21]" office:value-type="float" office:value="0.01" calcext:value-type="float">
            <text:p>0.01</text:p>
          </table:table-cell>
          <table:table-cell table:formula="of:=INT([.D21]/[.$B$5])" office:value-type="float" office:value="720000" calcext:value-type="float">
            <text:p>720000</text:p>
          </table:table-cell>
          <table:table-cell table:formula="of:=[.E21]/[.$D$5]" office:value-type="float" office:value="10.986328125" calcext:value-type="float">
            <text:p>10.986328125</text:p>
          </table:table-cell>
          <table:table-cell table:formula="of:=INT([.F21])" office:value-type="float" office:value="10" calcext:value-type="float">
            <text:p>10</text:p>
          </table:table-cell>
          <table:table-cell table:formula="of:=[.F21]-INT([.F21])" office:value-type="float" office:value="0.986328125" calcext:value-type="float">
            <text:p>0.986328125</text:p>
          </table:table-cell>
          <table:table-cell table:formula="of:=[.H21]*[.$D$5]" office:value-type="float" office:value="64640" calcext:value-type="float">
            <text:p>64640</text:p>
          </table:table-cell>
          <table:table-cell table:formula="of:=IF([.E21]&gt;[.$D$5]; &quot;TRUE&quot;;&quot;FALSE&quot;)" office:value-type="string" office:string-value="TRUE" calcext:value-type="string">
            <text:p>TRUE</text:p>
          </table:table-cell>
          <table:table-cell table:formula="of:=IF([.E21]&gt;[.$E$5]; &quot;TRUE&quot;;&quot;FALSE&quot;)" office:value-type="string" office:string-value="FALSE" calcext:value-type="string">
            <text:p>FALSE</text:p>
          </table:table-cell>
          <table:table-cell table:formula="of:=[.D21]*([.$L$5]/360)" office:value-type="float" office:value="0.000777777777777778" calcext:value-type="float">
            <text:p>0.000777777777778</text:p>
          </table:table-cell>
          <table:table-cell table:formula="of:=INT([.L21]/[.$B$5])" office:value-type="float" office:value="56000" calcext:value-type="float">
            <text:p>56000</text:p>
          </table:table-cell>
          <table:table-cell table:formula="of:=[.M21]/[.$D$5]" office:value-type="float" office:value="0.8544921875" calcext:value-type="float">
            <text:p>0.8544921875</text:p>
          </table:table-cell>
          <table:table-cell table:formula="of:=INT([.N21])" office:value-type="float" office:value="0" calcext:value-type="float">
            <text:p>0</text:p>
          </table:table-cell>
          <table:table-cell table:formula="of:=[.N21]-INT([.N21])" office:value-type="float" office:value="0.8544921875" calcext:value-type="float">
            <text:p>0.8544921875</text:p>
          </table:table-cell>
          <table:table-cell table:formula="of:=[.P21]*[.$D$5]" office:value-type="float" office:value="56000" calcext:value-type="float">
            <text:p>56000</text:p>
          </table:table-cell>
          <table:table-cell table:formula="of:=[.D21]*((360-[.$L$5])/360)" office:value-type="float" office:value="0.00922222222222222" calcext:value-type="float">
            <text:p>0.009222222222222</text:p>
          </table:table-cell>
          <table:table-cell table:formula="of:=INT([.R21]/[.$B$5])" office:value-type="float" office:value="664000" calcext:value-type="float">
            <text:p>664000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table:formula="of:=[.G21]" office:value-type="float" office:value="10" calcext:value-type="float">
            <text:p>10</text:p>
          </table:table-cell>
          <table:table-cell table:style-name="ce3" table:formula="of:=[.I21]" office:value-type="float" office:value="64640" calcext:value-type="float">
            <text:p>64640</text:p>
          </table:table-cell>
          <table:table-cell table:style-name="ce3" table:formula="of:=[.O21]" office:value-type="float" office:value="0" calcext:value-type="float">
            <text:p>0</text:p>
          </table:table-cell>
          <table:table-cell table:style-name="ce3" table:formula="of:=[.Q21]" office:value-type="float" office:value="56000" calcext:value-type="float">
            <text:p>56000</text:p>
          </table:table-cell>
          <table:table-cell table:style-name="ce3" table:formula="of:=COM.MICROSOFT.CONCAT([.V21];&quot;,&quot;;[.W21];&quot;,&quot;;[.X21];&quot;,&quot;;[.Y21];&quot;,&quot;)" office:value-type="string" office:string-value="10,64640,0,56000," calcext:value-type="string">
            <text:p>10,64640,0,56000,</text:p>
          </table:table-cell>
          <table:table-cell/>
          <table:table-cell table:formula="of:=([.V21]*65536)+[.W21]" office:value-type="float" office:value="720000" calcext:value-type="float">
            <text:p>720000</text:p>
          </table:table-cell>
          <table:table-cell table:formula="of:=([.X21]*65536)+[.Y21]" office:value-type="float" office:value="56000" calcext:value-type="float">
            <text:p>56000</text:p>
          </table:table-cell>
          <table:table-cell table:formula="of:=([.AC21]/[.AB21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table:formula="of:=[.B22]/60" office:value-type="float" office:value="108.333333333333" calcext:value-type="float">
            <text:p>108.333333333333</text:p>
          </table:table-cell>
          <table:table-cell table:formula="of:=1/[.C22]" office:value-type="float" office:value="0.00923076923076923" calcext:value-type="float">
            <text:p>0.009230769230769</text:p>
          </table:table-cell>
          <table:table-cell table:formula="of:=INT([.D22]/[.$B$5])" office:value-type="float" office:value="664615" calcext:value-type="float">
            <text:p>664615</text:p>
          </table:table-cell>
          <table:table-cell table:formula="of:=[.E22]/[.$D$5]" office:value-type="float" office:value="10.1412200927734" calcext:value-type="float">
            <text:p>10.1412200927734</text:p>
          </table:table-cell>
          <table:table-cell table:formula="of:=INT([.F22])" office:value-type="float" office:value="10" calcext:value-type="float">
            <text:p>10</text:p>
          </table:table-cell>
          <table:table-cell table:formula="of:=[.F22]-INT([.F22])" office:value-type="float" office:value="0.141220092773438" calcext:value-type="float">
            <text:p>0.141220092773438</text:p>
          </table:table-cell>
          <table:table-cell table:formula="of:=[.H22]*[.$D$5]" office:value-type="float" office:value="9255" calcext:value-type="float">
            <text:p>9255</text:p>
          </table:table-cell>
          <table:table-cell table:formula="of:=IF([.E22]&gt;[.$D$5]; &quot;TRUE&quot;;&quot;FALSE&quot;)" office:value-type="string" office:string-value="TRUE" calcext:value-type="string">
            <text:p>TRUE</text:p>
          </table:table-cell>
          <table:table-cell table:formula="of:=IF([.E22]&gt;[.$E$5]; &quot;TRUE&quot;;&quot;FALSE&quot;)" office:value-type="string" office:string-value="FALSE" calcext:value-type="string">
            <text:p>FALSE</text:p>
          </table:table-cell>
          <table:table-cell table:formula="of:=[.D22]*([.$L$5]/360)" office:value-type="float" office:value="0.000717948717948718" calcext:value-type="float">
            <text:p>0.000717948717949</text:p>
          </table:table-cell>
          <table:table-cell table:formula="of:=INT([.L22]/[.$B$5])" office:value-type="float" office:value="51692" calcext:value-type="float">
            <text:p>51692</text:p>
          </table:table-cell>
          <table:table-cell table:formula="of:=[.M22]/[.$D$5]" office:value-type="float" office:value="0.78875732421875" calcext:value-type="float">
            <text:p>0.78875732421875</text:p>
          </table:table-cell>
          <table:table-cell table:formula="of:=INT([.N22])" office:value-type="float" office:value="0" calcext:value-type="float">
            <text:p>0</text:p>
          </table:table-cell>
          <table:table-cell table:formula="of:=[.N22]-INT([.N22])" office:value-type="float" office:value="0.78875732421875" calcext:value-type="float">
            <text:p>0.78875732421875</text:p>
          </table:table-cell>
          <table:table-cell table:formula="of:=[.P22]*[.$D$5]" office:value-type="float" office:value="51692" calcext:value-type="float">
            <text:p>51692</text:p>
          </table:table-cell>
          <table:table-cell table:formula="of:=[.D22]*((360-[.$L$5])/360)" office:value-type="float" office:value="0.00851282051282051" calcext:value-type="float">
            <text:p>0.008512820512821</text:p>
          </table:table-cell>
          <table:table-cell table:formula="of:=INT([.R22]/[.$B$5])" office:value-type="float" office:value="612923" calcext:value-type="float">
            <text:p>6129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22]" office:value-type="float" office:value="10" calcext:value-type="float">
            <text:p>10</text:p>
          </table:table-cell>
          <table:table-cell table:formula="of:=[.I22]" office:value-type="float" office:value="9255" calcext:value-type="float">
            <text:p>9255</text:p>
          </table:table-cell>
          <table:table-cell table:formula="of:=[.O22]" office:value-type="float" office:value="0" calcext:value-type="float">
            <text:p>0</text:p>
          </table:table-cell>
          <table:table-cell table:formula="of:=[.Q22]" office:value-type="float" office:value="51692" calcext:value-type="float">
            <text:p>51692</text:p>
          </table:table-cell>
          <table:table-cell table:formula="of:=COM.MICROSOFT.CONCAT([.V22];&quot;,&quot;;[.W22];&quot;,&quot;;[.X22];&quot;,&quot;;[.Y22];&quot;,&quot;)" office:value-type="string" office:string-value="10,9255,0,51692," calcext:value-type="string">
            <text:p>10,9255,0,51692,</text:p>
          </table:table-cell>
          <table:table-cell/>
          <table:table-cell table:formula="of:=([.V22]*65536)+[.W22]" office:value-type="float" office:value="664615" calcext:value-type="float">
            <text:p>664615</text:p>
          </table:table-cell>
          <table:table-cell table:formula="of:=([.X22]*65536)+[.Y22]" office:value-type="float" office:value="51692" calcext:value-type="float">
            <text:p>51692</text:p>
          </table:table-cell>
          <table:table-cell table:formula="of:=([.AC22]/[.AB22])*360" office:value-type="float" office:value="27.99984953695" calcext:value-type="float">
            <text:p>27.9998495369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table:formula="of:=[.B23]/60" office:value-type="float" office:value="116.666666666667" calcext:value-type="float">
            <text:p>116.666666666667</text:p>
          </table:table-cell>
          <table:table-cell table:formula="of:=1/[.C23]" office:value-type="float" office:value="0.00857142857142857" calcext:value-type="float">
            <text:p>0.008571428571429</text:p>
          </table:table-cell>
          <table:table-cell table:formula="of:=INT([.D23]/[.$B$5])" office:value-type="float" office:value="617142" calcext:value-type="float">
            <text:p>617142</text:p>
          </table:table-cell>
          <table:table-cell table:formula="of:=[.E23]/[.$D$5]" office:value-type="float" office:value="9.41683959960938" calcext:value-type="float">
            <text:p>9.41683959960938</text:p>
          </table:table-cell>
          <table:table-cell table:formula="of:=INT([.F23])" office:value-type="float" office:value="9" calcext:value-type="float">
            <text:p>9</text:p>
          </table:table-cell>
          <table:table-cell table:formula="of:=[.F23]-INT([.F23])" office:value-type="float" office:value="0.416839599609375" calcext:value-type="float">
            <text:p>0.416839599609375</text:p>
          </table:table-cell>
          <table:table-cell table:formula="of:=[.H23]*[.$D$5]" office:value-type="float" office:value="27318" calcext:value-type="float">
            <text:p>27318</text:p>
          </table:table-cell>
          <table:table-cell table:formula="of:=IF([.E23]&gt;[.$D$5]; &quot;TRUE&quot;;&quot;FALSE&quot;)" office:value-type="string" office:string-value="TRUE" calcext:value-type="string">
            <text:p>TRUE</text:p>
          </table:table-cell>
          <table:table-cell table:formula="of:=IF([.E23]&gt;[.$E$5]; &quot;TRUE&quot;;&quot;FALSE&quot;)" office:value-type="string" office:string-value="FALSE" calcext:value-type="string">
            <text:p>FALSE</text:p>
          </table:table-cell>
          <table:table-cell table:formula="of:=[.D23]*([.$L$5]/360)" office:value-type="float" office:value="0.000666666666666667" calcext:value-type="float">
            <text:p>0.000666666666667</text:p>
          </table:table-cell>
          <table:table-cell table:formula="of:=INT([.L23]/[.$B$5])" office:value-type="float" office:value="48000" calcext:value-type="float">
            <text:p>48000</text:p>
          </table:table-cell>
          <table:table-cell table:formula="of:=[.M23]/[.$D$5]" office:value-type="float" office:value="0.732421875" calcext:value-type="float">
            <text:p>0.732421875</text:p>
          </table:table-cell>
          <table:table-cell table:formula="of:=INT([.N23])" office:value-type="float" office:value="0" calcext:value-type="float">
            <text:p>0</text:p>
          </table:table-cell>
          <table:table-cell table:formula="of:=[.N23]-INT([.N23])" office:value-type="float" office:value="0.732421875" calcext:value-type="float">
            <text:p>0.732421875</text:p>
          </table:table-cell>
          <table:table-cell table:formula="of:=[.P23]*[.$D$5]" office:value-type="float" office:value="48000" calcext:value-type="float">
            <text:p>48000</text:p>
          </table:table-cell>
          <table:table-cell table:formula="of:=[.D23]*((360-[.$L$5])/360)" office:value-type="float" office:value="0.00790476190476191" calcext:value-type="float">
            <text:p>0.007904761904762</text:p>
          </table:table-cell>
          <table:table-cell table:formula="of:=INT([.R23]/[.$B$5])" office:value-type="float" office:value="569142" calcext:value-type="float">
            <text:p>56914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23]" office:value-type="float" office:value="9" calcext:value-type="float">
            <text:p>9</text:p>
          </table:table-cell>
          <table:table-cell table:formula="of:=[.I23]" office:value-type="float" office:value="27318" calcext:value-type="float">
            <text:p>27318</text:p>
          </table:table-cell>
          <table:table-cell table:formula="of:=[.O23]" office:value-type="float" office:value="0" calcext:value-type="float">
            <text:p>0</text:p>
          </table:table-cell>
          <table:table-cell table:formula="of:=[.Q23]" office:value-type="float" office:value="48000" calcext:value-type="float">
            <text:p>48000</text:p>
          </table:table-cell>
          <table:table-cell table:formula="of:=COM.MICROSOFT.CONCAT([.V23];&quot;,&quot;;[.W23];&quot;,&quot;;[.X23];&quot;,&quot;;[.Y23];&quot;,&quot;)" office:value-type="string" office:string-value="9,27318,0,48000," calcext:value-type="string">
            <text:p>9,27318,0,48000,</text:p>
          </table:table-cell>
          <table:table-cell/>
          <table:table-cell table:formula="of:=([.V23]*65536)+[.W23]" office:value-type="float" office:value="617142" calcext:value-type="float">
            <text:p>617142</text:p>
          </table:table-cell>
          <table:table-cell table:formula="of:=([.X23]*65536)+[.Y23]" office:value-type="float" office:value="48000" calcext:value-type="float">
            <text:p>48000</text:p>
          </table:table-cell>
          <table:table-cell table:formula="of:=([.AC23]/[.AB23])*360" office:value-type="float" office:value="28.0000388889429" calcext:value-type="float">
            <text:p>28.0000388889429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table:formula="of:=[.B24]/60" office:value-type="float" office:value="125" calcext:value-type="float">
            <text:p>125</text:p>
          </table:table-cell>
          <table:table-cell table:formula="of:=1/[.C24]" office:value-type="float" office:value="0.008" calcext:value-type="float">
            <text:p>0.008</text:p>
          </table:table-cell>
          <table:table-cell table:formula="of:=INT([.D24]/[.$B$5])" office:value-type="float" office:value="576000" calcext:value-type="float">
            <text:p>576000</text:p>
          </table:table-cell>
          <table:table-cell table:formula="of:=[.E24]/[.$D$5]" office:value-type="float" office:value="8.7890625" calcext:value-type="float">
            <text:p>8.7890625</text:p>
          </table:table-cell>
          <table:table-cell table:formula="of:=INT([.F24])" office:value-type="float" office:value="8" calcext:value-type="float">
            <text:p>8</text:p>
          </table:table-cell>
          <table:table-cell table:formula="of:=[.F24]-INT([.F24])" office:value-type="float" office:value="0.7890625" calcext:value-type="float">
            <text:p>0.7890625</text:p>
          </table:table-cell>
          <table:table-cell table:formula="of:=[.H24]*[.$D$5]" office:value-type="float" office:value="51712" calcext:value-type="float">
            <text:p>51712</text:p>
          </table:table-cell>
          <table:table-cell table:formula="of:=IF([.E24]&gt;[.$D$5]; &quot;TRUE&quot;;&quot;FALSE&quot;)" office:value-type="string" office:string-value="TRUE" calcext:value-type="string">
            <text:p>TRUE</text:p>
          </table:table-cell>
          <table:table-cell table:formula="of:=IF([.E24]&gt;[.$E$5]; &quot;TRUE&quot;;&quot;FALSE&quot;)" office:value-type="string" office:string-value="FALSE" calcext:value-type="string">
            <text:p>FALSE</text:p>
          </table:table-cell>
          <table:table-cell table:formula="of:=[.D24]*([.$L$5]/360)" office:value-type="float" office:value="0.000622222222222222" calcext:value-type="float">
            <text:p>0.000622222222222</text:p>
          </table:table-cell>
          <table:table-cell table:formula="of:=INT([.L24]/[.$B$5])" office:value-type="float" office:value="44800" calcext:value-type="float">
            <text:p>44800</text:p>
          </table:table-cell>
          <table:table-cell table:formula="of:=[.M24]/[.$D$5]" office:value-type="float" office:value="0.68359375" calcext:value-type="float">
            <text:p>0.68359375</text:p>
          </table:table-cell>
          <table:table-cell table:formula="of:=INT([.N24])" office:value-type="float" office:value="0" calcext:value-type="float">
            <text:p>0</text:p>
          </table:table-cell>
          <table:table-cell table:formula="of:=[.N24]-INT([.N24])" office:value-type="float" office:value="0.68359375" calcext:value-type="float">
            <text:p>0.68359375</text:p>
          </table:table-cell>
          <table:table-cell table:formula="of:=[.P24]*[.$D$5]" office:value-type="float" office:value="44800" calcext:value-type="float">
            <text:p>44800</text:p>
          </table:table-cell>
          <table:table-cell table:formula="of:=[.D24]*((360-[.$L$5])/360)" office:value-type="float" office:value="0.00737777777777778" calcext:value-type="float">
            <text:p>0.007377777777778</text:p>
          </table:table-cell>
          <table:table-cell table:formula="of:=INT([.R24]/[.$B$5])" office:value-type="float" office:value="531200" calcext:value-type="float">
            <text:p>531200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24]" office:value-type="float" office:value="8" calcext:value-type="float">
            <text:p>8</text:p>
          </table:table-cell>
          <table:table-cell table:formula="of:=[.I24]" office:value-type="float" office:value="51712" calcext:value-type="float">
            <text:p>51712</text:p>
          </table:table-cell>
          <table:table-cell table:formula="of:=[.O24]" office:value-type="float" office:value="0" calcext:value-type="float">
            <text:p>0</text:p>
          </table:table-cell>
          <table:table-cell table:formula="of:=[.Q24]" office:value-type="float" office:value="44800" calcext:value-type="float">
            <text:p>44800</text:p>
          </table:table-cell>
          <table:table-cell table:formula="of:=COM.MICROSOFT.CONCAT([.V24];&quot;,&quot;;[.W24];&quot;,&quot;;[.X24];&quot;,&quot;;[.Y24];&quot;,&quot;)" office:value-type="string" office:string-value="8,51712,0,44800," calcext:value-type="string">
            <text:p>8,51712,0,44800,</text:p>
          </table:table-cell>
          <table:table-cell/>
          <table:table-cell table:formula="of:=([.V24]*65536)+[.W24]" office:value-type="float" office:value="576000" calcext:value-type="float">
            <text:p>576000</text:p>
          </table:table-cell>
          <table:table-cell table:formula="of:=([.X24]*65536)+[.Y24]" office:value-type="float" office:value="44800" calcext:value-type="float">
            <text:p>44800</text:p>
          </table:table-cell>
          <table:table-cell table:formula="of:=([.AC24]/[.AB24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table:formula="of:=[.B25]/60" office:value-type="float" office:value="133.333333333333" calcext:value-type="float">
            <text:p>133.333333333333</text:p>
          </table:table-cell>
          <table:table-cell table:formula="of:=1/[.C25]" office:value-type="float" office:value="0.0075" calcext:value-type="float">
            <text:p>0.0075</text:p>
          </table:table-cell>
          <table:table-cell table:formula="of:=INT([.D25]/[.$B$5])" office:value-type="float" office:value="540000" calcext:value-type="float">
            <text:p>540000</text:p>
          </table:table-cell>
          <table:table-cell table:formula="of:=[.E25]/[.$D$5]" office:value-type="float" office:value="8.23974609375" calcext:value-type="float">
            <text:p>8.23974609375</text:p>
          </table:table-cell>
          <table:table-cell table:formula="of:=INT([.F25])" office:value-type="float" office:value="8" calcext:value-type="float">
            <text:p>8</text:p>
          </table:table-cell>
          <table:table-cell table:formula="of:=[.F25]-INT([.F25])" office:value-type="float" office:value="0.23974609375" calcext:value-type="float">
            <text:p>0.23974609375</text:p>
          </table:table-cell>
          <table:table-cell table:formula="of:=[.H25]*[.$D$5]" office:value-type="float" office:value="15712" calcext:value-type="float">
            <text:p>15712</text:p>
          </table:table-cell>
          <table:table-cell table:formula="of:=IF([.E25]&gt;[.$D$5]; &quot;TRUE&quot;;&quot;FALSE&quot;)" office:value-type="string" office:string-value="TRUE" calcext:value-type="string">
            <text:p>TRUE</text:p>
          </table:table-cell>
          <table:table-cell table:formula="of:=IF([.E25]&gt;[.$E$5]; &quot;TRUE&quot;;&quot;FALSE&quot;)" office:value-type="string" office:string-value="FALSE" calcext:value-type="string">
            <text:p>FALSE</text:p>
          </table:table-cell>
          <table:table-cell table:formula="of:=[.D25]*([.$L$5]/360)" office:value-type="float" office:value="0.000583333333333333" calcext:value-type="float">
            <text:p>0.000583333333333</text:p>
          </table:table-cell>
          <table:table-cell table:formula="of:=INT([.L25]/[.$B$5])" office:value-type="float" office:value="42000" calcext:value-type="float">
            <text:p>42000</text:p>
          </table:table-cell>
          <table:table-cell table:formula="of:=[.M25]/[.$D$5]" office:value-type="float" office:value="0.640869140625" calcext:value-type="float">
            <text:p>0.640869140625</text:p>
          </table:table-cell>
          <table:table-cell table:formula="of:=INT([.N25])" office:value-type="float" office:value="0" calcext:value-type="float">
            <text:p>0</text:p>
          </table:table-cell>
          <table:table-cell table:formula="of:=[.N25]-INT([.N25])" office:value-type="float" office:value="0.640869140625" calcext:value-type="float">
            <text:p>0.640869140625</text:p>
          </table:table-cell>
          <table:table-cell table:formula="of:=[.P25]*[.$D$5]" office:value-type="float" office:value="42000" calcext:value-type="float">
            <text:p>42000</text:p>
          </table:table-cell>
          <table:table-cell table:formula="of:=[.D25]*((360-[.$L$5])/360)" office:value-type="float" office:value="0.00691666666666667" calcext:value-type="float">
            <text:p>0.006916666666667</text:p>
          </table:table-cell>
          <table:table-cell table:formula="of:=INT([.R25]/[.$B$5])" office:value-type="float" office:value="498000" calcext:value-type="float">
            <text:p>498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25]" office:value-type="float" office:value="8" calcext:value-type="float">
            <text:p>8</text:p>
          </table:table-cell>
          <table:table-cell table:formula="of:=[.I25]" office:value-type="float" office:value="15712" calcext:value-type="float">
            <text:p>15712</text:p>
          </table:table-cell>
          <table:table-cell table:formula="of:=[.O25]" office:value-type="float" office:value="0" calcext:value-type="float">
            <text:p>0</text:p>
          </table:table-cell>
          <table:table-cell table:formula="of:=[.Q25]" office:value-type="float" office:value="42000" calcext:value-type="float">
            <text:p>42000</text:p>
          </table:table-cell>
          <table:table-cell table:formula="of:=COM.MICROSOFT.CONCAT([.V25];&quot;,&quot;;[.W25];&quot;,&quot;;[.X25];&quot;,&quot;;[.Y25];&quot;,&quot;)" office:value-type="string" office:string-value="8,15712,0,42000," calcext:value-type="string">
            <text:p>8,15712,0,42000,</text:p>
          </table:table-cell>
          <table:table-cell/>
          <table:table-cell table:formula="of:=([.V25]*65536)+[.W25]" office:value-type="float" office:value="540000" calcext:value-type="float">
            <text:p>540000</text:p>
          </table:table-cell>
          <table:table-cell table:formula="of:=([.X25]*65536)+[.Y25]" office:value-type="float" office:value="42000" calcext:value-type="float">
            <text:p>42000</text:p>
          </table:table-cell>
          <table:table-cell table:formula="of:=([.AC25]/[.AB25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500" calcext:value-type="float">
            <text:p>8500</text:p>
          </table:table-cell>
          <table:table-cell table:formula="of:=[.B26]/60" office:value-type="float" office:value="141.666666666667" calcext:value-type="float">
            <text:p>141.666666666667</text:p>
          </table:table-cell>
          <table:table-cell table:formula="of:=1/[.C26]" office:value-type="float" office:value="0.00705882352941176" calcext:value-type="float">
            <text:p>0.007058823529412</text:p>
          </table:table-cell>
          <table:table-cell table:formula="of:=INT([.D26]/[.$B$5])" office:value-type="float" office:value="508235" calcext:value-type="float">
            <text:p>508235</text:p>
          </table:table-cell>
          <table:table-cell table:formula="of:=[.E26]/[.$D$5]" office:value-type="float" office:value="7.75505065917969" calcext:value-type="float">
            <text:p>7.75505065917969</text:p>
          </table:table-cell>
          <table:table-cell table:formula="of:=INT([.F26])" office:value-type="float" office:value="7" calcext:value-type="float">
            <text:p>7</text:p>
          </table:table-cell>
          <table:table-cell table:formula="of:=[.F26]-INT([.F26])" office:value-type="float" office:value="0.755050659179688" calcext:value-type="float">
            <text:p>0.755050659179688</text:p>
          </table:table-cell>
          <table:table-cell table:formula="of:=[.H26]*[.$D$5]" office:value-type="float" office:value="49483" calcext:value-type="float">
            <text:p>49483</text:p>
          </table:table-cell>
          <table:table-cell table:formula="of:=IF([.E26]&gt;[.$D$5]; &quot;TRUE&quot;;&quot;FALSE&quot;)" office:value-type="string" office:string-value="TRUE" calcext:value-type="string">
            <text:p>TRUE</text:p>
          </table:table-cell>
          <table:table-cell table:formula="of:=IF([.E26]&gt;[.$E$5]; &quot;TRUE&quot;;&quot;FALSE&quot;)" office:value-type="string" office:string-value="FALSE" calcext:value-type="string">
            <text:p>FALSE</text:p>
          </table:table-cell>
          <table:table-cell table:formula="of:=[.D26]*([.$L$5]/360)" office:value-type="float" office:value="0.000549019607843137" calcext:value-type="float">
            <text:p>0.000549019607843</text:p>
          </table:table-cell>
          <table:table-cell table:formula="of:=INT([.L26]/[.$B$5])" office:value-type="float" office:value="39529" calcext:value-type="float">
            <text:p>39529</text:p>
          </table:table-cell>
          <table:table-cell table:formula="of:=[.M26]/[.$D$5]" office:value-type="float" office:value="0.603164672851563" calcext:value-type="float">
            <text:p>0.603164672851563</text:p>
          </table:table-cell>
          <table:table-cell table:formula="of:=INT([.N26])" office:value-type="float" office:value="0" calcext:value-type="float">
            <text:p>0</text:p>
          </table:table-cell>
          <table:table-cell table:formula="of:=[.N26]-INT([.N26])" office:value-type="float" office:value="0.603164672851563" calcext:value-type="float">
            <text:p>0.603164672851563</text:p>
          </table:table-cell>
          <table:table-cell table:formula="of:=[.P26]*[.$D$5]" office:value-type="float" office:value="39529" calcext:value-type="float">
            <text:p>39529</text:p>
          </table:table-cell>
          <table:table-cell table:formula="of:=[.D26]*((360-[.$L$5])/360)" office:value-type="float" office:value="0.00650980392156863" calcext:value-type="float">
            <text:p>0.006509803921569</text:p>
          </table:table-cell>
          <table:table-cell table:formula="of:=INT([.R26]/[.$B$5])" office:value-type="float" office:value="468705" calcext:value-type="float">
            <text:p>46870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26]" office:value-type="float" office:value="7" calcext:value-type="float">
            <text:p>7</text:p>
          </table:table-cell>
          <table:table-cell table:formula="of:=[.I26]" office:value-type="float" office:value="49483" calcext:value-type="float">
            <text:p>49483</text:p>
          </table:table-cell>
          <table:table-cell table:formula="of:=[.O26]" office:value-type="float" office:value="0" calcext:value-type="float">
            <text:p>0</text:p>
          </table:table-cell>
          <table:table-cell table:formula="of:=[.Q26]" office:value-type="float" office:value="39529" calcext:value-type="float">
            <text:p>39529</text:p>
          </table:table-cell>
          <table:table-cell table:formula="of:=COM.MICROSOFT.CONCAT([.V26];&quot;,&quot;;[.W26];&quot;,&quot;;[.X26];&quot;,&quot;;[.Y26];&quot;,&quot;)" office:value-type="string" office:string-value="7,49483,0,39529," calcext:value-type="string">
            <text:p>7,49483,0,39529,</text:p>
          </table:table-cell>
          <table:table-cell/>
          <table:table-cell table:formula="of:=([.V26]*65536)+[.W26]" office:value-type="float" office:value="508235" calcext:value-type="float">
            <text:p>508235</text:p>
          </table:table-cell>
          <table:table-cell table:formula="of:=([.X26]*65536)+[.Y26]" office:value-type="float" office:value="39529" calcext:value-type="float">
            <text:p>39529</text:p>
          </table:table-cell>
          <table:table-cell table:formula="of:=([.AC26]/[.AB26])*360" office:value-type="float" office:value="27.9997245368776" calcext:value-type="float">
            <text:p>27.999724536877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9000" calcext:value-type="float">
            <text:p>9000</text:p>
          </table:table-cell>
          <table:table-cell table:formula="of:=[.B27]/60" office:value-type="float" office:value="150" calcext:value-type="float">
            <text:p>150</text:p>
          </table:table-cell>
          <table:table-cell table:formula="of:=1/[.C27]" office:value-type="float" office:value="0.00666666666666667" calcext:value-type="float">
            <text:p>0.006666666666667</text:p>
          </table:table-cell>
          <table:table-cell table:formula="of:=INT([.D27]/[.$B$5])" office:value-type="float" office:value="480000" calcext:value-type="float">
            <text:p>480000</text:p>
          </table:table-cell>
          <table:table-cell table:formula="of:=[.E27]/[.$D$5]" office:value-type="float" office:value="7.32421875" calcext:value-type="float">
            <text:p>7.32421875</text:p>
          </table:table-cell>
          <table:table-cell table:formula="of:=INT([.F27])" office:value-type="float" office:value="7" calcext:value-type="float">
            <text:p>7</text:p>
          </table:table-cell>
          <table:table-cell table:formula="of:=[.F27]-INT([.F27])" office:value-type="float" office:value="0.32421875" calcext:value-type="float">
            <text:p>0.32421875</text:p>
          </table:table-cell>
          <table:table-cell table:formula="of:=[.H27]*[.$D$5]" office:value-type="float" office:value="21248" calcext:value-type="float">
            <text:p>21248</text:p>
          </table:table-cell>
          <table:table-cell table:formula="of:=IF([.E27]&gt;[.$D$5]; &quot;TRUE&quot;;&quot;FALSE&quot;)" office:value-type="string" office:string-value="TRUE" calcext:value-type="string">
            <text:p>TRUE</text:p>
          </table:table-cell>
          <table:table-cell table:formula="of:=IF([.E27]&gt;[.$E$5]; &quot;TRUE&quot;;&quot;FALSE&quot;)" office:value-type="string" office:string-value="FALSE" calcext:value-type="string">
            <text:p>FALSE</text:p>
          </table:table-cell>
          <table:table-cell table:formula="of:=[.D27]*([.$L$5]/360)" office:value-type="float" office:value="0.000518518518518519" calcext:value-type="float">
            <text:p>0.000518518518519</text:p>
          </table:table-cell>
          <table:table-cell table:formula="of:=INT([.L27]/[.$B$5])" office:value-type="float" office:value="37333" calcext:value-type="float">
            <text:p>37333</text:p>
          </table:table-cell>
          <table:table-cell table:formula="of:=[.M27]/[.$D$5]" office:value-type="float" office:value="0.569656372070313" calcext:value-type="float">
            <text:p>0.569656372070313</text:p>
          </table:table-cell>
          <table:table-cell table:formula="of:=INT([.N27])" office:value-type="float" office:value="0" calcext:value-type="float">
            <text:p>0</text:p>
          </table:table-cell>
          <table:table-cell table:formula="of:=[.N27]-INT([.N27])" office:value-type="float" office:value="0.569656372070313" calcext:value-type="float">
            <text:p>0.569656372070313</text:p>
          </table:table-cell>
          <table:table-cell table:formula="of:=[.P27]*[.$D$5]" office:value-type="float" office:value="37333" calcext:value-type="float">
            <text:p>37333</text:p>
          </table:table-cell>
          <table:table-cell table:formula="of:=[.D27]*((360-[.$L$5])/360)" office:value-type="float" office:value="0.00614814814814815" calcext:value-type="float">
            <text:p>0.006148148148148</text:p>
          </table:table-cell>
          <table:table-cell table:formula="of:=INT([.R27]/[.$B$5])" office:value-type="float" office:value="442666" calcext:value-type="float">
            <text:p>442666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27]" office:value-type="float" office:value="7" calcext:value-type="float">
            <text:p>7</text:p>
          </table:table-cell>
          <table:table-cell table:formula="of:=[.I27]" office:value-type="float" office:value="21248" calcext:value-type="float">
            <text:p>21248</text:p>
          </table:table-cell>
          <table:table-cell table:formula="of:=[.O27]" office:value-type="float" office:value="0" calcext:value-type="float">
            <text:p>0</text:p>
          </table:table-cell>
          <table:table-cell table:formula="of:=[.Q27]" office:value-type="float" office:value="37333" calcext:value-type="float">
            <text:p>37333</text:p>
          </table:table-cell>
          <table:table-cell table:formula="of:=COM.MICROSOFT.CONCAT([.V27];&quot;,&quot;;[.W27];&quot;,&quot;;[.X27];&quot;,&quot;;[.Y27];&quot;,&quot;)" office:value-type="string" office:string-value="7,21248,0,37333," calcext:value-type="string">
            <text:p>7,21248,0,37333,</text:p>
          </table:table-cell>
          <table:table-cell/>
          <table:table-cell table:formula="of:=([.V27]*65536)+[.W27]" office:value-type="float" office:value="480000" calcext:value-type="float">
            <text:p>480000</text:p>
          </table:table-cell>
          <table:table-cell table:formula="of:=([.X27]*65536)+[.Y27]" office:value-type="float" office:value="37333" calcext:value-type="float">
            <text:p>37333</text:p>
          </table:table-cell>
          <table:table-cell table:formula="of:=([.AC27]/[.AB27])*360" office:value-type="float" office:value="27.99975" calcext:value-type="float">
            <text:p>27.99975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500" calcext:value-type="float">
            <text:p>9500</text:p>
          </table:table-cell>
          <table:table-cell table:formula="of:=[.B28]/60" office:value-type="float" office:value="158.333333333333" calcext:value-type="float">
            <text:p>158.333333333333</text:p>
          </table:table-cell>
          <table:table-cell table:formula="of:=1/[.C28]" office:value-type="float" office:value="0.00631578947368421" calcext:value-type="float">
            <text:p>0.006315789473684</text:p>
          </table:table-cell>
          <table:table-cell table:formula="of:=INT([.D28]/[.$B$5])" office:value-type="float" office:value="454736" calcext:value-type="float">
            <text:p>454736</text:p>
          </table:table-cell>
          <table:table-cell table:formula="of:=[.E28]/[.$D$5]" office:value-type="float" office:value="6.938720703125" calcext:value-type="float">
            <text:p>6.938720703125</text:p>
          </table:table-cell>
          <table:table-cell table:formula="of:=INT([.F28])" office:value-type="float" office:value="6" calcext:value-type="float">
            <text:p>6</text:p>
          </table:table-cell>
          <table:table-cell table:formula="of:=[.F28]-INT([.F28])" office:value-type="float" office:value="0.938720703125" calcext:value-type="float">
            <text:p>0.938720703125</text:p>
          </table:table-cell>
          <table:table-cell table:formula="of:=[.H28]*[.$D$5]" office:value-type="float" office:value="61520" calcext:value-type="float">
            <text:p>61520</text:p>
          </table:table-cell>
          <table:table-cell table:formula="of:=IF([.E28]&gt;[.$D$5]; &quot;TRUE&quot;;&quot;FALSE&quot;)" office:value-type="string" office:string-value="TRUE" calcext:value-type="string">
            <text:p>TRUE</text:p>
          </table:table-cell>
          <table:table-cell table:formula="of:=IF([.E28]&gt;[.$E$5]; &quot;TRUE&quot;;&quot;FALSE&quot;)" office:value-type="string" office:string-value="FALSE" calcext:value-type="string">
            <text:p>FALSE</text:p>
          </table:table-cell>
          <table:table-cell table:formula="of:=[.D28]*([.$L$5]/360)" office:value-type="float" office:value="0.000491228070175439" calcext:value-type="float">
            <text:p>0.000491228070175</text:p>
          </table:table-cell>
          <table:table-cell table:formula="of:=INT([.L28]/[.$B$5])" office:value-type="float" office:value="35368" calcext:value-type="float">
            <text:p>35368</text:p>
          </table:table-cell>
          <table:table-cell table:formula="of:=[.M28]/[.$D$5]" office:value-type="float" office:value="0.5396728515625" calcext:value-type="float">
            <text:p>0.5396728515625</text:p>
          </table:table-cell>
          <table:table-cell table:formula="of:=INT([.N28])" office:value-type="float" office:value="0" calcext:value-type="float">
            <text:p>0</text:p>
          </table:table-cell>
          <table:table-cell table:formula="of:=[.N28]-INT([.N28])" office:value-type="float" office:value="0.5396728515625" calcext:value-type="float">
            <text:p>0.5396728515625</text:p>
          </table:table-cell>
          <table:table-cell table:formula="of:=[.P28]*[.$D$5]" office:value-type="float" office:value="35368" calcext:value-type="float">
            <text:p>35368</text:p>
          </table:table-cell>
          <table:table-cell table:formula="of:=[.D28]*((360-[.$L$5])/360)" office:value-type="float" office:value="0.00582456140350877" calcext:value-type="float">
            <text:p>0.005824561403509</text:p>
          </table:table-cell>
          <table:table-cell table:formula="of:=INT([.R28]/[.$B$5])" office:value-type="float" office:value="419368" calcext:value-type="float">
            <text:p>41936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8]" office:value-type="float" office:value="6" calcext:value-type="float">
            <text:p>6</text:p>
          </table:table-cell>
          <table:table-cell table:formula="of:=[.I28]" office:value-type="float" office:value="61520" calcext:value-type="float">
            <text:p>61520</text:p>
          </table:table-cell>
          <table:table-cell table:formula="of:=[.O28]" office:value-type="float" office:value="0" calcext:value-type="float">
            <text:p>0</text:p>
          </table:table-cell>
          <table:table-cell table:formula="of:=[.Q28]" office:value-type="float" office:value="35368" calcext:value-type="float">
            <text:p>35368</text:p>
          </table:table-cell>
          <table:table-cell table:formula="of:=COM.MICROSOFT.CONCAT([.V28];&quot;,&quot;;[.W28];&quot;,&quot;;[.X28];&quot;,&quot;;[.Y28];&quot;,&quot;)" office:value-type="string" office:string-value="6,61520,0,35368," calcext:value-type="string">
            <text:p>6,61520,0,35368,</text:p>
          </table:table-cell>
          <table:table-cell/>
          <table:table-cell table:formula="of:=([.V28]*65536)+[.W28]" office:value-type="float" office:value="454736" calcext:value-type="float">
            <text:p>454736</text:p>
          </table:table-cell>
          <table:table-cell table:formula="of:=([.X28]*65536)+[.Y28]" office:value-type="float" office:value="35368" calcext:value-type="float">
            <text:p>35368</text:p>
          </table:table-cell>
          <table:table-cell table:formula="of:=([.AC28]/[.AB28])*360" office:value-type="float" office:value="27.9997185179973" calcext:value-type="float">
            <text:p>27.999718517997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000" calcext:value-type="float">
            <text:p>10000</text:p>
          </table:table-cell>
          <table:table-cell table:formula="of:=[.B29]/60" office:value-type="float" office:value="166.666666666667" calcext:value-type="float">
            <text:p>166.666666666667</text:p>
          </table:table-cell>
          <table:table-cell table:formula="of:=1/[.C29]" office:value-type="float" office:value="0.006" calcext:value-type="float">
            <text:p>0.006</text:p>
          </table:table-cell>
          <table:table-cell table:formula="of:=INT([.D29]/[.$B$5])" office:value-type="float" office:value="432000" calcext:value-type="float">
            <text:p>432000</text:p>
          </table:table-cell>
          <table:table-cell table:formula="of:=[.E29]/[.$D$5]" office:value-type="float" office:value="6.591796875" calcext:value-type="float">
            <text:p>6.591796875</text:p>
          </table:table-cell>
          <table:table-cell table:formula="of:=INT([.F29])" office:value-type="float" office:value="6" calcext:value-type="float">
            <text:p>6</text:p>
          </table:table-cell>
          <table:table-cell table:formula="of:=[.F29]-INT([.F29])" office:value-type="float" office:value="0.591796875" calcext:value-type="float">
            <text:p>0.591796875</text:p>
          </table:table-cell>
          <table:table-cell table:formula="of:=[.H29]*[.$D$5]" office:value-type="float" office:value="38784" calcext:value-type="float">
            <text:p>38784</text:p>
          </table:table-cell>
          <table:table-cell table:formula="of:=IF([.E29]&gt;[.$D$5]; &quot;TRUE&quot;;&quot;FALSE&quot;)" office:value-type="string" office:string-value="TRUE" calcext:value-type="string">
            <text:p>TRUE</text:p>
          </table:table-cell>
          <table:table-cell table:formula="of:=IF([.E29]&gt;[.$E$5]; &quot;TRUE&quot;;&quot;FALSE&quot;)" office:value-type="string" office:string-value="FALSE" calcext:value-type="string">
            <text:p>FALSE</text:p>
          </table:table-cell>
          <table:table-cell table:formula="of:=[.D29]*([.$L$5]/360)" office:value-type="float" office:value="0.000466666666666667" calcext:value-type="float">
            <text:p>0.000466666666667</text:p>
          </table:table-cell>
          <table:table-cell table:formula="of:=INT([.L29]/[.$B$5])" office:value-type="float" office:value="33600" calcext:value-type="float">
            <text:p>33600</text:p>
          </table:table-cell>
          <table:table-cell table:formula="of:=[.M29]/[.$D$5]" office:value-type="float" office:value="0.5126953125" calcext:value-type="float">
            <text:p>0.5126953125</text:p>
          </table:table-cell>
          <table:table-cell table:formula="of:=INT([.N29])" office:value-type="float" office:value="0" calcext:value-type="float">
            <text:p>0</text:p>
          </table:table-cell>
          <table:table-cell table:formula="of:=[.N29]-INT([.N29])" office:value-type="float" office:value="0.5126953125" calcext:value-type="float">
            <text:p>0.5126953125</text:p>
          </table:table-cell>
          <table:table-cell table:formula="of:=[.P29]*[.$D$5]" office:value-type="float" office:value="33600" calcext:value-type="float">
            <text:p>33600</text:p>
          </table:table-cell>
          <table:table-cell table:formula="of:=[.D29]*((360-[.$L$5])/360)" office:value-type="float" office:value="0.00553333333333333" calcext:value-type="float">
            <text:p>0.005533333333333</text:p>
          </table:table-cell>
          <table:table-cell table:formula="of:=INT([.R29]/[.$B$5])" office:value-type="float" office:value="398400" calcext:value-type="float">
            <text:p>3984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29]" office:value-type="float" office:value="6" calcext:value-type="float">
            <text:p>6</text:p>
          </table:table-cell>
          <table:table-cell table:formula="of:=[.I29]" office:value-type="float" office:value="38784" calcext:value-type="float">
            <text:p>38784</text:p>
          </table:table-cell>
          <table:table-cell table:formula="of:=[.O29]" office:value-type="float" office:value="0" calcext:value-type="float">
            <text:p>0</text:p>
          </table:table-cell>
          <table:table-cell table:formula="of:=[.Q29]" office:value-type="float" office:value="33600" calcext:value-type="float">
            <text:p>33600</text:p>
          </table:table-cell>
          <table:table-cell table:formula="of:=COM.MICROSOFT.CONCAT([.V29];&quot;,&quot;;[.W29];&quot;,&quot;;[.X29];&quot;,&quot;;[.Y29];&quot;,&quot;)" office:value-type="string" office:string-value="6,38784,0,33600," calcext:value-type="string">
            <text:p>6,38784,0,33600,</text:p>
          </table:table-cell>
          <table:table-cell/>
          <table:table-cell table:formula="of:=([.V29]*65536)+[.W29]" office:value-type="float" office:value="432000" calcext:value-type="float">
            <text:p>432000</text:p>
          </table:table-cell>
          <table:table-cell table:formula="of:=([.X29]*65536)+[.Y29]" office:value-type="float" office:value="33600" calcext:value-type="float">
            <text:p>33600</text:p>
          </table:table-cell>
          <table:table-cell table:formula="of:=([.AC29]/[.AB29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500" calcext:value-type="float">
            <text:p>10500</text:p>
          </table:table-cell>
          <table:table-cell table:formula="of:=[.B30]/60" office:value-type="float" office:value="175" calcext:value-type="float">
            <text:p>175</text:p>
          </table:table-cell>
          <table:table-cell table:formula="of:=1/[.C30]" office:value-type="float" office:value="0.00571428571428571" calcext:value-type="float">
            <text:p>0.005714285714286</text:p>
          </table:table-cell>
          <table:table-cell table:formula="of:=INT([.D30]/[.$B$5])" office:value-type="float" office:value="411428" calcext:value-type="float">
            <text:p>411428</text:p>
          </table:table-cell>
          <table:table-cell table:formula="of:=[.E30]/[.$D$5]" office:value-type="float" office:value="6.27789306640625" calcext:value-type="float">
            <text:p>6.27789306640625</text:p>
          </table:table-cell>
          <table:table-cell table:formula="of:=INT([.F30])" office:value-type="float" office:value="6" calcext:value-type="float">
            <text:p>6</text:p>
          </table:table-cell>
          <table:table-cell table:formula="of:=[.F30]-INT([.F30])" office:value-type="float" office:value="0.27789306640625" calcext:value-type="float">
            <text:p>0.27789306640625</text:p>
          </table:table-cell>
          <table:table-cell table:formula="of:=[.H30]*[.$D$5]" office:value-type="float" office:value="18212" calcext:value-type="float">
            <text:p>18212</text:p>
          </table:table-cell>
          <table:table-cell table:formula="of:=IF([.E30]&gt;[.$D$5]; &quot;TRUE&quot;;&quot;FALSE&quot;)" office:value-type="string" office:string-value="TRUE" calcext:value-type="string">
            <text:p>TRUE</text:p>
          </table:table-cell>
          <table:table-cell table:formula="of:=IF([.E30]&gt;[.$E$5]; &quot;TRUE&quot;;&quot;FALSE&quot;)" office:value-type="string" office:string-value="FALSE" calcext:value-type="string">
            <text:p>FALSE</text:p>
          </table:table-cell>
          <table:table-cell table:formula="of:=[.D30]*([.$L$5]/360)" office:value-type="float" office:value="0.000444444444444444" calcext:value-type="float">
            <text:p>0.000444444444444</text:p>
          </table:table-cell>
          <table:table-cell table:formula="of:=INT([.L30]/[.$B$5])" office:value-type="float" office:value="32000" calcext:value-type="float">
            <text:p>32000</text:p>
          </table:table-cell>
          <table:table-cell table:formula="of:=[.M30]/[.$D$5]" office:value-type="float" office:value="0.48828125" calcext:value-type="float">
            <text:p>0.48828125</text:p>
          </table:table-cell>
          <table:table-cell table:formula="of:=INT([.N30])" office:value-type="float" office:value="0" calcext:value-type="float">
            <text:p>0</text:p>
          </table:table-cell>
          <table:table-cell table:formula="of:=[.N30]-INT([.N30])" office:value-type="float" office:value="0.48828125" calcext:value-type="float">
            <text:p>0.48828125</text:p>
          </table:table-cell>
          <table:table-cell table:formula="of:=[.P30]*[.$D$5]" office:value-type="float" office:value="32000" calcext:value-type="float">
            <text:p>32000</text:p>
          </table:table-cell>
          <table:table-cell table:formula="of:=[.D30]*((360-[.$L$5])/360)" office:value-type="float" office:value="0.00526984126984127" calcext:value-type="float">
            <text:p>0.005269841269841</text:p>
          </table:table-cell>
          <table:table-cell table:formula="of:=INT([.R30]/[.$B$5])" office:value-type="float" office:value="379428" calcext:value-type="float">
            <text:p>379428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30]" office:value-type="float" office:value="6" calcext:value-type="float">
            <text:p>6</text:p>
          </table:table-cell>
          <table:table-cell table:formula="of:=[.I30]" office:value-type="float" office:value="18212" calcext:value-type="float">
            <text:p>18212</text:p>
          </table:table-cell>
          <table:table-cell table:formula="of:=[.O30]" office:value-type="float" office:value="0" calcext:value-type="float">
            <text:p>0</text:p>
          </table:table-cell>
          <table:table-cell table:formula="of:=[.Q30]" office:value-type="float" office:value="32000" calcext:value-type="float">
            <text:p>32000</text:p>
          </table:table-cell>
          <table:table-cell table:formula="of:=COM.MICROSOFT.CONCAT([.V30];&quot;,&quot;;[.W30];&quot;,&quot;;[.X30];&quot;,&quot;;[.Y30];&quot;,&quot;)" office:value-type="string" office:string-value="6,18212,0,32000," calcext:value-type="string">
            <text:p>6,18212,0,32000,</text:p>
          </table:table-cell>
          <table:table-cell/>
          <table:table-cell table:formula="of:=([.V30]*65536)+[.W30]" office:value-type="float" office:value="411428" calcext:value-type="float">
            <text:p>411428</text:p>
          </table:table-cell>
          <table:table-cell table:formula="of:=([.X30]*65536)+[.Y30]" office:value-type="float" office:value="32000" calcext:value-type="float">
            <text:p>32000</text:p>
          </table:table-cell>
          <table:table-cell table:formula="of:=([.AC30]/[.AB30])*360" office:value-type="float" office:value="28.0000388889429" calcext:value-type="float">
            <text:p>28.000038888942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1000" calcext:value-type="float">
            <text:p>11000</text:p>
          </table:table-cell>
          <table:table-cell table:formula="of:=[.B31]/60" office:value-type="float" office:value="183.333333333333" calcext:value-type="float">
            <text:p>183.333333333333</text:p>
          </table:table-cell>
          <table:table-cell table:formula="of:=1/[.C31]" office:value-type="float" office:value="0.00545454545454545" calcext:value-type="float">
            <text:p>0.005454545454545</text:p>
          </table:table-cell>
          <table:table-cell table:formula="of:=INT([.D31]/[.$B$5])" office:value-type="float" office:value="392727" calcext:value-type="float">
            <text:p>392727</text:p>
          </table:table-cell>
          <table:table-cell table:formula="of:=[.E31]/[.$D$5]" office:value-type="float" office:value="5.99253845214844" calcext:value-type="float">
            <text:p>5.99253845214844</text:p>
          </table:table-cell>
          <table:table-cell table:formula="of:=INT([.F31])" office:value-type="float" office:value="5" calcext:value-type="float">
            <text:p>5</text:p>
          </table:table-cell>
          <table:table-cell table:formula="of:=[.F31]-INT([.F31])" office:value-type="float" office:value="0.992538452148438" calcext:value-type="float">
            <text:p>0.992538452148438</text:p>
          </table:table-cell>
          <table:table-cell table:formula="of:=[.H31]*[.$D$5]" office:value-type="float" office:value="65047" calcext:value-type="float">
            <text:p>65047</text:p>
          </table:table-cell>
          <table:table-cell table:formula="of:=IF([.E31]&gt;[.$D$5]; &quot;TRUE&quot;;&quot;FALSE&quot;)" office:value-type="string" office:string-value="TRUE" calcext:value-type="string">
            <text:p>TRUE</text:p>
          </table:table-cell>
          <table:table-cell table:formula="of:=IF([.E31]&gt;[.$E$5]; &quot;TRUE&quot;;&quot;FALSE&quot;)" office:value-type="string" office:string-value="FALSE" calcext:value-type="string">
            <text:p>FALSE</text:p>
          </table:table-cell>
          <table:table-cell table:formula="of:=[.D31]*([.$L$5]/360)" office:value-type="float" office:value="0.000424242424242424" calcext:value-type="float">
            <text:p>0.000424242424242</text:p>
          </table:table-cell>
          <table:table-cell table:formula="of:=INT([.L31]/[.$B$5])" office:value-type="float" office:value="30545" calcext:value-type="float">
            <text:p>30545</text:p>
          </table:table-cell>
          <table:table-cell table:formula="of:=[.M31]/[.$D$5]" office:value-type="float" office:value="0.466079711914063" calcext:value-type="float">
            <text:p>0.466079711914063</text:p>
          </table:table-cell>
          <table:table-cell table:formula="of:=INT([.N31])" office:value-type="float" office:value="0" calcext:value-type="float">
            <text:p>0</text:p>
          </table:table-cell>
          <table:table-cell table:formula="of:=[.N31]-INT([.N31])" office:value-type="float" office:value="0.466079711914063" calcext:value-type="float">
            <text:p>0.466079711914063</text:p>
          </table:table-cell>
          <table:table-cell table:formula="of:=[.P31]*[.$D$5]" office:value-type="float" office:value="30545" calcext:value-type="float">
            <text:p>30545</text:p>
          </table:table-cell>
          <table:table-cell table:formula="of:=[.D31]*((360-[.$L$5])/360)" office:value-type="float" office:value="0.00503030303030303" calcext:value-type="float">
            <text:p>0.005030303030303</text:p>
          </table:table-cell>
          <table:table-cell table:formula="of:=INT([.R31]/[.$B$5])" office:value-type="float" office:value="362181" calcext:value-type="float">
            <text:p>36218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31]" office:value-type="float" office:value="5" calcext:value-type="float">
            <text:p>5</text:p>
          </table:table-cell>
          <table:table-cell table:formula="of:=[.I31]" office:value-type="float" office:value="65047" calcext:value-type="float">
            <text:p>65047</text:p>
          </table:table-cell>
          <table:table-cell table:formula="of:=[.O31]" office:value-type="float" office:value="0" calcext:value-type="float">
            <text:p>0</text:p>
          </table:table-cell>
          <table:table-cell table:formula="of:=[.Q31]" office:value-type="float" office:value="30545" calcext:value-type="float">
            <text:p>30545</text:p>
          </table:table-cell>
          <table:table-cell table:formula="of:=COM.MICROSOFT.CONCAT([.V31];&quot;,&quot;;[.W31];&quot;,&quot;;[.X31];&quot;,&quot;;[.Y31];&quot;,&quot;)" office:value-type="string" office:string-value="5,65047,0,30545," calcext:value-type="string">
            <text:p>5,65047,0,30545,</text:p>
          </table:table-cell>
          <table:table-cell/>
          <table:table-cell table:formula="of:=([.V31]*65536)+[.W31]" office:value-type="float" office:value="392727" calcext:value-type="float">
            <text:p>392727</text:p>
          </table:table-cell>
          <table:table-cell table:formula="of:=([.X31]*65536)+[.Y31]" office:value-type="float" office:value="30545" calcext:value-type="float">
            <text:p>30545</text:p>
          </table:table-cell>
          <table:table-cell table:formula="of:=([.AC31]/[.AB31])*360" office:value-type="float" office:value="27.9996027775019" calcext:value-type="float">
            <text:p>27.9996027775019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500" calcext:value-type="float">
            <text:p>11500</text:p>
          </table:table-cell>
          <table:table-cell table:formula="of:=[.B32]/60" office:value-type="float" office:value="191.666666666667" calcext:value-type="float">
            <text:p>191.666666666667</text:p>
          </table:table-cell>
          <table:table-cell table:formula="of:=1/[.C32]" office:value-type="float" office:value="0.00521739130434783" calcext:value-type="float">
            <text:p>0.005217391304348</text:p>
          </table:table-cell>
          <table:table-cell table:formula="of:=INT([.D32]/[.$B$5])" office:value-type="float" office:value="375652" calcext:value-type="float">
            <text:p>375652</text:p>
          </table:table-cell>
          <table:table-cell table:formula="of:=[.E32]/[.$D$5]" office:value-type="float" office:value="5.73199462890625" calcext:value-type="float">
            <text:p>5.73199462890625</text:p>
          </table:table-cell>
          <table:table-cell table:formula="of:=INT([.F32])" office:value-type="float" office:value="5" calcext:value-type="float">
            <text:p>5</text:p>
          </table:table-cell>
          <table:table-cell table:formula="of:=[.F32]-INT([.F32])" office:value-type="float" office:value="0.73199462890625" calcext:value-type="float">
            <text:p>0.73199462890625</text:p>
          </table:table-cell>
          <table:table-cell table:formula="of:=[.H32]*[.$D$5]" office:value-type="float" office:value="47972" calcext:value-type="float">
            <text:p>47972</text:p>
          </table:table-cell>
          <table:table-cell table:formula="of:=IF([.E32]&gt;[.$D$5]; &quot;TRUE&quot;;&quot;FALSE&quot;)" office:value-type="string" office:string-value="TRUE" calcext:value-type="string">
            <text:p>TRUE</text:p>
          </table:table-cell>
          <table:table-cell table:formula="of:=IF([.E32]&gt;[.$E$5]; &quot;TRUE&quot;;&quot;FALSE&quot;)" office:value-type="string" office:string-value="FALSE" calcext:value-type="string">
            <text:p>FALSE</text:p>
          </table:table-cell>
          <table:table-cell table:formula="of:=[.D32]*([.$L$5]/360)" office:value-type="float" office:value="0.000405797101449275" calcext:value-type="float">
            <text:p>0.000405797101449</text:p>
          </table:table-cell>
          <table:table-cell table:formula="of:=INT([.L32]/[.$B$5])" office:value-type="float" office:value="29217" calcext:value-type="float">
            <text:p>29217</text:p>
          </table:table-cell>
          <table:table-cell table:formula="of:=[.M32]/[.$D$5]" office:value-type="float" office:value="0.445816040039063" calcext:value-type="float">
            <text:p>0.445816040039063</text:p>
          </table:table-cell>
          <table:table-cell table:formula="of:=INT([.N32])" office:value-type="float" office:value="0" calcext:value-type="float">
            <text:p>0</text:p>
          </table:table-cell>
          <table:table-cell table:formula="of:=[.N32]-INT([.N32])" office:value-type="float" office:value="0.445816040039063" calcext:value-type="float">
            <text:p>0.445816040039063</text:p>
          </table:table-cell>
          <table:table-cell table:formula="of:=[.P32]*[.$D$5]" office:value-type="float" office:value="29217" calcext:value-type="float">
            <text:p>29217</text:p>
          </table:table-cell>
          <table:table-cell table:formula="of:=[.D32]*((360-[.$L$5])/360)" office:value-type="float" office:value="0.00481159420289855" calcext:value-type="float">
            <text:p>0.004811594202899</text:p>
          </table:table-cell>
          <table:table-cell table:formula="of:=INT([.R32]/[.$B$5])" office:value-type="float" office:value="346434" calcext:value-type="float">
            <text:p>346434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G32]" office:value-type="float" office:value="5" calcext:value-type="float">
            <text:p>5</text:p>
          </table:table-cell>
          <table:table-cell table:formula="of:=[.I32]" office:value-type="float" office:value="47972" calcext:value-type="float">
            <text:p>47972</text:p>
          </table:table-cell>
          <table:table-cell table:formula="of:=[.O32]" office:value-type="float" office:value="0" calcext:value-type="float">
            <text:p>0</text:p>
          </table:table-cell>
          <table:table-cell table:formula="of:=[.Q32]" office:value-type="float" office:value="29217" calcext:value-type="float">
            <text:p>29217</text:p>
          </table:table-cell>
          <table:table-cell table:formula="of:=COM.MICROSOFT.CONCAT([.V32];&quot;,&quot;;[.W32];&quot;,&quot;;[.X32];&quot;,&quot;;[.Y32];&quot;,&quot;)" office:value-type="string" office:string-value="5,47972,0,29217," calcext:value-type="string">
            <text:p>5,47972,0,29217,</text:p>
          </table:table-cell>
          <table:table-cell/>
          <table:table-cell table:formula="of:=([.V32]*65536)+[.W32]" office:value-type="float" office:value="375652" calcext:value-type="float">
            <text:p>375652</text:p>
          </table:table-cell>
          <table:table-cell table:formula="of:=([.X32]*65536)+[.Y32]" office:value-type="float" office:value="29217" calcext:value-type="float">
            <text:p>29217</text:p>
          </table:table-cell>
          <table:table-cell table:formula="of:=([.AC32]/[.AB32])*360" office:value-type="float" office:value="27.9996379627954" calcext:value-type="float">
            <text:p>27.999637962795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000" calcext:value-type="float">
            <text:p>12000</text:p>
          </table:table-cell>
          <table:table-cell table:formula="of:=[.B33]/60" office:value-type="float" office:value="200" calcext:value-type="float">
            <text:p>200</text:p>
          </table:table-cell>
          <table:table-cell table:formula="of:=1/[.C33]" office:value-type="float" office:value="0.005" calcext:value-type="float">
            <text:p>0.005</text:p>
          </table:table-cell>
          <table:table-cell table:formula="of:=INT([.D33]/[.$B$5])" office:value-type="float" office:value="360000" calcext:value-type="float">
            <text:p>360000</text:p>
          </table:table-cell>
          <table:table-cell table:formula="of:=[.E33]/[.$D$5]" office:value-type="float" office:value="5.4931640625" calcext:value-type="float">
            <text:p>5.4931640625</text:p>
          </table:table-cell>
          <table:table-cell table:formula="of:=INT([.F33])" office:value-type="float" office:value="5" calcext:value-type="float">
            <text:p>5</text:p>
          </table:table-cell>
          <table:table-cell table:formula="of:=[.F33]-INT([.F33])" office:value-type="float" office:value="0.4931640625" calcext:value-type="float">
            <text:p>0.4931640625</text:p>
          </table:table-cell>
          <table:table-cell table:formula="of:=[.H33]*[.$D$5]" office:value-type="float" office:value="32320" calcext:value-type="float">
            <text:p>32320</text:p>
          </table:table-cell>
          <table:table-cell table:formula="of:=IF([.E33]&gt;[.$D$5]; &quot;TRUE&quot;;&quot;FALSE&quot;)" office:value-type="string" office:string-value="TRUE" calcext:value-type="string">
            <text:p>TRUE</text:p>
          </table:table-cell>
          <table:table-cell table:formula="of:=IF([.E33]&gt;[.$E$5]; &quot;TRUE&quot;;&quot;FALSE&quot;)" office:value-type="string" office:string-value="FALSE" calcext:value-type="string">
            <text:p>FALSE</text:p>
          </table:table-cell>
          <table:table-cell table:formula="of:=[.D33]*([.$L$5]/360)" office:value-type="float" office:value="0.000388888888888889" calcext:value-type="float">
            <text:p>0.000388888888889</text:p>
          </table:table-cell>
          <table:table-cell table:formula="of:=INT([.L33]/[.$B$5])" office:value-type="float" office:value="28000" calcext:value-type="float">
            <text:p>28000</text:p>
          </table:table-cell>
          <table:table-cell table:formula="of:=[.M33]/[.$D$5]" office:value-type="float" office:value="0.42724609375" calcext:value-type="float">
            <text:p>0.42724609375</text:p>
          </table:table-cell>
          <table:table-cell table:formula="of:=INT([.N33])" office:value-type="float" office:value="0" calcext:value-type="float">
            <text:p>0</text:p>
          </table:table-cell>
          <table:table-cell table:formula="of:=[.N33]-INT([.N33])" office:value-type="float" office:value="0.42724609375" calcext:value-type="float">
            <text:p>0.42724609375</text:p>
          </table:table-cell>
          <table:table-cell table:formula="of:=[.P33]*[.$D$5]" office:value-type="float" office:value="28000" calcext:value-type="float">
            <text:p>28000</text:p>
          </table:table-cell>
          <table:table-cell table:formula="of:=[.D33]*((360-[.$L$5])/360)" office:value-type="float" office:value="0.00461111111111111" calcext:value-type="float">
            <text:p>0.004611111111111</text:p>
          </table:table-cell>
          <table:table-cell table:formula="of:=INT([.R33]/[.$B$5])" office:value-type="float" office:value="332000" calcext:value-type="float">
            <text:p>3320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33]" office:value-type="float" office:value="5" calcext:value-type="float">
            <text:p>5</text:p>
          </table:table-cell>
          <table:table-cell table:formula="of:=[.I33]" office:value-type="float" office:value="32320" calcext:value-type="float">
            <text:p>32320</text:p>
          </table:table-cell>
          <table:table-cell table:formula="of:=[.O33]" office:value-type="float" office:value="0" calcext:value-type="float">
            <text:p>0</text:p>
          </table:table-cell>
          <table:table-cell table:formula="of:=[.Q33]" office:value-type="float" office:value="28000" calcext:value-type="float">
            <text:p>28000</text:p>
          </table:table-cell>
          <table:table-cell table:formula="of:=COM.MICROSOFT.CONCAT([.V33];&quot;,&quot;;[.W33];&quot;,&quot;;[.X33];&quot;,&quot;;[.Y33];&quot;,&quot;)" office:value-type="string" office:string-value="5,32320,0,28000," calcext:value-type="string">
            <text:p>5,32320,0,28000,</text:p>
          </table:table-cell>
          <table:table-cell/>
          <table:table-cell table:formula="of:=([.V33]*65536)+[.W33]" office:value-type="float" office:value="360000" calcext:value-type="float">
            <text:p>360000</text:p>
          </table:table-cell>
          <table:table-cell table:formula="of:=([.X33]*65536)+[.Y33]" office:value-type="float" office:value="28000" calcext:value-type="float">
            <text:p>28000</text:p>
          </table:table-cell>
          <table:table-cell table:formula="of:=([.AC33]/[.AB33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2500" calcext:value-type="float">
            <text:p>12500</text:p>
          </table:table-cell>
          <table:table-cell table:formula="of:=[.B34]/60" office:value-type="float" office:value="208.333333333333" calcext:value-type="float">
            <text:p>208.333333333333</text:p>
          </table:table-cell>
          <table:table-cell table:formula="of:=1/[.C34]" office:value-type="float" office:value="0.0048" calcext:value-type="float">
            <text:p>0.0048</text:p>
          </table:table-cell>
          <table:table-cell table:formula="of:=INT([.D34]/[.$B$5])" office:value-type="float" office:value="345600" calcext:value-type="float">
            <text:p>345600</text:p>
          </table:table-cell>
          <table:table-cell table:formula="of:=[.E34]/[.$D$5]" office:value-type="float" office:value="5.2734375" calcext:value-type="float">
            <text:p>5.2734375</text:p>
          </table:table-cell>
          <table:table-cell table:formula="of:=INT([.F34])" office:value-type="float" office:value="5" calcext:value-type="float">
            <text:p>5</text:p>
          </table:table-cell>
          <table:table-cell table:formula="of:=[.F34]-INT([.F34])" office:value-type="float" office:value="0.2734375" calcext:value-type="float">
            <text:p>0.2734375</text:p>
          </table:table-cell>
          <table:table-cell table:formula="of:=[.H34]*[.$D$5]" office:value-type="float" office:value="17920" calcext:value-type="float">
            <text:p>17920</text:p>
          </table:table-cell>
          <table:table-cell table:formula="of:=IF([.E34]&gt;[.$D$5]; &quot;TRUE&quot;;&quot;FALSE&quot;)" office:value-type="string" office:string-value="TRUE" calcext:value-type="string">
            <text:p>TRUE</text:p>
          </table:table-cell>
          <table:table-cell table:formula="of:=IF([.E34]&gt;[.$E$5]; &quot;TRUE&quot;;&quot;FALSE&quot;)" office:value-type="string" office:string-value="FALSE" calcext:value-type="string">
            <text:p>FALSE</text:p>
          </table:table-cell>
          <table:table-cell table:formula="of:=[.D34]*([.$L$5]/360)" office:value-type="float" office:value="0.000373333333333333" calcext:value-type="float">
            <text:p>0.000373333333333</text:p>
          </table:table-cell>
          <table:table-cell table:formula="of:=INT([.L34]/[.$B$5])" office:value-type="float" office:value="26880" calcext:value-type="float">
            <text:p>26880</text:p>
          </table:table-cell>
          <table:table-cell table:formula="of:=[.M34]/[.$D$5]" office:value-type="float" office:value="0.41015625" calcext:value-type="float">
            <text:p>0.41015625</text:p>
          </table:table-cell>
          <table:table-cell table:formula="of:=INT([.N34])" office:value-type="float" office:value="0" calcext:value-type="float">
            <text:p>0</text:p>
          </table:table-cell>
          <table:table-cell table:formula="of:=[.N34]-INT([.N34])" office:value-type="float" office:value="0.41015625" calcext:value-type="float">
            <text:p>0.41015625</text:p>
          </table:table-cell>
          <table:table-cell table:formula="of:=[.P34]*[.$D$5]" office:value-type="float" office:value="26880" calcext:value-type="float">
            <text:p>26880</text:p>
          </table:table-cell>
          <table:table-cell table:formula="of:=[.D34]*((360-[.$L$5])/360)" office:value-type="float" office:value="0.00442666666666667" calcext:value-type="float">
            <text:p>0.004426666666667</text:p>
          </table:table-cell>
          <table:table-cell table:formula="of:=INT([.R34]/[.$B$5])" office:value-type="float" office:value="318720" calcext:value-type="float">
            <text:p>318720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34]" office:value-type="float" office:value="5" calcext:value-type="float">
            <text:p>5</text:p>
          </table:table-cell>
          <table:table-cell table:formula="of:=[.I34]" office:value-type="float" office:value="17920" calcext:value-type="float">
            <text:p>17920</text:p>
          </table:table-cell>
          <table:table-cell table:formula="of:=[.O34]" office:value-type="float" office:value="0" calcext:value-type="float">
            <text:p>0</text:p>
          </table:table-cell>
          <table:table-cell table:formula="of:=[.Q34]" office:value-type="float" office:value="26880" calcext:value-type="float">
            <text:p>26880</text:p>
          </table:table-cell>
          <table:table-cell table:formula="of:=COM.MICROSOFT.CONCAT([.V34];&quot;,&quot;;[.W34];&quot;,&quot;;[.X34];&quot;,&quot;;[.Y34];&quot;,&quot;)" office:value-type="string" office:string-value="5,17920,0,26880," calcext:value-type="string">
            <text:p>5,17920,0,26880,</text:p>
          </table:table-cell>
          <table:table-cell/>
          <table:table-cell table:formula="of:=([.V34]*65536)+[.W34]" office:value-type="float" office:value="345600" calcext:value-type="float">
            <text:p>345600</text:p>
          </table:table-cell>
          <table:table-cell table:formula="of:=([.X34]*65536)+[.Y34]" office:value-type="float" office:value="26880" calcext:value-type="float">
            <text:p>26880</text:p>
          </table:table-cell>
          <table:table-cell table:formula="of:=([.AC34]/[.AB34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3000" calcext:value-type="float">
            <text:p>13000</text:p>
          </table:table-cell>
          <table:table-cell table:formula="of:=[.B35]/60" office:value-type="float" office:value="216.666666666667" calcext:value-type="float">
            <text:p>216.666666666667</text:p>
          </table:table-cell>
          <table:table-cell table:formula="of:=1/[.C35]" office:value-type="float" office:value="0.00461538461538462" calcext:value-type="float">
            <text:p>0.004615384615385</text:p>
          </table:table-cell>
          <table:table-cell table:formula="of:=INT([.D35]/[.$B$5])" office:value-type="float" office:value="332307" calcext:value-type="float">
            <text:p>332307</text:p>
          </table:table-cell>
          <table:table-cell table:formula="of:=[.E35]/[.$D$5]" office:value-type="float" office:value="5.07060241699219" calcext:value-type="float">
            <text:p>5.07060241699219</text:p>
          </table:table-cell>
          <table:table-cell table:formula="of:=INT([.F35])" office:value-type="float" office:value="5" calcext:value-type="float">
            <text:p>5</text:p>
          </table:table-cell>
          <table:table-cell table:formula="of:=[.F35]-INT([.F35])" office:value-type="float" office:value="0.0706024169921875" calcext:value-type="float">
            <text:p>0.070602416992188</text:p>
          </table:table-cell>
          <table:table-cell table:formula="of:=[.H35]*[.$D$5]" office:value-type="float" office:value="4627" calcext:value-type="float">
            <text:p>4627</text:p>
          </table:table-cell>
          <table:table-cell table:formula="of:=IF([.E35]&gt;[.$D$5]; &quot;TRUE&quot;;&quot;FALSE&quot;)" office:value-type="string" office:string-value="TRUE" calcext:value-type="string">
            <text:p>TRUE</text:p>
          </table:table-cell>
          <table:table-cell table:formula="of:=IF([.E35]&gt;[.$E$5]; &quot;TRUE&quot;;&quot;FALSE&quot;)" office:value-type="string" office:string-value="FALSE" calcext:value-type="string">
            <text:p>FALSE</text:p>
          </table:table-cell>
          <table:table-cell table:formula="of:=[.D35]*([.$L$5]/360)" office:value-type="float" office:value="0.000358974358974359" calcext:value-type="float">
            <text:p>0.000358974358974</text:p>
          </table:table-cell>
          <table:table-cell table:formula="of:=INT([.L35]/[.$B$5])" office:value-type="float" office:value="25846" calcext:value-type="float">
            <text:p>25846</text:p>
          </table:table-cell>
          <table:table-cell table:formula="of:=[.M35]/[.$D$5]" office:value-type="float" office:value="0.394378662109375" calcext:value-type="float">
            <text:p>0.394378662109375</text:p>
          </table:table-cell>
          <table:table-cell table:formula="of:=INT([.N35])" office:value-type="float" office:value="0" calcext:value-type="float">
            <text:p>0</text:p>
          </table:table-cell>
          <table:table-cell table:formula="of:=[.N35]-INT([.N35])" office:value-type="float" office:value="0.394378662109375" calcext:value-type="float">
            <text:p>0.394378662109375</text:p>
          </table:table-cell>
          <table:table-cell table:formula="of:=[.P35]*[.$D$5]" office:value-type="float" office:value="25846" calcext:value-type="float">
            <text:p>25846</text:p>
          </table:table-cell>
          <table:table-cell table:formula="of:=[.D35]*((360-[.$L$5])/360)" office:value-type="float" office:value="0.00425641025641026" calcext:value-type="float">
            <text:p>0.00425641025641</text:p>
          </table:table-cell>
          <table:table-cell table:formula="of:=INT([.R35]/[.$B$5])" office:value-type="float" office:value="306461" calcext:value-type="float">
            <text:p>30646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35]" office:value-type="float" office:value="5" calcext:value-type="float">
            <text:p>5</text:p>
          </table:table-cell>
          <table:table-cell table:formula="of:=[.I35]" office:value-type="float" office:value="4627" calcext:value-type="float">
            <text:p>4627</text:p>
          </table:table-cell>
          <table:table-cell table:formula="of:=[.O35]" office:value-type="float" office:value="0" calcext:value-type="float">
            <text:p>0</text:p>
          </table:table-cell>
          <table:table-cell table:formula="of:=[.Q35]" office:value-type="float" office:value="25846" calcext:value-type="float">
            <text:p>25846</text:p>
          </table:table-cell>
          <table:table-cell table:formula="of:=COM.MICROSOFT.CONCAT([.V35];&quot;,&quot;;[.W35];&quot;,&quot;;[.X35];&quot;,&quot;;[.Y35];&quot;,&quot;)" office:value-type="string" office:string-value="5,4627,0,25846," calcext:value-type="string">
            <text:p>5,4627,0,25846,</text:p>
          </table:table-cell>
          <table:table-cell/>
          <table:table-cell table:formula="of:=([.V35]*65536)+[.W35]" office:value-type="float" office:value="332307" calcext:value-type="float">
            <text:p>332307</text:p>
          </table:table-cell>
          <table:table-cell table:formula="of:=([.X35]*65536)+[.Y35]" office:value-type="float" office:value="25846" calcext:value-type="float">
            <text:p>25846</text:p>
          </table:table-cell>
          <table:table-cell table:formula="of:=([.AC35]/[.AB35])*360" office:value-type="float" office:value="27.999891666441" calcext:value-type="float">
            <text:p>27.99989166644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3500" calcext:value-type="float">
            <text:p>13500</text:p>
          </table:table-cell>
          <table:table-cell table:formula="of:=[.B36]/60" office:value-type="float" office:value="225" calcext:value-type="float">
            <text:p>225</text:p>
          </table:table-cell>
          <table:table-cell table:formula="of:=1/[.C36]" office:value-type="float" office:value="0.00444444444444444" calcext:value-type="float">
            <text:p>0.004444444444444</text:p>
          </table:table-cell>
          <table:table-cell table:formula="of:=INT([.D36]/[.$B$5])" office:value-type="float" office:value="320000" calcext:value-type="float">
            <text:p>320000</text:p>
          </table:table-cell>
          <table:table-cell table:formula="of:=[.E36]/[.$D$5]" office:value-type="float" office:value="4.8828125" calcext:value-type="float">
            <text:p>4.8828125</text:p>
          </table:table-cell>
          <table:table-cell table:formula="of:=INT([.F36])" office:value-type="float" office:value="4" calcext:value-type="float">
            <text:p>4</text:p>
          </table:table-cell>
          <table:table-cell table:formula="of:=[.F36]-INT([.F36])" office:value-type="float" office:value="0.8828125" calcext:value-type="float">
            <text:p>0.8828125</text:p>
          </table:table-cell>
          <table:table-cell table:formula="of:=[.H36]*[.$D$5]" office:value-type="float" office:value="57856" calcext:value-type="float">
            <text:p>57856</text:p>
          </table:table-cell>
          <table:table-cell table:formula="of:=IF([.E36]&gt;[.$D$5]; &quot;TRUE&quot;;&quot;FALSE&quot;)" office:value-type="string" office:string-value="TRUE" calcext:value-type="string">
            <text:p>TRUE</text:p>
          </table:table-cell>
          <table:table-cell table:formula="of:=IF([.E36]&gt;[.$E$5]; &quot;TRUE&quot;;&quot;FALSE&quot;)" office:value-type="string" office:string-value="FALSE" calcext:value-type="string">
            <text:p>FALSE</text:p>
          </table:table-cell>
          <table:table-cell table:formula="of:=[.D36]*([.$L$5]/360)" office:value-type="float" office:value="0.000345679012345679" calcext:value-type="float">
            <text:p>0.000345679012346</text:p>
          </table:table-cell>
          <table:table-cell table:formula="of:=INT([.L36]/[.$B$5])" office:value-type="float" office:value="24888" calcext:value-type="float">
            <text:p>24888</text:p>
          </table:table-cell>
          <table:table-cell table:formula="of:=[.M36]/[.$D$5]" office:value-type="float" office:value="0.3797607421875" calcext:value-type="float">
            <text:p>0.3797607421875</text:p>
          </table:table-cell>
          <table:table-cell table:formula="of:=INT([.N36])" office:value-type="float" office:value="0" calcext:value-type="float">
            <text:p>0</text:p>
          </table:table-cell>
          <table:table-cell table:formula="of:=[.N36]-INT([.N36])" office:value-type="float" office:value="0.3797607421875" calcext:value-type="float">
            <text:p>0.3797607421875</text:p>
          </table:table-cell>
          <table:table-cell table:formula="of:=[.P36]*[.$D$5]" office:value-type="float" office:value="24888" calcext:value-type="float">
            <text:p>24888</text:p>
          </table:table-cell>
          <table:table-cell table:formula="of:=[.D36]*((360-[.$L$5])/360)" office:value-type="float" office:value="0.00409876543209877" calcext:value-type="float">
            <text:p>0.004098765432099</text:p>
          </table:table-cell>
          <table:table-cell table:formula="of:=INT([.R36]/[.$B$5])" office:value-type="float" office:value="295111" calcext:value-type="float">
            <text:p>29511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G36]" office:value-type="float" office:value="4" calcext:value-type="float">
            <text:p>4</text:p>
          </table:table-cell>
          <table:table-cell table:formula="of:=[.I36]" office:value-type="float" office:value="57856" calcext:value-type="float">
            <text:p>57856</text:p>
          </table:table-cell>
          <table:table-cell table:formula="of:=[.O36]" office:value-type="float" office:value="0" calcext:value-type="float">
            <text:p>0</text:p>
          </table:table-cell>
          <table:table-cell table:formula="of:=[.Q36]" office:value-type="float" office:value="24888" calcext:value-type="float">
            <text:p>24888</text:p>
          </table:table-cell>
          <table:table-cell table:formula="of:=COM.MICROSOFT.CONCAT([.V36];&quot;,&quot;;[.W36];&quot;,&quot;;[.X36];&quot;,&quot;;[.Y36];&quot;,&quot;)" office:value-type="string" office:string-value="4,57856,0,24888," calcext:value-type="string">
            <text:p>4,57856,0,24888,</text:p>
          </table:table-cell>
          <table:table-cell/>
          <table:table-cell table:formula="of:=([.V36]*65536)+[.W36]" office:value-type="float" office:value="320000" calcext:value-type="float">
            <text:p>320000</text:p>
          </table:table-cell>
          <table:table-cell table:formula="of:=([.X36]*65536)+[.Y36]" office:value-type="float" office:value="24888" calcext:value-type="float">
            <text:p>24888</text:p>
          </table:table-cell>
          <table:table-cell table:formula="of:=([.AC36]/[.AB36])*360" office:value-type="float" office:value="27.999" calcext:value-type="float">
            <text:p>27.999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4000" calcext:value-type="float">
            <text:p>14000</text:p>
          </table:table-cell>
          <table:table-cell table:formula="of:=[.B37]/60" office:value-type="float" office:value="233.333333333333" calcext:value-type="float">
            <text:p>233.333333333333</text:p>
          </table:table-cell>
          <table:table-cell table:formula="of:=1/[.C37]" office:value-type="float" office:value="0.00428571428571429" calcext:value-type="float">
            <text:p>0.004285714285714</text:p>
          </table:table-cell>
          <table:table-cell table:formula="of:=INT([.D37]/[.$B$5])" office:value-type="float" office:value="308571" calcext:value-type="float">
            <text:p>308571</text:p>
          </table:table-cell>
          <table:table-cell table:formula="of:=[.E37]/[.$D$5]" office:value-type="float" office:value="4.70841979980469" calcext:value-type="float">
            <text:p>4.70841979980469</text:p>
          </table:table-cell>
          <table:table-cell table:formula="of:=INT([.F37])" office:value-type="float" office:value="4" calcext:value-type="float">
            <text:p>4</text:p>
          </table:table-cell>
          <table:table-cell table:formula="of:=[.F37]-INT([.F37])" office:value-type="float" office:value="0.708419799804688" calcext:value-type="float">
            <text:p>0.708419799804688</text:p>
          </table:table-cell>
          <table:table-cell table:formula="of:=[.H37]*[.$D$5]" office:value-type="float" office:value="46427" calcext:value-type="float">
            <text:p>46427</text:p>
          </table:table-cell>
          <table:table-cell table:formula="of:=IF([.E37]&gt;[.$D$5]; &quot;TRUE&quot;;&quot;FALSE&quot;)" office:value-type="string" office:string-value="TRUE" calcext:value-type="string">
            <text:p>TRUE</text:p>
          </table:table-cell>
          <table:table-cell table:formula="of:=IF([.E37]&gt;[.$E$5]; &quot;TRUE&quot;;&quot;FALSE&quot;)" office:value-type="string" office:string-value="FALSE" calcext:value-type="string">
            <text:p>FALSE</text:p>
          </table:table-cell>
          <table:table-cell table:formula="of:=[.D37]*([.$L$5]/360)" office:value-type="float" office:value="0.000333333333333333" calcext:value-type="float">
            <text:p>0.000333333333333</text:p>
          </table:table-cell>
          <table:table-cell table:formula="of:=INT([.L37]/[.$B$5])" office:value-type="float" office:value="24000" calcext:value-type="float">
            <text:p>24000</text:p>
          </table:table-cell>
          <table:table-cell table:formula="of:=[.M37]/[.$D$5]" office:value-type="float" office:value="0.3662109375" calcext:value-type="float">
            <text:p>0.3662109375</text:p>
          </table:table-cell>
          <table:table-cell table:formula="of:=INT([.N37])" office:value-type="float" office:value="0" calcext:value-type="float">
            <text:p>0</text:p>
          </table:table-cell>
          <table:table-cell table:formula="of:=[.N37]-INT([.N37])" office:value-type="float" office:value="0.3662109375" calcext:value-type="float">
            <text:p>0.3662109375</text:p>
          </table:table-cell>
          <table:table-cell table:formula="of:=[.P37]*[.$D$5]" office:value-type="float" office:value="24000" calcext:value-type="float">
            <text:p>24000</text:p>
          </table:table-cell>
          <table:table-cell table:formula="of:=[.D37]*((360-[.$L$5])/360)" office:value-type="float" office:value="0.00395238095238095" calcext:value-type="float">
            <text:p>0.003952380952381</text:p>
          </table:table-cell>
          <table:table-cell table:formula="of:=INT([.R37]/[.$B$5])" office:value-type="float" office:value="284571" calcext:value-type="float">
            <text:p>28457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37]" office:value-type="float" office:value="4" calcext:value-type="float">
            <text:p>4</text:p>
          </table:table-cell>
          <table:table-cell table:formula="of:=[.I37]" office:value-type="float" office:value="46427" calcext:value-type="float">
            <text:p>46427</text:p>
          </table:table-cell>
          <table:table-cell table:formula="of:=[.O37]" office:value-type="float" office:value="0" calcext:value-type="float">
            <text:p>0</text:p>
          </table:table-cell>
          <table:table-cell table:formula="of:=[.Q37]" office:value-type="float" office:value="24000" calcext:value-type="float">
            <text:p>24000</text:p>
          </table:table-cell>
          <table:table-cell table:formula="of:=COM.MICROSOFT.CONCAT([.V37];&quot;,&quot;;[.W37];&quot;,&quot;;[.X37];&quot;,&quot;;[.Y37];&quot;,&quot;)" office:value-type="string" office:string-value="4,46427,0,24000," calcext:value-type="string">
            <text:p>4,46427,0,24000,</text:p>
          </table:table-cell>
          <table:table-cell/>
          <table:table-cell table:formula="of:=([.V37]*65536)+[.W37]" office:value-type="float" office:value="308571" calcext:value-type="float">
            <text:p>308571</text:p>
          </table:table-cell>
          <table:table-cell table:formula="of:=([.X37]*65536)+[.Y37]" office:value-type="float" office:value="24000" calcext:value-type="float">
            <text:p>24000</text:p>
          </table:table-cell>
          <table:table-cell table:formula="of:=([.AC37]/[.AB37])*360" office:value-type="float" office:value="28.0000388889429" calcext:value-type="float">
            <text:p>28.000038888942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4500" calcext:value-type="float">
            <text:p>14500</text:p>
          </table:table-cell>
          <table:table-cell table:formula="of:=[.B38]/60" office:value-type="float" office:value="241.666666666667" calcext:value-type="float">
            <text:p>241.666666666667</text:p>
          </table:table-cell>
          <table:table-cell table:formula="of:=1/[.C38]" office:value-type="float" office:value="0.00413793103448276" calcext:value-type="float">
            <text:p>0.004137931034483</text:p>
          </table:table-cell>
          <table:table-cell table:formula="of:=INT([.D38]/[.$B$5])" office:value-type="float" office:value="297931" calcext:value-type="float">
            <text:p>297931</text:p>
          </table:table-cell>
          <table:table-cell table:formula="of:=[.E38]/[.$D$5]" office:value-type="float" office:value="4.54606628417969" calcext:value-type="float">
            <text:p>4.54606628417969</text:p>
          </table:table-cell>
          <table:table-cell table:formula="of:=INT([.F38])" office:value-type="float" office:value="4" calcext:value-type="float">
            <text:p>4</text:p>
          </table:table-cell>
          <table:table-cell table:formula="of:=[.F38]-INT([.F38])" office:value-type="float" office:value="0.546066284179688" calcext:value-type="float">
            <text:p>0.546066284179688</text:p>
          </table:table-cell>
          <table:table-cell table:formula="of:=[.H38]*[.$D$5]" office:value-type="float" office:value="35787" calcext:value-type="float">
            <text:p>35787</text:p>
          </table:table-cell>
          <table:table-cell table:formula="of:=IF([.E38]&gt;[.$D$5]; &quot;TRUE&quot;;&quot;FALSE&quot;)" office:value-type="string" office:string-value="TRUE" calcext:value-type="string">
            <text:p>TRUE</text:p>
          </table:table-cell>
          <table:table-cell table:formula="of:=IF([.E38]&gt;[.$E$5]; &quot;TRUE&quot;;&quot;FALSE&quot;)" office:value-type="string" office:string-value="FALSE" calcext:value-type="string">
            <text:p>FALSE</text:p>
          </table:table-cell>
          <table:table-cell table:formula="of:=[.D38]*([.$L$5]/360)" office:value-type="float" office:value="0.00032183908045977" calcext:value-type="float">
            <text:p>0.00032183908046</text:p>
          </table:table-cell>
          <table:table-cell table:formula="of:=INT([.L38]/[.$B$5])" office:value-type="float" office:value="23172" calcext:value-type="float">
            <text:p>23172</text:p>
          </table:table-cell>
          <table:table-cell table:formula="of:=[.M38]/[.$D$5]" office:value-type="float" office:value="0.35357666015625" calcext:value-type="float">
            <text:p>0.35357666015625</text:p>
          </table:table-cell>
          <table:table-cell table:formula="of:=INT([.N38])" office:value-type="float" office:value="0" calcext:value-type="float">
            <text:p>0</text:p>
          </table:table-cell>
          <table:table-cell table:formula="of:=[.N38]-INT([.N38])" office:value-type="float" office:value="0.35357666015625" calcext:value-type="float">
            <text:p>0.35357666015625</text:p>
          </table:table-cell>
          <table:table-cell table:formula="of:=[.P38]*[.$D$5]" office:value-type="float" office:value="23172" calcext:value-type="float">
            <text:p>23172</text:p>
          </table:table-cell>
          <table:table-cell table:formula="of:=[.D38]*((360-[.$L$5])/360)" office:value-type="float" office:value="0.00381609195402299" calcext:value-type="float">
            <text:p>0.003816091954023</text:p>
          </table:table-cell>
          <table:table-cell table:formula="of:=INT([.R38]/[.$B$5])" office:value-type="float" office:value="274758" calcext:value-type="float">
            <text:p>274758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G38]" office:value-type="float" office:value="4" calcext:value-type="float">
            <text:p>4</text:p>
          </table:table-cell>
          <table:table-cell table:formula="of:=[.I38]" office:value-type="float" office:value="35787" calcext:value-type="float">
            <text:p>35787</text:p>
          </table:table-cell>
          <table:table-cell table:formula="of:=[.O38]" office:value-type="float" office:value="0" calcext:value-type="float">
            <text:p>0</text:p>
          </table:table-cell>
          <table:table-cell table:formula="of:=[.Q38]" office:value-type="float" office:value="23172" calcext:value-type="float">
            <text:p>23172</text:p>
          </table:table-cell>
          <table:table-cell table:formula="of:=COM.MICROSOFT.CONCAT([.V38];&quot;,&quot;;[.W38];&quot;,&quot;;[.X38];&quot;,&quot;;[.Y38];&quot;,&quot;)" office:value-type="string" office:string-value="4,35787,0,23172," calcext:value-type="string">
            <text:p>4,35787,0,23172,</text:p>
          </table:table-cell>
          <table:table-cell/>
          <table:table-cell table:formula="of:=([.V38]*65536)+[.W38]" office:value-type="float" office:value="297931" calcext:value-type="float">
            <text:p>297931</text:p>
          </table:table-cell>
          <table:table-cell table:formula="of:=([.X38]*65536)+[.Y38]" office:value-type="float" office:value="23172" calcext:value-type="float">
            <text:p>23172</text:p>
          </table:table-cell>
          <table:table-cell table:formula="of:=([.AC38]/[.AB38])*360" office:value-type="float" office:value="27.9995032406832" calcext:value-type="float">
            <text:p>27.999503240683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5000" calcext:value-type="float">
            <text:p>15000</text:p>
          </table:table-cell>
          <table:table-cell table:formula="of:=[.B39]/60" office:value-type="float" office:value="250" calcext:value-type="float">
            <text:p>250</text:p>
          </table:table-cell>
          <table:table-cell table:formula="of:=1/[.C39]" office:value-type="float" office:value="0.004" calcext:value-type="float">
            <text:p>0.004</text:p>
          </table:table-cell>
          <table:table-cell table:formula="of:=INT([.D39]/[.$B$5])" office:value-type="float" office:value="288000" calcext:value-type="float">
            <text:p>288000</text:p>
          </table:table-cell>
          <table:table-cell table:formula="of:=[.E39]/[.$D$5]" office:value-type="float" office:value="4.39453125" calcext:value-type="float">
            <text:p>4.39453125</text:p>
          </table:table-cell>
          <table:table-cell table:formula="of:=INT([.F39])" office:value-type="float" office:value="4" calcext:value-type="float">
            <text:p>4</text:p>
          </table:table-cell>
          <table:table-cell table:formula="of:=[.F39]-INT([.F39])" office:value-type="float" office:value="0.39453125" calcext:value-type="float">
            <text:p>0.39453125</text:p>
          </table:table-cell>
          <table:table-cell table:formula="of:=[.H39]*[.$D$5]" office:value-type="float" office:value="25856" calcext:value-type="float">
            <text:p>25856</text:p>
          </table:table-cell>
          <table:table-cell table:formula="of:=IF([.E39]&gt;[.$D$5]; &quot;TRUE&quot;;&quot;FALSE&quot;)" office:value-type="string" office:string-value="TRUE" calcext:value-type="string">
            <text:p>TRUE</text:p>
          </table:table-cell>
          <table:table-cell table:formula="of:=IF([.E39]&gt;[.$E$5]; &quot;TRUE&quot;;&quot;FALSE&quot;)" office:value-type="string" office:string-value="FALSE" calcext:value-type="string">
            <text:p>FALSE</text:p>
          </table:table-cell>
          <table:table-cell table:formula="of:=[.D39]*([.$L$5]/360)" office:value-type="float" office:value="0.000311111111111111" calcext:value-type="float">
            <text:p>0.000311111111111</text:p>
          </table:table-cell>
          <table:table-cell table:formula="of:=INT([.L39]/[.$B$5])" office:value-type="float" office:value="22400" calcext:value-type="float">
            <text:p>22400</text:p>
          </table:table-cell>
          <table:table-cell table:formula="of:=[.M39]/[.$D$5]" office:value-type="float" office:value="0.341796875" calcext:value-type="float">
            <text:p>0.341796875</text:p>
          </table:table-cell>
          <table:table-cell table:formula="of:=INT([.N39])" office:value-type="float" office:value="0" calcext:value-type="float">
            <text:p>0</text:p>
          </table:table-cell>
          <table:table-cell table:formula="of:=[.N39]-INT([.N39])" office:value-type="float" office:value="0.341796875" calcext:value-type="float">
            <text:p>0.341796875</text:p>
          </table:table-cell>
          <table:table-cell table:formula="of:=[.P39]*[.$D$5]" office:value-type="float" office:value="22400" calcext:value-type="float">
            <text:p>22400</text:p>
          </table:table-cell>
          <table:table-cell table:formula="of:=[.D39]*((360-[.$L$5])/360)" office:value-type="float" office:value="0.00368888888888889" calcext:value-type="float">
            <text:p>0.003688888888889</text:p>
          </table:table-cell>
          <table:table-cell table:formula="of:=INT([.R39]/[.$B$5])" office:value-type="float" office:value="265600" calcext:value-type="float">
            <text:p>265600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39]" office:value-type="float" office:value="4" calcext:value-type="float">
            <text:p>4</text:p>
          </table:table-cell>
          <table:table-cell table:formula="of:=[.I39]" office:value-type="float" office:value="25856" calcext:value-type="float">
            <text:p>25856</text:p>
          </table:table-cell>
          <table:table-cell table:formula="of:=[.O39]" office:value-type="float" office:value="0" calcext:value-type="float">
            <text:p>0</text:p>
          </table:table-cell>
          <table:table-cell table:formula="of:=[.Q39]" office:value-type="float" office:value="22400" calcext:value-type="float">
            <text:p>22400</text:p>
          </table:table-cell>
          <table:table-cell table:formula="of:=COM.MICROSOFT.CONCAT([.V39];&quot;,&quot;;[.W39];&quot;,&quot;;[.X39];&quot;,&quot;;[.Y39];&quot;,&quot;)" office:value-type="string" office:string-value="4,25856,0,22400," calcext:value-type="string">
            <text:p>4,25856,0,22400,</text:p>
          </table:table-cell>
          <table:table-cell/>
          <table:table-cell table:formula="of:=([.V39]*65536)+[.W39]" office:value-type="float" office:value="288000" calcext:value-type="float">
            <text:p>288000</text:p>
          </table:table-cell>
          <table:table-cell table:formula="of:=([.X39]*65536)+[.Y39]" office:value-type="float" office:value="22400" calcext:value-type="float">
            <text:p>22400</text:p>
          </table:table-cell>
          <table:table-cell table:formula="of:=([.AC39]/[.AB39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5500" calcext:value-type="float">
            <text:p>15500</text:p>
          </table:table-cell>
          <table:table-cell table:formula="of:=[.B40]/60" office:value-type="float" office:value="258.333333333333" calcext:value-type="float">
            <text:p>258.333333333333</text:p>
          </table:table-cell>
          <table:table-cell table:formula="of:=1/[.C40]" office:value-type="float" office:value="0.00387096774193548" calcext:value-type="float">
            <text:p>0.003870967741935</text:p>
          </table:table-cell>
          <table:table-cell table:formula="of:=INT([.D40]/[.$B$5])" office:value-type="float" office:value="278709" calcext:value-type="float">
            <text:p>278709</text:p>
          </table:table-cell>
          <table:table-cell table:formula="of:=[.E40]/[.$D$5]" office:value-type="float" office:value="4.25276184082031" calcext:value-type="float">
            <text:p>4.25276184082031</text:p>
          </table:table-cell>
          <table:table-cell table:formula="of:=INT([.F40])" office:value-type="float" office:value="4" calcext:value-type="float">
            <text:p>4</text:p>
          </table:table-cell>
          <table:table-cell table:formula="of:=[.F40]-INT([.F40])" office:value-type="float" office:value="0.252761840820312" calcext:value-type="float">
            <text:p>0.252761840820312</text:p>
          </table:table-cell>
          <table:table-cell table:formula="of:=[.H40]*[.$D$5]" office:value-type="float" office:value="16565" calcext:value-type="float">
            <text:p>16565</text:p>
          </table:table-cell>
          <table:table-cell table:formula="of:=IF([.E40]&gt;[.$D$5]; &quot;TRUE&quot;;&quot;FALSE&quot;)" office:value-type="string" office:string-value="TRUE" calcext:value-type="string">
            <text:p>TRUE</text:p>
          </table:table-cell>
          <table:table-cell table:formula="of:=IF([.E40]&gt;[.$E$5]; &quot;TRUE&quot;;&quot;FALSE&quot;)" office:value-type="string" office:string-value="FALSE" calcext:value-type="string">
            <text:p>FALSE</text:p>
          </table:table-cell>
          <table:table-cell table:formula="of:=[.D40]*([.$L$5]/360)" office:value-type="float" office:value="0.000301075268817204" calcext:value-type="float">
            <text:p>0.000301075268817</text:p>
          </table:table-cell>
          <table:table-cell table:formula="of:=INT([.L40]/[.$B$5])" office:value-type="float" office:value="21677" calcext:value-type="float">
            <text:p>21677</text:p>
          </table:table-cell>
          <table:table-cell table:formula="of:=[.M40]/[.$D$5]" office:value-type="float" office:value="0.330764770507812" calcext:value-type="float">
            <text:p>0.330764770507812</text:p>
          </table:table-cell>
          <table:table-cell table:formula="of:=INT([.N40])" office:value-type="float" office:value="0" calcext:value-type="float">
            <text:p>0</text:p>
          </table:table-cell>
          <table:table-cell table:formula="of:=[.N40]-INT([.N40])" office:value-type="float" office:value="0.330764770507812" calcext:value-type="float">
            <text:p>0.330764770507812</text:p>
          </table:table-cell>
          <table:table-cell table:formula="of:=[.P40]*[.$D$5]" office:value-type="float" office:value="21677" calcext:value-type="float">
            <text:p>21677</text:p>
          </table:table-cell>
          <table:table-cell table:formula="of:=[.D40]*((360-[.$L$5])/360)" office:value-type="float" office:value="0.00356989247311828" calcext:value-type="float">
            <text:p>0.003569892473118</text:p>
          </table:table-cell>
          <table:table-cell table:formula="of:=INT([.R40]/[.$B$5])" office:value-type="float" office:value="257032" calcext:value-type="float">
            <text:p>25703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40]" office:value-type="float" office:value="4" calcext:value-type="float">
            <text:p>4</text:p>
          </table:table-cell>
          <table:table-cell table:formula="of:=[.I40]" office:value-type="float" office:value="16565" calcext:value-type="float">
            <text:p>16565</text:p>
          </table:table-cell>
          <table:table-cell table:formula="of:=[.O40]" office:value-type="float" office:value="0" calcext:value-type="float">
            <text:p>0</text:p>
          </table:table-cell>
          <table:table-cell table:formula="of:=[.Q40]" office:value-type="float" office:value="21677" calcext:value-type="float">
            <text:p>21677</text:p>
          </table:table-cell>
          <table:table-cell table:formula="of:=COM.MICROSOFT.CONCAT([.V40];&quot;,&quot;;[.W40];&quot;,&quot;;[.X40];&quot;,&quot;;[.Y40];&quot;,&quot;)" office:value-type="string" office:string-value="4,16565,0,21677," calcext:value-type="string">
            <text:p>4,16565,0,21677,</text:p>
          </table:table-cell>
          <table:table-cell/>
          <table:table-cell table:formula="of:=([.V40]*65536)+[.W40]" office:value-type="float" office:value="278709" calcext:value-type="float">
            <text:p>278709</text:p>
          </table:table-cell>
          <table:table-cell table:formula="of:=([.X40]*65536)+[.Y40]" office:value-type="float" office:value="21677" calcext:value-type="float">
            <text:p>21677</text:p>
          </table:table-cell>
          <table:table-cell table:formula="of:=([.AC40]/[.AB40])*360" office:value-type="float" office:value="27.9995263877377" calcext:value-type="float">
            <text:p>27.999526387737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6000" calcext:value-type="float">
            <text:p>16000</text:p>
          </table:table-cell>
          <table:table-cell table:formula="of:=[.B41]/60" office:value-type="float" office:value="266.666666666667" calcext:value-type="float">
            <text:p>266.666666666667</text:p>
          </table:table-cell>
          <table:table-cell table:formula="of:=1/[.C41]" office:value-type="float" office:value="0.00375" calcext:value-type="float">
            <text:p>0.00375</text:p>
          </table:table-cell>
          <table:table-cell table:formula="of:=INT([.D41]/[.$B$5])" office:value-type="float" office:value="270000" calcext:value-type="float">
            <text:p>270000</text:p>
          </table:table-cell>
          <table:table-cell table:formula="of:=[.E41]/[.$D$5]" office:value-type="float" office:value="4.119873046875" calcext:value-type="float">
            <text:p>4.119873046875</text:p>
          </table:table-cell>
          <table:table-cell table:formula="of:=INT([.F41])" office:value-type="float" office:value="4" calcext:value-type="float">
            <text:p>4</text:p>
          </table:table-cell>
          <table:table-cell table:formula="of:=[.F41]-INT([.F41])" office:value-type="float" office:value="0.119873046875" calcext:value-type="float">
            <text:p>0.119873046875</text:p>
          </table:table-cell>
          <table:table-cell table:formula="of:=[.H41]*[.$D$5]" office:value-type="float" office:value="7856" calcext:value-type="float">
            <text:p>7856</text:p>
          </table:table-cell>
          <table:table-cell table:formula="of:=IF([.E41]&gt;[.$D$5]; &quot;TRUE&quot;;&quot;FALSE&quot;)" office:value-type="string" office:string-value="TRUE" calcext:value-type="string">
            <text:p>TRUE</text:p>
          </table:table-cell>
          <table:table-cell table:formula="of:=IF([.E41]&gt;[.$E$5]; &quot;TRUE&quot;;&quot;FALSE&quot;)" office:value-type="string" office:string-value="FALSE" calcext:value-type="string">
            <text:p>FALSE</text:p>
          </table:table-cell>
          <table:table-cell table:formula="of:=[.D41]*([.$L$5]/360)" office:value-type="float" office:value="0.000291666666666667" calcext:value-type="float">
            <text:p>0.000291666666667</text:p>
          </table:table-cell>
          <table:table-cell table:formula="of:=INT([.L41]/[.$B$5])" office:value-type="float" office:value="21000" calcext:value-type="float">
            <text:p>21000</text:p>
          </table:table-cell>
          <table:table-cell table:formula="of:=[.M41]/[.$D$5]" office:value-type="float" office:value="0.3204345703125" calcext:value-type="float">
            <text:p>0.3204345703125</text:p>
          </table:table-cell>
          <table:table-cell table:formula="of:=INT([.N41])" office:value-type="float" office:value="0" calcext:value-type="float">
            <text:p>0</text:p>
          </table:table-cell>
          <table:table-cell table:formula="of:=[.N41]-INT([.N41])" office:value-type="float" office:value="0.3204345703125" calcext:value-type="float">
            <text:p>0.3204345703125</text:p>
          </table:table-cell>
          <table:table-cell table:formula="of:=[.P41]*[.$D$5]" office:value-type="float" office:value="21000" calcext:value-type="float">
            <text:p>21000</text:p>
          </table:table-cell>
          <table:table-cell table:formula="of:=[.D41]*((360-[.$L$5])/360)" office:value-type="float" office:value="0.00345833333333333" calcext:value-type="float">
            <text:p>0.003458333333333</text:p>
          </table:table-cell>
          <table:table-cell table:formula="of:=INT([.R41]/[.$B$5])" office:value-type="float" office:value="249000" calcext:value-type="float">
            <text:p>24900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41]" office:value-type="float" office:value="4" calcext:value-type="float">
            <text:p>4</text:p>
          </table:table-cell>
          <table:table-cell table:formula="of:=[.I41]" office:value-type="float" office:value="7856" calcext:value-type="float">
            <text:p>7856</text:p>
          </table:table-cell>
          <table:table-cell table:formula="of:=[.O41]" office:value-type="float" office:value="0" calcext:value-type="float">
            <text:p>0</text:p>
          </table:table-cell>
          <table:table-cell table:formula="of:=[.Q41]" office:value-type="float" office:value="21000" calcext:value-type="float">
            <text:p>21000</text:p>
          </table:table-cell>
          <table:table-cell table:formula="of:=COM.MICROSOFT.CONCAT([.V41];&quot;,&quot;;[.W41];&quot;,&quot;;[.X41];&quot;,&quot;;[.Y41];&quot;,&quot;)" office:value-type="string" office:string-value="4,7856,0,21000," calcext:value-type="string">
            <text:p>4,7856,0,21000,</text:p>
          </table:table-cell>
          <table:table-cell/>
          <table:table-cell table:formula="of:=([.V41]*65536)+[.W41]" office:value-type="float" office:value="270000" calcext:value-type="float">
            <text:p>270000</text:p>
          </table:table-cell>
          <table:table-cell table:formula="of:=([.X41]*65536)+[.Y41]" office:value-type="float" office:value="21000" calcext:value-type="float">
            <text:p>21000</text:p>
          </table:table-cell>
          <table:table-cell table:formula="of:=([.AC41]/[.AB41])*360" office:value-type="float" office:value="28" calcext:value-type="float">
            <text:p>2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6500" calcext:value-type="float">
            <text:p>16500</text:p>
          </table:table-cell>
          <table:table-cell table:formula="of:=[.B42]/60" office:value-type="float" office:value="275" calcext:value-type="float">
            <text:p>275</text:p>
          </table:table-cell>
          <table:table-cell table:formula="of:=1/[.C42]" office:value-type="float" office:value="0.00363636363636364" calcext:value-type="float">
            <text:p>0.003636363636364</text:p>
          </table:table-cell>
          <table:table-cell table:formula="of:=INT([.D42]/[.$B$5])" office:value-type="float" office:value="261818" calcext:value-type="float">
            <text:p>261818</text:p>
          </table:table-cell>
          <table:table-cell table:formula="of:=[.E42]/[.$D$5]" office:value-type="float" office:value="3.99502563476562" calcext:value-type="float">
            <text:p>3.99502563476562</text:p>
          </table:table-cell>
          <table:table-cell table:formula="of:=INT([.F42])" office:value-type="float" office:value="3" calcext:value-type="float">
            <text:p>3</text:p>
          </table:table-cell>
          <table:table-cell table:formula="of:=[.F42]-INT([.F42])" office:value-type="float" office:value="0.995025634765625" calcext:value-type="float">
            <text:p>0.995025634765625</text:p>
          </table:table-cell>
          <table:table-cell table:formula="of:=[.H42]*[.$D$5]" office:value-type="float" office:value="65210" calcext:value-type="float">
            <text:p>65210</text:p>
          </table:table-cell>
          <table:table-cell table:formula="of:=IF([.E42]&gt;[.$D$5]; &quot;TRUE&quot;;&quot;FALSE&quot;)" office:value-type="string" office:string-value="TRUE" calcext:value-type="string">
            <text:p>TRUE</text:p>
          </table:table-cell>
          <table:table-cell table:formula="of:=IF([.E42]&gt;[.$E$5]; &quot;TRUE&quot;;&quot;FALSE&quot;)" office:value-type="string" office:string-value="FALSE" calcext:value-type="string">
            <text:p>FALSE</text:p>
          </table:table-cell>
          <table:table-cell table:formula="of:=[.D42]*([.$L$5]/360)" office:value-type="float" office:value="0.000282828282828283" calcext:value-type="float">
            <text:p>0.000282828282828</text:p>
          </table:table-cell>
          <table:table-cell table:formula="of:=INT([.L42]/[.$B$5])" office:value-type="float" office:value="20363" calcext:value-type="float">
            <text:p>20363</text:p>
          </table:table-cell>
          <table:table-cell table:formula="of:=[.M42]/[.$D$5]" office:value-type="float" office:value="0.310714721679687" calcext:value-type="float">
            <text:p>0.310714721679687</text:p>
          </table:table-cell>
          <table:table-cell table:formula="of:=INT([.N42])" office:value-type="float" office:value="0" calcext:value-type="float">
            <text:p>0</text:p>
          </table:table-cell>
          <table:table-cell table:formula="of:=[.N42]-INT([.N42])" office:value-type="float" office:value="0.310714721679687" calcext:value-type="float">
            <text:p>0.310714721679687</text:p>
          </table:table-cell>
          <table:table-cell table:formula="of:=[.P42]*[.$D$5]" office:value-type="float" office:value="20363" calcext:value-type="float">
            <text:p>20363</text:p>
          </table:table-cell>
          <table:table-cell table:formula="of:=[.D42]*((360-[.$L$5])/360)" office:value-type="float" office:value="0.00335353535353535" calcext:value-type="float">
            <text:p>0.003353535353535</text:p>
          </table:table-cell>
          <table:table-cell table:formula="of:=INT([.R42]/[.$B$5])" office:value-type="float" office:value="241454" calcext:value-type="float">
            <text:p>24145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42]" office:value-type="float" office:value="3" calcext:value-type="float">
            <text:p>3</text:p>
          </table:table-cell>
          <table:table-cell table:formula="of:=[.I42]" office:value-type="float" office:value="65210" calcext:value-type="float">
            <text:p>65210</text:p>
          </table:table-cell>
          <table:table-cell table:formula="of:=[.O42]" office:value-type="float" office:value="0" calcext:value-type="float">
            <text:p>0</text:p>
          </table:table-cell>
          <table:table-cell table:formula="of:=[.Q42]" office:value-type="float" office:value="20363" calcext:value-type="float">
            <text:p>20363</text:p>
          </table:table-cell>
          <table:table-cell table:formula="of:=COM.MICROSOFT.CONCAT([.V42];&quot;,&quot;;[.W42];&quot;,&quot;;[.X42];&quot;,&quot;;[.Y42];&quot;,&quot;)" office:value-type="string" office:string-value="3,65210,0,20363," calcext:value-type="string">
            <text:p>3,65210,0,20363,</text:p>
          </table:table-cell>
          <table:table-cell/>
          <table:table-cell table:formula="of:=([.V42]*65536)+[.W42]" office:value-type="float" office:value="261818" calcext:value-type="float">
            <text:p>261818</text:p>
          </table:table-cell>
          <table:table-cell table:formula="of:=([.X42]*65536)+[.Y42]" office:value-type="float" office:value="20363" calcext:value-type="float">
            <text:p>20363</text:p>
          </table:table-cell>
          <table:table-cell table:formula="of:=([.AC42]/[.AB42])*360" office:value-type="float" office:value="27.9991444438503" calcext:value-type="float">
            <text:p>27.9991444438503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7000" calcext:value-type="float">
            <text:p>17000</text:p>
          </table:table-cell>
          <table:table-cell table:formula="of:=[.B43]/60" office:value-type="float" office:value="283.333333333333" calcext:value-type="float">
            <text:p>283.333333333333</text:p>
          </table:table-cell>
          <table:table-cell table:formula="of:=1/[.C43]" office:value-type="float" office:value="0.00352941176470588" calcext:value-type="float">
            <text:p>0.003529411764706</text:p>
          </table:table-cell>
          <table:table-cell table:formula="of:=INT([.D43]/[.$B$5])" office:value-type="float" office:value="254117" calcext:value-type="float">
            <text:p>254117</text:p>
          </table:table-cell>
          <table:table-cell table:formula="of:=[.E43]/[.$D$5]" office:value-type="float" office:value="3.87751770019531" calcext:value-type="float">
            <text:p>3.87751770019531</text:p>
          </table:table-cell>
          <table:table-cell table:formula="of:=INT([.F43])" office:value-type="float" office:value="3" calcext:value-type="float">
            <text:p>3</text:p>
          </table:table-cell>
          <table:table-cell table:formula="of:=[.F43]-INT([.F43])" office:value-type="float" office:value="0.877517700195313" calcext:value-type="float">
            <text:p>0.877517700195313</text:p>
          </table:table-cell>
          <table:table-cell table:formula="of:=[.H43]*[.$D$5]" office:value-type="float" office:value="57509" calcext:value-type="float">
            <text:p>57509</text:p>
          </table:table-cell>
          <table:table-cell table:formula="of:=IF([.E43]&gt;[.$D$5]; &quot;TRUE&quot;;&quot;FALSE&quot;)" office:value-type="string" office:string-value="TRUE" calcext:value-type="string">
            <text:p>TRUE</text:p>
          </table:table-cell>
          <table:table-cell table:formula="of:=IF([.E43]&gt;[.$E$5]; &quot;TRUE&quot;;&quot;FALSE&quot;)" office:value-type="string" office:string-value="FALSE" calcext:value-type="string">
            <text:p>FALSE</text:p>
          </table:table-cell>
          <table:table-cell table:formula="of:=[.D43]*([.$L$5]/360)" office:value-type="float" office:value="0.000274509803921569" calcext:value-type="float">
            <text:p>0.000274509803922</text:p>
          </table:table-cell>
          <table:table-cell table:formula="of:=INT([.L43]/[.$B$5])" office:value-type="float" office:value="19764" calcext:value-type="float">
            <text:p>19764</text:p>
          </table:table-cell>
          <table:table-cell table:formula="of:=[.M43]/[.$D$5]" office:value-type="float" office:value="0.30157470703125" calcext:value-type="float">
            <text:p>0.30157470703125</text:p>
          </table:table-cell>
          <table:table-cell table:formula="of:=INT([.N43])" office:value-type="float" office:value="0" calcext:value-type="float">
            <text:p>0</text:p>
          </table:table-cell>
          <table:table-cell table:formula="of:=[.N43]-INT([.N43])" office:value-type="float" office:value="0.30157470703125" calcext:value-type="float">
            <text:p>0.30157470703125</text:p>
          </table:table-cell>
          <table:table-cell table:formula="of:=[.P43]*[.$D$5]" office:value-type="float" office:value="19764" calcext:value-type="float">
            <text:p>19764</text:p>
          </table:table-cell>
          <table:table-cell table:formula="of:=[.D43]*((360-[.$L$5])/360)" office:value-type="float" office:value="0.00325490196078431" calcext:value-type="float">
            <text:p>0.003254901960784</text:p>
          </table:table-cell>
          <table:table-cell table:formula="of:=INT([.R43]/[.$B$5])" office:value-type="float" office:value="234352" calcext:value-type="float">
            <text:p>234352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43]" office:value-type="float" office:value="3" calcext:value-type="float">
            <text:p>3</text:p>
          </table:table-cell>
          <table:table-cell table:formula="of:=[.I43]" office:value-type="float" office:value="57509" calcext:value-type="float">
            <text:p>57509</text:p>
          </table:table-cell>
          <table:table-cell table:formula="of:=[.O43]" office:value-type="float" office:value="0" calcext:value-type="float">
            <text:p>0</text:p>
          </table:table-cell>
          <table:table-cell table:formula="of:=[.Q43]" office:value-type="float" office:value="19764" calcext:value-type="float">
            <text:p>19764</text:p>
          </table:table-cell>
          <table:table-cell table:formula="of:=COM.MICROSOFT.CONCAT([.V43];&quot;,&quot;;[.W43];&quot;,&quot;;[.X43];&quot;,&quot;;[.Y43];&quot;,&quot;)" office:value-type="string" office:string-value="3,57509,0,19764," calcext:value-type="string">
            <text:p>3,57509,0,19764,</text:p>
          </table:table-cell>
          <table:table-cell/>
          <table:table-cell table:formula="of:=([.V43]*65536)+[.W43]" office:value-type="float" office:value="254117" calcext:value-type="float">
            <text:p>254117</text:p>
          </table:table-cell>
          <table:table-cell table:formula="of:=([.X43]*65536)+[.Y43]" office:value-type="float" office:value="19764" calcext:value-type="float">
            <text:p>19764</text:p>
          </table:table-cell>
          <table:table-cell table:formula="of:=([.AC43]/[.AB43])*360" office:value-type="float" office:value="27.9990712939315" calcext:value-type="float">
            <text:p>27.999071293931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7500" calcext:value-type="float">
            <text:p>17500</text:p>
          </table:table-cell>
          <table:table-cell table:formula="of:=[.B44]/60" office:value-type="float" office:value="291.666666666667" calcext:value-type="float">
            <text:p>291.666666666667</text:p>
          </table:table-cell>
          <table:table-cell table:formula="of:=1/[.C44]" office:value-type="float" office:value="0.00342857142857143" calcext:value-type="float">
            <text:p>0.003428571428571</text:p>
          </table:table-cell>
          <table:table-cell table:formula="of:=INT([.D44]/[.$B$5])" office:value-type="float" office:value="246857" calcext:value-type="float">
            <text:p>246857</text:p>
          </table:table-cell>
          <table:table-cell table:formula="of:=[.E44]/[.$D$5]" office:value-type="float" office:value="3.76673889160156" calcext:value-type="float">
            <text:p>3.76673889160156</text:p>
          </table:table-cell>
          <table:table-cell table:formula="of:=INT([.F44])" office:value-type="float" office:value="3" calcext:value-type="float">
            <text:p>3</text:p>
          </table:table-cell>
          <table:table-cell table:formula="of:=[.F44]-INT([.F44])" office:value-type="float" office:value="0.766738891601563" calcext:value-type="float">
            <text:p>0.766738891601563</text:p>
          </table:table-cell>
          <table:table-cell table:formula="of:=[.H44]*[.$D$5]" office:value-type="float" office:value="50249" calcext:value-type="float">
            <text:p>50249</text:p>
          </table:table-cell>
          <table:table-cell table:formula="of:=IF([.E44]&gt;[.$D$5]; &quot;TRUE&quot;;&quot;FALSE&quot;)" office:value-type="string" office:string-value="TRUE" calcext:value-type="string">
            <text:p>TRUE</text:p>
          </table:table-cell>
          <table:table-cell table:formula="of:=IF([.E44]&gt;[.$E$5]; &quot;TRUE&quot;;&quot;FALSE&quot;)" office:value-type="string" office:string-value="FALSE" calcext:value-type="string">
            <text:p>FALSE</text:p>
          </table:table-cell>
          <table:table-cell table:formula="of:=[.D44]*([.$L$5]/360)" office:value-type="float" office:value="0.000266666666666667" calcext:value-type="float">
            <text:p>0.000266666666667</text:p>
          </table:table-cell>
          <table:table-cell table:formula="of:=INT([.L44]/[.$B$5])" office:value-type="float" office:value="19200" calcext:value-type="float">
            <text:p>19200</text:p>
          </table:table-cell>
          <table:table-cell table:formula="of:=[.M44]/[.$D$5]" office:value-type="float" office:value="0.29296875" calcext:value-type="float">
            <text:p>0.29296875</text:p>
          </table:table-cell>
          <table:table-cell table:formula="of:=INT([.N44])" office:value-type="float" office:value="0" calcext:value-type="float">
            <text:p>0</text:p>
          </table:table-cell>
          <table:table-cell table:formula="of:=[.N44]-INT([.N44])" office:value-type="float" office:value="0.29296875" calcext:value-type="float">
            <text:p>0.29296875</text:p>
          </table:table-cell>
          <table:table-cell table:formula="of:=[.P44]*[.$D$5]" office:value-type="float" office:value="19200" calcext:value-type="float">
            <text:p>19200</text:p>
          </table:table-cell>
          <table:table-cell table:formula="of:=[.D44]*((360-[.$L$5])/360)" office:value-type="float" office:value="0.00316190476190476" calcext:value-type="float">
            <text:p>0.003161904761905</text:p>
          </table:table-cell>
          <table:table-cell table:formula="of:=INT([.R44]/[.$B$5])" office:value-type="float" office:value="227657" calcext:value-type="float">
            <text:p>22765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44]" office:value-type="float" office:value="3" calcext:value-type="float">
            <text:p>3</text:p>
          </table:table-cell>
          <table:table-cell table:formula="of:=[.I44]" office:value-type="float" office:value="50249" calcext:value-type="float">
            <text:p>50249</text:p>
          </table:table-cell>
          <table:table-cell table:formula="of:=[.O44]" office:value-type="float" office:value="0" calcext:value-type="float">
            <text:p>0</text:p>
          </table:table-cell>
          <table:table-cell table:formula="of:=[.Q44]" office:value-type="float" office:value="19200" calcext:value-type="float">
            <text:p>19200</text:p>
          </table:table-cell>
          <table:table-cell table:formula="of:=COM.MICROSOFT.CONCAT([.V44];&quot;,&quot;;[.W44];&quot;,&quot;;[.X44];&quot;,&quot;;[.Y44];&quot;,&quot;)" office:value-type="string" office:string-value="3,50249,0,19200," calcext:value-type="string">
            <text:p>3,50249,0,19200,</text:p>
          </table:table-cell>
          <table:table-cell/>
          <table:table-cell table:formula="of:=([.V44]*65536)+[.W44]" office:value-type="float" office:value="246857" calcext:value-type="float">
            <text:p>246857</text:p>
          </table:table-cell>
          <table:table-cell table:formula="of:=([.X44]*65536)+[.Y44]" office:value-type="float" office:value="19200" calcext:value-type="float">
            <text:p>19200</text:p>
          </table:table-cell>
          <table:table-cell table:formula="of:=([.AC44]/[.AB44])*360" office:value-type="float" office:value="28.0000162037131" calcext:value-type="float">
            <text:p>28.000016203713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000" calcext:value-type="float">
            <text:p>18000</text:p>
          </table:table-cell>
          <table:table-cell table:formula="of:=[.B45]/60" office:value-type="float" office:value="300" calcext:value-type="float">
            <text:p>300</text:p>
          </table:table-cell>
          <table:table-cell table:formula="of:=1/[.C45]" office:value-type="float" office:value="0.00333333333333333" calcext:value-type="float">
            <text:p>0.003333333333333</text:p>
          </table:table-cell>
          <table:table-cell table:formula="of:=INT([.D45]/[.$B$5])" office:value-type="float" office:value="240000" calcext:value-type="float">
            <text:p>240000</text:p>
          </table:table-cell>
          <table:table-cell table:formula="of:=[.E45]/[.$D$5]" office:value-type="float" office:value="3.662109375" calcext:value-type="float">
            <text:p>3.662109375</text:p>
          </table:table-cell>
          <table:table-cell table:formula="of:=INT([.F45])" office:value-type="float" office:value="3" calcext:value-type="float">
            <text:p>3</text:p>
          </table:table-cell>
          <table:table-cell table:formula="of:=[.F45]-INT([.F45])" office:value-type="float" office:value="0.662109375" calcext:value-type="float">
            <text:p>0.662109375</text:p>
          </table:table-cell>
          <table:table-cell table:formula="of:=[.H45]*[.$D$5]" office:value-type="float" office:value="43392" calcext:value-type="float">
            <text:p>43392</text:p>
          </table:table-cell>
          <table:table-cell table:formula="of:=IF([.E45]&gt;[.$D$5]; &quot;TRUE&quot;;&quot;FALSE&quot;)" office:value-type="string" office:string-value="TRUE" calcext:value-type="string">
            <text:p>TRUE</text:p>
          </table:table-cell>
          <table:table-cell table:formula="of:=IF([.E45]&gt;[.$E$5]; &quot;TRUE&quot;;&quot;FALSE&quot;)" office:value-type="string" office:string-value="FALSE" calcext:value-type="string">
            <text:p>FALSE</text:p>
          </table:table-cell>
          <table:table-cell table:formula="of:=[.D45]*([.$L$5]/360)" office:value-type="float" office:value="0.000259259259259259" calcext:value-type="float">
            <text:p>0.000259259259259</text:p>
          </table:table-cell>
          <table:table-cell table:formula="of:=INT([.L45]/[.$B$5])" office:value-type="float" office:value="18666" calcext:value-type="float">
            <text:p>18666</text:p>
          </table:table-cell>
          <table:table-cell table:formula="of:=[.M45]/[.$D$5]" office:value-type="float" office:value="0.284820556640625" calcext:value-type="float">
            <text:p>0.284820556640625</text:p>
          </table:table-cell>
          <table:table-cell table:formula="of:=INT([.N45])" office:value-type="float" office:value="0" calcext:value-type="float">
            <text:p>0</text:p>
          </table:table-cell>
          <table:table-cell table:formula="of:=[.N45]-INT([.N45])" office:value-type="float" office:value="0.284820556640625" calcext:value-type="float">
            <text:p>0.284820556640625</text:p>
          </table:table-cell>
          <table:table-cell table:formula="of:=[.P45]*[.$D$5]" office:value-type="float" office:value="18666" calcext:value-type="float">
            <text:p>18666</text:p>
          </table:table-cell>
          <table:table-cell table:formula="of:=[.D45]*((360-[.$L$5])/360)" office:value-type="float" office:value="0.00307407407407407" calcext:value-type="float">
            <text:p>0.003074074074074</text:p>
          </table:table-cell>
          <table:table-cell table:formula="of:=INT([.R45]/[.$B$5])" office:value-type="float" office:value="221333" calcext:value-type="float">
            <text:p>221333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45]" office:value-type="float" office:value="3" calcext:value-type="float">
            <text:p>3</text:p>
          </table:table-cell>
          <table:table-cell table:formula="of:=[.I45]" office:value-type="float" office:value="43392" calcext:value-type="float">
            <text:p>43392</text:p>
          </table:table-cell>
          <table:table-cell table:formula="of:=[.O45]" office:value-type="float" office:value="0" calcext:value-type="float">
            <text:p>0</text:p>
          </table:table-cell>
          <table:table-cell table:formula="of:=[.Q45]" office:value-type="float" office:value="18666" calcext:value-type="float">
            <text:p>18666</text:p>
          </table:table-cell>
          <table:table-cell table:formula="of:=COM.MICROSOFT.CONCAT([.V45];&quot;,&quot;;[.W45];&quot;,&quot;;[.X45];&quot;,&quot;;[.Y45];&quot;,&quot;)" office:value-type="string" office:string-value="3,43392,0,18666," calcext:value-type="string">
            <text:p>3,43392,0,18666,</text:p>
          </table:table-cell>
          <table:table-cell/>
          <table:table-cell table:formula="of:=([.V45]*65536)+[.W45]" office:value-type="float" office:value="240000" calcext:value-type="float">
            <text:p>240000</text:p>
          </table:table-cell>
          <table:table-cell table:formula="of:=([.X45]*65536)+[.Y45]" office:value-type="float" office:value="18666" calcext:value-type="float">
            <text:p>18666</text:p>
          </table:table-cell>
          <table:table-cell table:formula="of:=([.AC45]/[.AB45])*360" office:value-type="float" office:value="27.999" calcext:value-type="float">
            <text:p>27.99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8500" calcext:value-type="float">
            <text:p>18500</text:p>
          </table:table-cell>
          <table:table-cell table:formula="of:=[.B46]/60" office:value-type="float" office:value="308.333333333333" calcext:value-type="float">
            <text:p>308.333333333333</text:p>
          </table:table-cell>
          <table:table-cell table:formula="of:=1/[.C46]" office:value-type="float" office:value="0.00324324324324324" calcext:value-type="float">
            <text:p>0.003243243243243</text:p>
          </table:table-cell>
          <table:table-cell table:formula="of:=INT([.D46]/[.$B$5])" office:value-type="float" office:value="233513" calcext:value-type="float">
            <text:p>233513</text:p>
          </table:table-cell>
          <table:table-cell table:formula="of:=[.E46]/[.$D$5]" office:value-type="float" office:value="3.56312561035156" calcext:value-type="float">
            <text:p>3.56312561035156</text:p>
          </table:table-cell>
          <table:table-cell table:formula="of:=INT([.F46])" office:value-type="float" office:value="3" calcext:value-type="float">
            <text:p>3</text:p>
          </table:table-cell>
          <table:table-cell table:formula="of:=[.F46]-INT([.F46])" office:value-type="float" office:value="0.563125610351563" calcext:value-type="float">
            <text:p>0.563125610351563</text:p>
          </table:table-cell>
          <table:table-cell table:formula="of:=[.H46]*[.$D$5]" office:value-type="float" office:value="36905" calcext:value-type="float">
            <text:p>36905</text:p>
          </table:table-cell>
          <table:table-cell table:formula="of:=IF([.E46]&gt;[.$D$5]; &quot;TRUE&quot;;&quot;FALSE&quot;)" office:value-type="string" office:string-value="TRUE" calcext:value-type="string">
            <text:p>TRUE</text:p>
          </table:table-cell>
          <table:table-cell table:formula="of:=IF([.E46]&gt;[.$E$5]; &quot;TRUE&quot;;&quot;FALSE&quot;)" office:value-type="string" office:string-value="FALSE" calcext:value-type="string">
            <text:p>FALSE</text:p>
          </table:table-cell>
          <table:table-cell table:formula="of:=[.D46]*([.$L$5]/360)" office:value-type="float" office:value="0.000252252252252252" calcext:value-type="float">
            <text:p>0.000252252252252</text:p>
          </table:table-cell>
          <table:table-cell table:formula="of:=INT([.L46]/[.$B$5])" office:value-type="float" office:value="18162" calcext:value-type="float">
            <text:p>18162</text:p>
          </table:table-cell>
          <table:table-cell table:formula="of:=[.M46]/[.$D$5]" office:value-type="float" office:value="0.277130126953125" calcext:value-type="float">
            <text:p>0.277130126953125</text:p>
          </table:table-cell>
          <table:table-cell table:formula="of:=INT([.N46])" office:value-type="float" office:value="0" calcext:value-type="float">
            <text:p>0</text:p>
          </table:table-cell>
          <table:table-cell table:formula="of:=[.N46]-INT([.N46])" office:value-type="float" office:value="0.277130126953125" calcext:value-type="float">
            <text:p>0.277130126953125</text:p>
          </table:table-cell>
          <table:table-cell table:formula="of:=[.P46]*[.$D$5]" office:value-type="float" office:value="18162" calcext:value-type="float">
            <text:p>18162</text:p>
          </table:table-cell>
          <table:table-cell table:formula="of:=[.D46]*((360-[.$L$5])/360)" office:value-type="float" office:value="0.00299099099099099" calcext:value-type="float">
            <text:p>0.002990990990991</text:p>
          </table:table-cell>
          <table:table-cell table:formula="of:=INT([.R46]/[.$B$5])" office:value-type="float" office:value="215351" calcext:value-type="float">
            <text:p>21535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46]" office:value-type="float" office:value="3" calcext:value-type="float">
            <text:p>3</text:p>
          </table:table-cell>
          <table:table-cell table:formula="of:=[.I46]" office:value-type="float" office:value="36905" calcext:value-type="float">
            <text:p>36905</text:p>
          </table:table-cell>
          <table:table-cell table:formula="of:=[.O46]" office:value-type="float" office:value="0" calcext:value-type="float">
            <text:p>0</text:p>
          </table:table-cell>
          <table:table-cell table:formula="of:=[.Q46]" office:value-type="float" office:value="18162" calcext:value-type="float">
            <text:p>18162</text:p>
          </table:table-cell>
          <table:table-cell table:formula="of:=COM.MICROSOFT.CONCAT([.V46];&quot;,&quot;;[.W46];&quot;,&quot;;[.X46];&quot;,&quot;;[.Y46];&quot;,&quot;)" office:value-type="string" office:string-value="3,36905,0,18162," calcext:value-type="string">
            <text:p>3,36905,0,18162,</text:p>
          </table:table-cell>
          <table:table-cell/>
          <table:table-cell table:formula="of:=([.V46]*65536)+[.W46]" office:value-type="float" office:value="233513" calcext:value-type="float">
            <text:p>233513</text:p>
          </table:table-cell>
          <table:table-cell table:formula="of:=([.X46]*65536)+[.Y46]" office:value-type="float" office:value="18162" calcext:value-type="float">
            <text:p>18162</text:p>
          </table:table-cell>
          <table:table-cell table:formula="of:=([.AC46]/[.AB46])*360" office:value-type="float" office:value="27.9998115736597" calcext:value-type="float">
            <text:p>27.9998115736597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9000" calcext:value-type="float">
            <text:p>19000</text:p>
          </table:table-cell>
          <table:table-cell table:formula="of:=[.B47]/60" office:value-type="float" office:value="316.666666666667" calcext:value-type="float">
            <text:p>316.666666666667</text:p>
          </table:table-cell>
          <table:table-cell table:formula="of:=1/[.C47]" office:value-type="float" office:value="0.00315789473684211" calcext:value-type="float">
            <text:p>0.003157894736842</text:p>
          </table:table-cell>
          <table:table-cell table:formula="of:=INT([.D47]/[.$B$5])" office:value-type="float" office:value="227368" calcext:value-type="float">
            <text:p>227368</text:p>
          </table:table-cell>
          <table:table-cell table:formula="of:=[.E47]/[.$D$5]" office:value-type="float" office:value="3.4693603515625" calcext:value-type="float">
            <text:p>3.4693603515625</text:p>
          </table:table-cell>
          <table:table-cell table:formula="of:=INT([.F47])" office:value-type="float" office:value="3" calcext:value-type="float">
            <text:p>3</text:p>
          </table:table-cell>
          <table:table-cell table:formula="of:=[.F47]-INT([.F47])" office:value-type="float" office:value="0.4693603515625" calcext:value-type="float">
            <text:p>0.4693603515625</text:p>
          </table:table-cell>
          <table:table-cell table:formula="of:=[.H47]*[.$D$5]" office:value-type="float" office:value="30760" calcext:value-type="float">
            <text:p>30760</text:p>
          </table:table-cell>
          <table:table-cell table:formula="of:=IF([.E47]&gt;[.$D$5]; &quot;TRUE&quot;;&quot;FALSE&quot;)" office:value-type="string" office:string-value="TRUE" calcext:value-type="string">
            <text:p>TRUE</text:p>
          </table:table-cell>
          <table:table-cell table:formula="of:=IF([.E47]&gt;[.$E$5]; &quot;TRUE&quot;;&quot;FALSE&quot;)" office:value-type="string" office:string-value="FALSE" calcext:value-type="string">
            <text:p>FALSE</text:p>
          </table:table-cell>
          <table:table-cell table:formula="of:=[.D47]*([.$L$5]/360)" office:value-type="float" office:value="0.000245614035087719" calcext:value-type="float">
            <text:p>0.000245614035088</text:p>
          </table:table-cell>
          <table:table-cell table:formula="of:=INT([.L47]/[.$B$5])" office:value-type="float" office:value="17684" calcext:value-type="float">
            <text:p>17684</text:p>
          </table:table-cell>
          <table:table-cell table:formula="of:=[.M47]/[.$D$5]" office:value-type="float" office:value="0.26983642578125" calcext:value-type="float">
            <text:p>0.26983642578125</text:p>
          </table:table-cell>
          <table:table-cell table:formula="of:=INT([.N47])" office:value-type="float" office:value="0" calcext:value-type="float">
            <text:p>0</text:p>
          </table:table-cell>
          <table:table-cell table:formula="of:=[.N47]-INT([.N47])" office:value-type="float" office:value="0.26983642578125" calcext:value-type="float">
            <text:p>0.26983642578125</text:p>
          </table:table-cell>
          <table:table-cell table:formula="of:=[.P47]*[.$D$5]" office:value-type="float" office:value="17684" calcext:value-type="float">
            <text:p>17684</text:p>
          </table:table-cell>
          <table:table-cell table:formula="of:=[.D47]*((360-[.$L$5])/360)" office:value-type="float" office:value="0.00291228070175439" calcext:value-type="float">
            <text:p>0.002912280701754</text:p>
          </table:table-cell>
          <table:table-cell table:formula="of:=INT([.R47]/[.$B$5])" office:value-type="float" office:value="209684" calcext:value-type="float">
            <text:p>209684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47]" office:value-type="float" office:value="3" calcext:value-type="float">
            <text:p>3</text:p>
          </table:table-cell>
          <table:table-cell table:formula="of:=[.I47]" office:value-type="float" office:value="30760" calcext:value-type="float">
            <text:p>30760</text:p>
          </table:table-cell>
          <table:table-cell table:formula="of:=[.O47]" office:value-type="float" office:value="0" calcext:value-type="float">
            <text:p>0</text:p>
          </table:table-cell>
          <table:table-cell table:formula="of:=[.Q47]" office:value-type="float" office:value="17684" calcext:value-type="float">
            <text:p>17684</text:p>
          </table:table-cell>
          <table:table-cell table:formula="of:=COM.MICROSOFT.CONCAT([.V47];&quot;,&quot;;[.W47];&quot;,&quot;;[.X47];&quot;,&quot;;[.Y47];&quot;,&quot;)" office:value-type="string" office:string-value="3,30760,0,17684," calcext:value-type="string">
            <text:p>3,30760,0,17684,</text:p>
          </table:table-cell>
          <table:table-cell/>
          <table:table-cell table:formula="of:=([.V47]*65536)+[.W47]" office:value-type="float" office:value="227368" calcext:value-type="float">
            <text:p>227368</text:p>
          </table:table-cell>
          <table:table-cell table:formula="of:=([.X47]*65536)+[.Y47]" office:value-type="float" office:value="17684" calcext:value-type="float">
            <text:p>17684</text:p>
          </table:table-cell>
          <table:table-cell table:formula="of:=([.AC47]/[.AB47])*360" office:value-type="float" office:value="27.9997185179973" calcext:value-type="float">
            <text:p>27.9997185179973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9500" calcext:value-type="float">
            <text:p>19500</text:p>
          </table:table-cell>
          <table:table-cell table:formula="of:=[.B48]/60" office:value-type="float" office:value="325" calcext:value-type="float">
            <text:p>325</text:p>
          </table:table-cell>
          <table:table-cell table:formula="of:=1/[.C48]" office:value-type="float" office:value="0.00307692307692308" calcext:value-type="float">
            <text:p>0.003076923076923</text:p>
          </table:table-cell>
          <table:table-cell table:formula="of:=INT([.D48]/[.$B$5])" office:value-type="float" office:value="221538" calcext:value-type="float">
            <text:p>221538</text:p>
          </table:table-cell>
          <table:table-cell table:formula="of:=[.E48]/[.$D$5]" office:value-type="float" office:value="3.38040161132812" calcext:value-type="float">
            <text:p>3.38040161132812</text:p>
          </table:table-cell>
          <table:table-cell table:formula="of:=INT([.F48])" office:value-type="float" office:value="3" calcext:value-type="float">
            <text:p>3</text:p>
          </table:table-cell>
          <table:table-cell table:formula="of:=[.F48]-INT([.F48])" office:value-type="float" office:value="0.380401611328125" calcext:value-type="float">
            <text:p>0.380401611328125</text:p>
          </table:table-cell>
          <table:table-cell table:formula="of:=[.H48]*[.$D$5]" office:value-type="float" office:value="24930" calcext:value-type="float">
            <text:p>24930</text:p>
          </table:table-cell>
          <table:table-cell table:formula="of:=IF([.E48]&gt;[.$D$5]; &quot;TRUE&quot;;&quot;FALSE&quot;)" office:value-type="string" office:string-value="TRUE" calcext:value-type="string">
            <text:p>TRUE</text:p>
          </table:table-cell>
          <table:table-cell table:formula="of:=IF([.E48]&gt;[.$E$5]; &quot;TRUE&quot;;&quot;FALSE&quot;)" office:value-type="string" office:string-value="FALSE" calcext:value-type="string">
            <text:p>FALSE</text:p>
          </table:table-cell>
          <table:table-cell table:formula="of:=[.D48]*([.$L$5]/360)" office:value-type="float" office:value="0.000239316239316239" calcext:value-type="float">
            <text:p>0.000239316239316</text:p>
          </table:table-cell>
          <table:table-cell table:formula="of:=INT([.L48]/[.$B$5])" office:value-type="float" office:value="17230" calcext:value-type="float">
            <text:p>17230</text:p>
          </table:table-cell>
          <table:table-cell table:formula="of:=[.M48]/[.$D$5]" office:value-type="float" office:value="0.262908935546875" calcext:value-type="float">
            <text:p>0.262908935546875</text:p>
          </table:table-cell>
          <table:table-cell table:formula="of:=INT([.N48])" office:value-type="float" office:value="0" calcext:value-type="float">
            <text:p>0</text:p>
          </table:table-cell>
          <table:table-cell table:formula="of:=[.N48]-INT([.N48])" office:value-type="float" office:value="0.262908935546875" calcext:value-type="float">
            <text:p>0.262908935546875</text:p>
          </table:table-cell>
          <table:table-cell table:formula="of:=[.P48]*[.$D$5]" office:value-type="float" office:value="17230" calcext:value-type="float">
            <text:p>17230</text:p>
          </table:table-cell>
          <table:table-cell table:formula="of:=[.D48]*((360-[.$L$5])/360)" office:value-type="float" office:value="0.00283760683760684" calcext:value-type="float">
            <text:p>0.002837606837607</text:p>
          </table:table-cell>
          <table:table-cell table:formula="of:=INT([.R48]/[.$B$5])" office:value-type="float" office:value="204307" calcext:value-type="float">
            <text:p>204307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48]" office:value-type="float" office:value="3" calcext:value-type="float">
            <text:p>3</text:p>
          </table:table-cell>
          <table:table-cell table:formula="of:=[.I48]" office:value-type="float" office:value="24930" calcext:value-type="float">
            <text:p>24930</text:p>
          </table:table-cell>
          <table:table-cell table:formula="of:=[.O48]" office:value-type="float" office:value="0" calcext:value-type="float">
            <text:p>0</text:p>
          </table:table-cell>
          <table:table-cell table:formula="of:=[.Q48]" office:value-type="float" office:value="17230" calcext:value-type="float">
            <text:p>17230</text:p>
          </table:table-cell>
          <table:table-cell table:formula="of:=COM.MICROSOFT.CONCAT([.V48];&quot;,&quot;;[.W48];&quot;,&quot;;[.X48];&quot;,&quot;;[.Y48];&quot;,&quot;)" office:value-type="string" office:string-value="3,24930,0,17230," calcext:value-type="string">
            <text:p>3,24930,0,17230,</text:p>
          </table:table-cell>
          <table:table-cell/>
          <table:table-cell table:formula="of:=([.V48]*65536)+[.W48]" office:value-type="float" office:value="221538" calcext:value-type="float">
            <text:p>221538</text:p>
          </table:table-cell>
          <table:table-cell table:formula="of:=([.X48]*65536)+[.Y48]" office:value-type="float" office:value="17230" calcext:value-type="float">
            <text:p>17230</text:p>
          </table:table-cell>
          <table:table-cell table:formula="of:=([.AC48]/[.AB48])*360" office:value-type="float" office:value="27.9988083308507" calcext:value-type="float">
            <text:p>27.9988083308507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0000" calcext:value-type="float">
            <text:p>20000</text:p>
          </table:table-cell>
          <table:table-cell table:formula="of:=[.B49]/60" office:value-type="float" office:value="333.333333333333" calcext:value-type="float">
            <text:p>333.333333333333</text:p>
          </table:table-cell>
          <table:table-cell table:formula="of:=1/[.C49]" office:value-type="float" office:value="0.003" calcext:value-type="float">
            <text:p>0.003</text:p>
          </table:table-cell>
          <table:table-cell table:formula="of:=INT([.D49]/[.$B$5])" office:value-type="float" office:value="216000" calcext:value-type="float">
            <text:p>216000</text:p>
          </table:table-cell>
          <table:table-cell table:formula="of:=[.E49]/[.$D$5]" office:value-type="float" office:value="3.2958984375" calcext:value-type="float">
            <text:p>3.2958984375</text:p>
          </table:table-cell>
          <table:table-cell table:formula="of:=INT([.F49])" office:value-type="float" office:value="3" calcext:value-type="float">
            <text:p>3</text:p>
          </table:table-cell>
          <table:table-cell table:formula="of:=[.F49]-INT([.F49])" office:value-type="float" office:value="0.2958984375" calcext:value-type="float">
            <text:p>0.2958984375</text:p>
          </table:table-cell>
          <table:table-cell table:formula="of:=[.H49]*[.$D$5]" office:value-type="float" office:value="19392" calcext:value-type="float">
            <text:p>19392</text:p>
          </table:table-cell>
          <table:table-cell table:formula="of:=IF([.E49]&gt;[.$D$5]; &quot;TRUE&quot;;&quot;FALSE&quot;)" office:value-type="string" office:string-value="TRUE" calcext:value-type="string">
            <text:p>TRUE</text:p>
          </table:table-cell>
          <table:table-cell table:formula="of:=IF([.E49]&gt;[.$E$5]; &quot;TRUE&quot;;&quot;FALSE&quot;)" office:value-type="string" office:string-value="FALSE" calcext:value-type="string">
            <text:p>FALSE</text:p>
          </table:table-cell>
          <table:table-cell table:formula="of:=[.D49]*([.$L$5]/360)" office:value-type="float" office:value="0.000233333333333333" calcext:value-type="float">
            <text:p>0.000233333333333</text:p>
          </table:table-cell>
          <table:table-cell table:formula="of:=INT([.L49]/[.$B$5])" office:value-type="float" office:value="16800" calcext:value-type="float">
            <text:p>16800</text:p>
          </table:table-cell>
          <table:table-cell table:formula="of:=[.M49]/[.$D$5]" office:value-type="float" office:value="0.25634765625" calcext:value-type="float">
            <text:p>0.25634765625</text:p>
          </table:table-cell>
          <table:table-cell table:formula="of:=INT([.N49])" office:value-type="float" office:value="0" calcext:value-type="float">
            <text:p>0</text:p>
          </table:table-cell>
          <table:table-cell table:formula="of:=[.N49]-INT([.N49])" office:value-type="float" office:value="0.25634765625" calcext:value-type="float">
            <text:p>0.25634765625</text:p>
          </table:table-cell>
          <table:table-cell table:formula="of:=[.P49]*[.$D$5]" office:value-type="float" office:value="16800" calcext:value-type="float">
            <text:p>16800</text:p>
          </table:table-cell>
          <table:table-cell table:formula="of:=[.D49]*((360-[.$L$5])/360)" office:value-type="float" office:value="0.00276666666666667" calcext:value-type="float">
            <text:p>0.002766666666667</text:p>
          </table:table-cell>
          <table:table-cell table:formula="of:=INT([.R49]/[.$B$5])" office:value-type="float" office:value="199200" calcext:value-type="float">
            <text:p>19920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49]" office:value-type="float" office:value="3" calcext:value-type="float">
            <text:p>3</text:p>
          </table:table-cell>
          <table:table-cell table:formula="of:=[.I49]" office:value-type="float" office:value="19392" calcext:value-type="float">
            <text:p>19392</text:p>
          </table:table-cell>
          <table:table-cell table:formula="of:=[.O49]" office:value-type="float" office:value="0" calcext:value-type="float">
            <text:p>0</text:p>
          </table:table-cell>
          <table:table-cell table:formula="of:=[.Q49]" office:value-type="float" office:value="16800" calcext:value-type="float">
            <text:p>16800</text:p>
          </table:table-cell>
          <table:table-cell table:formula="of:=COM.MICROSOFT.CONCAT([.V49];&quot;,&quot;;[.W49];&quot;,&quot;;[.X49];&quot;,&quot;;[.Y49];&quot;}&quot;;&quot;;&quot;)" office:value-type="string" office:string-value="3,19392,0,16800};" calcext:value-type="string">
            <text:p>3,19392,0,16800};</text:p>
          </table:table-cell>
          <table:table-cell/>
          <table:table-cell table:formula="of:=([.V49]*65536)+[.W49]" office:value-type="float" office:value="216000" calcext:value-type="float">
            <text:p>216000</text:p>
          </table:table-cell>
          <table:table-cell table:formula="of:=([.X49]*65536)+[.Y49]" office:value-type="float" office:value="16800" calcext:value-type="float">
            <text:p>16800</text:p>
          </table:table-cell>
          <table:table-cell table:formula="of:=([.AC49]/[.AB49])*360" office:value-type="float" office:value="28" calcext:value-type="float">
            <text:p>28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number-columns-repeated="8" table:default-cell-style-name="Default"/>
        <table:table-row table:style-name="ro2">
          <table:table-cell office:value-type="float" office:value="0.011" calcext:value-type="float">
            <text:p>0.011</text:p>
          </table:table-cell>
          <table:table-cell table:formula="of:=1/[.A1]" office:value-type="float" office:value="90.9090909090909" calcext:value-type="float">
            <text:p>90.9090909090909</text:p>
          </table:table-cell>
          <table:table-cell table:formula="of:=[.B1]*60" office:value-type="float" office:value="5454.54545454546" calcext:value-type="float">
            <text:p>5454.54545454546</text:p>
          </table:table-cell>
          <table:table-cell table:number-columns-repeated="5"/>
        </table:table-row>
        <table:table-row table:style-name="ro2">
          <table:table-cell office:value-type="float" office:value="0.00178" calcext:value-type="float">
            <text:p>0.00178</text:p>
          </table:table-cell>
          <table:table-cell table:number-columns-repeated="7"/>
        </table:table-row>
        <table:table-row table:style-name="ro2">
          <table:table-cell table:formula="of:=[.A2]/[.A1]" office:value-type="float" office:value="0.161818181818182" calcext:value-type="float">
            <text:p>0.161818181818182</text:p>
          </table:table-cell>
          <table:table-cell table:formula="of:=[.A3]*360" office:value-type="float" office:value="58.2545454545455" calcext:value-type="float">
            <text:p>58.2545454545455</text:p>
          </table:table-cell>
          <table:table-cell table:number-columns-repeated="6"/>
        </table:table-row>
        <table:table-row table:style-name="ro2" table:number-rows-repeated="6">
          <table:table-cell table:number-columns-repeated="8"/>
        </table:table-row>
        <table:table-row table:style-name="ro2">
          <table:table-cell office:value-type="float" office:value="0.0246" calcext:value-type="float">
            <text:p>0.0246</text:p>
          </table:table-cell>
          <table:table-cell table:number-columns-repeated="7"/>
        </table:table-row>
        <table:table-row table:style-name="ro2">
          <table:table-cell office:value-type="float" office:value="0.0028" calcext:value-type="float">
            <text:p>0.0028</text:p>
          </table:table-cell>
          <table:table-cell table:number-columns-repeated="5"/>
          <table:table-cell office:value-type="float" office:value="0.00301" calcext:value-type="float">
            <text:p>0.00301</text:p>
          </table:table-cell>
          <table:table-cell/>
        </table:table-row>
        <table:table-row table:style-name="ro2">
          <table:table-cell table:formula="of:=[.A11]/[.A10]" office:value-type="float" office:value="0.113821138211382" calcext:value-type="float">
            <text:p>0.113821138211382</text:p>
          </table:table-cell>
          <table:table-cell table:formula="of:=[.A12]*360" office:value-type="float" office:value="40.9756097560976" calcext:value-type="float">
            <text:p>40.9756097560976</text:p>
          </table:table-cell>
          <table:table-cell table:number-columns-repeated="4"/>
          <table:table-cell office:value-type="float" office:value="0.000239" calcext:value-type="float">
            <text:p>0.000239</text:p>
          </table:table-cell>
          <table:table-cell/>
        </table:table-row>
        <table:table-row table:style-name="ro2">
          <table:table-cell table:number-columns-repeated="6"/>
          <table:table-cell table:formula="of:=[.G12]/[.G11]" office:value-type="float" office:value="0.0794019933554817" calcext:value-type="float">
            <text:p>0.079401993355482</text:p>
          </table:table-cell>
          <table:table-cell table:formula="of:=360*[.G13]" office:value-type="float" office:value="28.5847176079734" calcext:value-type="float">
            <text:p>28.5847176079734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float" office:value="0.12" calcext:value-type="float">
            <text:p>0.12</text:p>
          </table:table-cell>
          <table:table-cell table:formula="of:=60/[.A17]" office:value-type="float" office:value="500" calcext:value-type="float">
            <text:p>500</text:p>
          </table:table-cell>
          <table:table-cell table:number-columns-repeated="6"/>
        </table:table-row>
        <table:table-row table:style-name="ro2">
          <table:table-cell office:value-type="float" office:value="0.00932" calcext:value-type="float">
            <text:p>0.00932</text:p>
          </table:table-cell>
          <table:table-cell table:number-columns-repeated="7"/>
        </table:table-row>
        <table:table-row table:style-name="ro2">
          <table:table-cell table:formula="of:=[.A18]/[.A17]" office:value-type="float" office:value="0.0776666666666667" calcext:value-type="float">
            <text:p>0.077666666666667</text:p>
          </table:table-cell>
          <table:table-cell table:formula="of:=[.A19]*360" office:value-type="float" office:value="27.96" calcext:value-type="float">
            <text:p>27.96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0.06" calcext:value-type="float">
            <text:p>0.06</text:p>
          </table:table-cell>
          <table:table-cell table:number-columns-repeated="7"/>
        </table:table-row>
        <table:table-row table:style-name="ro2">
          <table:table-cell office:value-type="float" office:value="0.00553" calcext:value-type="float">
            <text:p>0.00553</text:p>
          </table:table-cell>
          <table:table-cell table:number-columns-repeated="7"/>
        </table:table-row>
        <table:table-row table:style-name="ro2">
          <table:table-cell table:formula="of:=[.A23]/[.A22]" office:value-type="float" office:value="0.0921666666666667" calcext:value-type="float">
            <text:p>0.092166666666667</text:p>
          </table:table-cell>
          <table:table-cell table:formula="of:=360*[.A24]" office:value-type="float" office:value="33.18" calcext:value-type="float">
            <text:p>33.18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000777" calcext:value-type="float">
            <text:p>0.0007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formula="of:=[.D25]/[.D24]" office:value-type="float" office:value="0.0777" calcext:value-type="float">
            <text:p>0.0777</text:p>
          </table:table-cell>
          <table:table-cell table:formula="of:=360*[.D26]" office:value-type="float" office:value="27.972" calcext:value-type="float">
            <text:p>27.972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float" office:value="0.00365" calcext:value-type="float">
            <text:p>0.00365</text:p>
          </table:table-cell>
          <table:table-cell table:number-columns-repeated="7"/>
        </table:table-row>
        <table:table-row table:style-name="ro2">
          <table:table-cell table:formula="of:=1/[.A30]" office:value-type="float" office:value="273.972602739726" calcext:value-type="float">
            <text:p>273.972602739726</text:p>
          </table:table-cell>
          <table:table-cell table:number-columns-repeated="7"/>
        </table:table-row>
        <table:table-row table:style-name="ro2">
          <table:table-cell table:formula="of:=[.A31]*60" office:value-type="float" office:value="16438.3561643836" calcext:value-type="float">
            <text:p>16438.3561643836</text:p>
          </table:table-cell>
          <table:table-cell table:number-columns-repeated="7"/>
        </table:table-row>
        <table:table-row table:style-name="ro2" table:number-rows-repeated="4">
          <table:table-cell table:number-columns-repeated="8"/>
        </table:table-row>
        <table:table-row table:style-name="ro2">
          <table:table-cell office:value-type="float" office:value="0.00638" calcext:value-type="float">
            <text:p>0.00638</text:p>
          </table:table-cell>
          <table:table-cell table:number-columns-repeated="7"/>
        </table:table-row>
        <table:table-row table:style-name="ro2">
          <table:table-cell office:value-type="float" office:value="0.00137" calcext:value-type="float">
            <text:p>0.00137</text:p>
          </table:table-cell>
          <table:table-cell table:number-columns-repeated="7"/>
        </table:table-row>
        <table:table-row table:style-name="ro2">
          <table:table-cell table:formula="of:=[.A38]/[.A37]" office:value-type="float" office:value="0.214733542319749" calcext:value-type="float">
            <text:p>0.214733542319749</text:p>
          </table:table-cell>
          <table:table-cell table:number-columns-repeated="7"/>
        </table:table-row>
        <table:table-row table:style-name="ro2">
          <table:table-cell table:formula="of:=[.A39]*360" office:value-type="float" office:value="77.3040752351097" calcext:value-type="float">
            <text:p>77.3040752351097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0172" calcext:value-type="float">
            <text:p>0.00172</text:p>
          </table:table-cell>
          <table:table-cell table:number-columns-repeated="6"/>
        </table:table-row>
        <table:table-row table:style-name="ro2">
          <table:table-cell table:formula="of:=1/[.A43]" office:value-type="float" office:value="100" calcext:value-type="float">
            <text:p>100</text:p>
          </table:table-cell>
          <table:table-cell/>
          <table:table-cell table:formula="of:=[.B43]/[.A43]" office:value-type="float" office:value="0.172" calcext:value-type="float">
            <text:p>0.172</text:p>
          </table:table-cell>
          <table:table-cell table:formula="of:=[.C44]*360" office:value-type="float" office:value="61.92" calcext:value-type="float">
            <text:p>61.92</text:p>
          </table:table-cell>
          <table:table-cell table:number-columns-repeated="4"/>
        </table:table-row>
        <table:table-row table:style-name="ro2">
          <table:table-cell table:formula="of:=[.A44]*60" office:value-type="float" office:value="6000" calcext:value-type="float">
            <text:p>6000</text:p>
          </table:table-cell>
          <table:table-cell table:number-columns-repeated="7"/>
        </table:table-row>
        <table:table-row table:style-name="ro2">
          <table:table-cell table:number-columns-repeated="5"/>
          <table:table-cell table:formula="of:=28/360" office:value-type="float" office:value="0.0777777777777778" calcext:value-type="float">
            <text:p>0.077777777777778</text:p>
          </table:table-cell>
          <table:table-cell table:number-columns-repeated="2"/>
        </table:table-row>
        <table:table-row table:style-name="ro2">
          <table:table-cell table:number-columns-repeated="5"/>
          <table:table-cell table:formula="of:=[.F46]*[.A43]" office:value-type="float" office:value="0.000777777777777778" calcext:value-type="float">
            <text:p>0.00077777777777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 style:data-style-name="N2" text:time-value="19:03:33.5722831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6T20:16:04.036379931</meta:creation-date>
    <dc:date>2022-08-30T23:25:48.115323390</dc:date>
    <meta:editing-duration>PT11H11M45S</meta:editing-duration>
    <meta:editing-cycles>21</meta:editing-cycles>
    <meta:generator>LibreOffice/6.4.7.2$Linux_X86_64 LibreOffice_project/40$Build-2</meta:generator>
    <meta:document-statistic meta:table-count="3" meta:cell-count="1203" meta:object-count="0"/>
  </office:meta>
</office:document-meta>
</file>